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624cm" fo:min-width="2.914cm" fo:padding-top="0.178cm" fo:padding-bottom="0.178cm" fo:padding-left="0.303cm" fo:padding-right="0.303cm"/>
    </style:style>
    <style:style style:name="gr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258cm" fo:min-width="0.186cm" fo:padding-top="0.231cm" fo:padding-bottom="0.231cm" fo:padding-left="0.356cm" fo:padding-right="0.356cm"/>
    </style:style>
    <style:style style:name="gr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5" style:family="graphic" style:parent-style-name="objectwithoutfill">
      <style:graphic-properties svg:stroke-width="0.081cm" draw:marker-start-width="0.322cm" draw:marker-end-width="0.322cm" draw:fill="none" draw:textarea-vertical-align="middle" fo:padding-top="0.166cm" fo:padding-bottom="0.166cm" fo:padding-left="0.291cm" fo:padding-right="0.291cm"/>
    </style:style>
    <style:style style:name="gr6" style:family="graphic" style:parent-style-name="objectwithoutfill">
      <style:graphic-properties svg:stroke-width="0.053cm" draw:marker-start-width="0.28cm" draw:marker-end-width="0.28cm" draw:fill="none" draw:textarea-vertical-align="middle" fo:padding-top="0.152cm" fo:padding-bottom="0.152cm" fo:padding-left="0.277cm" fo:padding-right="0.277cm"/>
    </style:style>
    <style:style style:name="gr7" style:family="graphic" style:parent-style-name="standard">
      <style:graphic-properties svg:stroke-color="#000000" draw:fill="solid" draw:fill-color="#000000" draw:textarea-vertical-align="middle"/>
    </style:style>
    <style:style style:name="gr8" style:family="graphic" style:parent-style-name="standard">
      <style:graphic-properties draw:stroke="solid" svg:stroke-width="0.018cm" svg:stroke-color="#000000" draw:stroke-linejoin="miter" draw:fill="solid" draw:fill-color="#ffffff" draw:opacity="100%" draw:textarea-horizontal-align="left" draw:textarea-vertical-align="top" draw:auto-grow-height="false" fo:min-height="0.029cm" fo:min-width="0.006cm" fo:padding-top="0.13cm" fo:padding-bottom="0.13cm" fo:padding-left="0.25cm" fo:padding-right="0.25cm" fo:wrap-option="wrap" draw:shadow-color="#808080"/>
    </style:style>
    <style:style style:name="gr9" style:family="graphic" style:parent-style-name="standard">
      <style:graphic-properties draw:stroke="solid" svg:stroke-width="0.018cm" svg:stroke-color="#000000" draw:stroke-linejoin="miter" draw:fill="solid" draw:fill-color="#ffffff" draw:opacity="100%" draw:textarea-horizontal-align="left" draw:textarea-vertical-align="top" draw:auto-grow-height="false" fo:min-height="0.029cm" fo:min-width="0.004cm" fo:padding-top="0.13cm" fo:padding-bottom="0.13cm" fo:padding-left="0.25cm" fo:padding-right="0.25cm" fo:wrap-option="wrap" draw:shadow-color="#808080"/>
    </style:style>
    <style:style style:name="gr10" style:family="graphic" style:parent-style-name="standard">
      <style:graphic-properties draw:stroke="solid" svg:stroke-width="0.018cm" svg:stroke-color="#000000" draw:stroke-linejoin="miter" draw:fill="solid" draw:fill-color="#ffffff" draw:opacity="100%" draw:textarea-horizontal-align="left" draw:textarea-vertical-align="top" draw:auto-grow-height="false" fo:min-height="0.028cm" fo:min-width="0.005cm" fo:padding-top="0.13cm" fo:padding-bottom="0.13cm" fo:padding-left="0.25cm" fo:padding-right="0.25cm" fo:wrap-option="wrap" draw:shadow-color="#808080"/>
    </style:style>
    <style:style style:name="gr11" style:family="graphic" style:parent-style-name="standard">
      <style:graphic-properties draw:stroke="solid" svg:stroke-width="0.018cm" svg:stroke-color="#000000" draw:stroke-linejoin="miter" draw:fill="solid" draw:fill-color="#ffffff" draw:opacity="100%" draw:textarea-horizontal-align="left" draw:textarea-vertical-align="top" draw:auto-grow-height="false" fo:min-height="0.027cm" fo:min-width="0.005cm" fo:padding-top="0.13cm" fo:padding-bottom="0.13cm" fo:padding-left="0.25cm" fo:padding-right="0.25cm" fo:wrap-option="wrap" draw:shadow-color="#808080"/>
    </style:style>
    <style:style style:name="gr12" style:family="graphic" style:parent-style-name="standard">
      <style:graphic-properties draw:stroke="solid" svg:stroke-width="0.018cm" svg:stroke-color="#000000" draw:stroke-linejoin="miter" draw:fill="solid" draw:fill-color="#ffffff" draw:opacity="100%" draw:textarea-horizontal-align="left" draw:textarea-vertical-align="top" draw:auto-grow-height="false" fo:min-height="0.029cm" fo:min-width="0.005cm" fo:padding-top="0.13cm" fo:padding-bottom="0.13cm" fo:padding-left="0.25cm" fo:padding-right="0.25cm" fo:wrap-option="wrap" draw:shadow-color="#808080"/>
    </style:style>
    <style:style style:name="gr13" style:family="graphic" style:parent-style-name="standard">
      <style:graphic-properties draw:stroke="solid" svg:stroke-width="0.018cm" svg:stroke-color="#000000" draw:stroke-linejoin="miter" draw:fill="solid" draw:fill-color="#ffffff" draw:opacity="100%" draw:textarea-horizontal-align="left" draw:textarea-vertical-align="top" draw:auto-grow-height="false" fo:min-height="0.027cm" fo:min-width="0.006cm" fo:padding-top="0.13cm" fo:padding-bottom="0.13cm" fo:padding-left="0.25cm" fo:padding-right="0.25cm" fo:wrap-option="wrap" draw:shadow-color="#808080"/>
    </style:style>
    <style:style style:name="gr1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6.164cm" fo:min-width="5.152cm" fo:padding-top="0.165cm" fo:padding-bottom="0.165cm" fo:padding-left="0.29cm" fo:padding-right="0.29cm"/>
    </style:style>
    <style:style style:name="gr15" style:family="graphic" style:parent-style-name="standard">
      <style:graphic-properties draw:stroke="none" svg:stroke-color="#000000" draw:fill="solid" draw:fill-color="#993300" draw:textarea-horizontal-align="justify" draw:textarea-vertical-align="top" draw:auto-grow-height="false" fo:min-height="0cm" fo:min-width="0cm" fo:padding-top="0.13cm" fo:padding-bottom="0.13cm" fo:padding-left="0.25cm" fo:padding-right="0.25cm" fo:wrap-option="wrap" draw:shadow-color="#808080"/>
    </style:style>
    <style:style style:name="gr16" style:family="graphic" style:parent-style-name="standard">
      <style:graphic-properties draw:stroke="solid" svg:stroke-width="0.018cm" svg:stroke-color="#000000" draw:stroke-linejoin="round" svg:stroke-linecap="square" draw:fill="solid" draw:fill-color="#ccffcc" draw:textarea-horizontal-align="justify" draw:textarea-vertical-align="top" draw:auto-grow-height="false" fo:min-height="1.257cm" fo:min-width="0.538cm" fo:padding-top="0.13cm" fo:padding-bottom="0.13cm" fo:padding-left="0.25cm" fo:padding-right="0.25cm" fo:wrap-option="wrap" draw:shadow-color="#808080"/>
    </style:style>
    <style:style style:name="gr17" style:family="graphic" style:parent-style-name="standard">
      <style:graphic-properties draw:stroke="none" draw:fill="solid" draw:fill-color="#003366" draw:textarea-horizontal-align="justify" draw:textarea-vertical-align="top" draw:auto-grow-height="false" fo:min-height="0cm" fo:min-width="0cm" fo:padding-top="0.13cm" fo:padding-bottom="0.13cm" fo:padding-left="0.25cm" fo:padding-right="0.25cm" fo:wrap-option="wrap" draw:shadow-color="#808080"/>
    </style:style>
    <style:style style:name="gr18" style:family="graphic" style:parent-style-name="standard">
      <style:graphic-properties draw:stroke="solid" svg:stroke-width="0.018cm" svg:stroke-color="#ff6600" draw:stroke-linejoin="round" svg:stroke-linecap="square" draw:fill="solid" draw:fill-color="#fff5ee" draw:textarea-horizontal-align="justify" draw:textarea-vertical-align="top" draw:auto-grow-height="false" fo:min-height="0.331cm" fo:min-width="1.119cm" fo:padding-top="0.13cm" fo:padding-bottom="0.13cm" fo:padding-left="0.25cm" fo:padding-right="0.25cm" fo:wrap-option="wrap" draw:shadow-color="#808080"/>
    </style:style>
    <style:style style:name="gr19" style:family="graphic" style:parent-style-name="standard">
      <style:graphic-properties draw:stroke="solid" svg:stroke-width="0.018cm" svg:stroke-color="#ff6600" draw:stroke-linejoin="round" svg:stroke-linecap="square" draw:fill="solid" draw:fill-color="#fff5ee" draw:textarea-horizontal-align="justify" draw:textarea-vertical-align="top" draw:auto-grow-height="false" fo:min-height="0.73cm" fo:min-width="1.533cm" fo:padding-top="0.13cm" fo:padding-bottom="0.13cm" fo:padding-left="0.25cm" fo:padding-right="0.25cm" fo:wrap-option="wrap" draw:shadow-color="#808080"/>
    </style:style>
    <style:style style:name="gr20" style:family="graphic" style:parent-style-name="standard">
      <style:graphic-properties draw:stroke="none" draw:fill="solid" draw:fill-color="#ffcc99" draw:textarea-horizontal-align="justify" draw:textarea-vertical-align="top" draw:auto-grow-height="false" fo:min-height="0.237cm" fo:min-width="0.398cm" fo:padding-top="0.13cm" fo:padding-bottom="0.13cm" fo:padding-left="0.25cm" fo:padding-right="0.25cm" fo:wrap-option="wrap" draw:shadow-color="#808080"/>
    </style:style>
    <style:style style:name="gr21" style:family="graphic" style:parent-style-name="standard">
      <style:graphic-properties draw:stroke="none" draw:fill="solid" draw:fill-color="#ff6600" draw:textarea-horizontal-align="justify" draw:textarea-vertical-align="top" draw:auto-grow-height="false" fo:min-height="0.186cm" fo:min-width="0.309cm" fo:padding-top="0.13cm" fo:padding-bottom="0.13cm" fo:padding-left="0.25cm" fo:padding-right="0.25cm" fo:wrap-option="wrap" draw:shadow-color="#808080"/>
    </style:style>
    <style:style style:name="gr22" style:family="graphic" style:parent-style-name="standard">
      <style:graphic-properties draw:stroke="none" draw:fill="solid" draw:fill-color="#99ccff" draw:textarea-horizontal-align="justify" draw:textarea-vertical-align="top" draw:auto-grow-height="false" fo:min-height="0.143cm" fo:min-width="0.228cm" fo:padding-top="0.13cm" fo:padding-bottom="0.13cm" fo:padding-left="0.25cm" fo:padding-right="0.25cm" fo:wrap-option="wrap" draw:shadow-color="#808080"/>
    </style:style>
    <style:style style:name="gr23" style:family="graphic" style:parent-style-name="standard">
      <style:graphic-properties draw:stroke="none" draw:fill="solid" draw:fill-color="#ff6600" draw:textarea-horizontal-align="justify" draw:textarea-vertical-align="top" draw:auto-grow-height="false" fo:min-height="0cm" fo:min-width="0cm" fo:padding-top="0.13cm" fo:padding-bottom="0.13cm" fo:padding-left="0.25cm" fo:padding-right="0.25cm" fo:wrap-option="wrap" draw:shadow-color="#808080"/>
    </style:style>
    <style:style style:name="gr2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9.964cm" fo:min-width="5.65cm" fo:padding-top="0.165cm" fo:padding-bottom="0.165cm" fo:padding-left="0.29cm" fo:padding-right="0.29cm"/>
    </style:style>
    <style:style style:name="gr25" style:family="graphic" style:parent-style-name="standard">
      <style:graphic-properties draw:stroke="none" svg:stroke-color="#000000" draw:fill="none" draw:fill-color="#ffffff" draw:textarea-horizontal-align="left" draw:auto-grow-height="true" draw:auto-grow-width="false" fo:min-height="2.416cm" fo:min-width="0cm"/>
    </style:style>
    <style:style style:name="gr26" style:family="graphic" style:parent-style-name="standard">
      <style:graphic-properties svg:stroke-color="#000000" draw:fill-color="#000000" draw:textarea-horizontal-align="justify" draw:textarea-vertical-align="middle" draw:auto-grow-height="false" fo:min-height="0cm" fo:min-width="0cm"/>
    </style:style>
    <style:style style:name="gr27"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ffffff" draw:opacity="100%"/>
      <style:paragraph-properties style:writing-mode="lr-tb" style:font-independent-line-spacing="true"/>
    </style:style>
    <style:style style:name="P4" style:family="paragraph">
      <loext:graphic-properties draw:fill="solid" draw:fill-color="#993300"/>
      <style:paragraph-properties fo:margin-left="0cm" fo:margin-right="0cm" fo:text-indent="0cm" style:punctuation-wrap="hanging" style:line-break="strict" style:writing-mode="lr-tb" style:font-independent-line-spacing="true"/>
    </style:style>
    <style:style style:name="P5" style:family="paragraph">
      <loext:graphic-properties draw:fill="solid" draw:fill-color="#ccffcc"/>
      <style:paragraph-properties fo:margin-left="0cm" fo:margin-right="0cm" fo:text-indent="0cm" style:punctuation-wrap="hanging" style:line-break="strict" style:writing-mode="lr-tb" style:font-independent-line-spacing="true"/>
    </style:style>
    <style:style style:name="P6" style:family="paragraph">
      <loext:graphic-properties draw:fill="solid" draw:fill-color="#003366"/>
      <style:paragraph-properties fo:margin-left="0cm" fo:margin-right="0cm" fo:text-indent="0cm" style:punctuation-wrap="hanging" style:line-break="strict" style:writing-mode="lr-tb" style:font-independent-line-spacing="true"/>
    </style:style>
    <style:style style:name="P7" style:family="paragraph">
      <loext:graphic-properties draw:fill="solid" draw:fill-color="#fff5ee"/>
      <style:paragraph-properties fo:margin-left="0cm" fo:margin-right="0cm" fo:text-indent="0cm" style:punctuation-wrap="hanging" style:line-break="strict" style:writing-mode="lr-tb" style:font-independent-line-spacing="true"/>
    </style:style>
    <style:style style:name="P8" style:family="paragraph">
      <loext:graphic-properties draw:fill="solid" draw:fill-color="#ffcc99"/>
      <style:paragraph-properties fo:margin-left="0cm" fo:margin-right="0cm" fo:text-indent="0cm" style:punctuation-wrap="hanging" style:line-break="strict" style:writing-mode="lr-tb" style:font-independent-line-spacing="true"/>
    </style:style>
    <style:style style:name="P9" style:family="paragraph">
      <loext:graphic-properties draw:fill="solid" draw:fill-color="#ff6600"/>
      <style:paragraph-properties fo:margin-left="0cm" fo:margin-right="0cm" fo:text-indent="0cm" style:punctuation-wrap="hanging" style:line-break="strict" style:writing-mode="lr-tb" style:font-independent-line-spacing="true"/>
    </style:style>
    <style:style style:name="P10" style:family="paragraph">
      <loext:graphic-properties draw:fill="solid" draw:fill-color="#99ccff"/>
      <style:paragraph-properties fo:margin-left="0cm" fo:margin-right="0cm" fo:text-indent="0cm" style:punctuation-wrap="hanging" style:line-break="strict" style:writing-mode="lr-tb" style:font-independent-line-spacing="true"/>
    </style:style>
    <style:style style:name="P11" style:family="paragraph">
      <style:paragraph-properties fo:text-align="center"/>
      <style:text-properties style:font-name="Amatic SC" fo:font-size="14pt"/>
    </style:style>
    <style:style style:name="P12" style:family="paragraph">
      <loext:graphic-properties draw:fill="none" draw:fill-color="#ffffff"/>
      <style:paragraph-properties fo:text-align="center"/>
      <style:text-properties style:font-name="Amatic SC" fo:font-size="14pt"/>
    </style:style>
    <style:style style:name="P13" style:family="paragraph">
      <loext:graphic-properties draw:fill-color="#000000"/>
      <style:paragraph-properties fo:text-align="center"/>
    </style:style>
    <style:style style:name="P14" style:family="paragraph">
      <loext:graphic-properties draw:fill-color="#fffff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826cm" svg:height="4.064cm" svg:x="3.04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2.457cm" svg:height="3.705cm" draw:transform="skewX (0.0614355896702004) rotate (-1.37217785791794) translate (7.32066947461771cm 7.35428556586877cm)" svg:viewBox="0 0 2458 3706" svg:d="M0 3591c1146-1 1704 110 1704 110 0 0 371 74 433-370s94-667 94-667l186-1332 31-222c0 0 62-445-124-481-186-37-2044-407-2013-629">
          <text:p/>
        </draw:path>
        <draw:custom-shape draw:style-name="gr3" draw:text-style-name="P1" draw:layer="layout" svg:width="1.27cm" svg:height="1.016cm" svg:x="3.81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27cm" svg:height="1.016cm" svg:x="5.842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1.841cm" svg:height="2.02cm" draw:transform="rotate (-1.03044239037745) translate (5.99901459446497cm 6.86554112818485cm)" svg:viewBox="0 0 1842 2021" svg:d="M0 1960c1350 218 1612-218 1612-218 0 0 740-740-436-1742">
          <text:p/>
        </draw:path>
        <draw:line draw:style-name="gr5" draw:text-style-name="P1" draw:layer="layout" svg:x1="4.764cm" svg:y1="8.299cm" svg:x2="4.593cm" svg:y2="8.487cm">
          <text:p/>
        </draw:line>
        <draw:line draw:style-name="gr5" draw:text-style-name="P1" draw:layer="layout" svg:x1="5.093cm" svg:y1="8.359cm" svg:x2="4.765cm" svg:y2="8.659cm">
          <text:p/>
        </draw:line>
        <draw:line draw:style-name="gr5" draw:text-style-name="P1" draw:layer="layout" svg:x1="5.298cm" svg:y1="8.384cm" svg:x2="4.97cm" svg:y2="8.927cm">
          <text:p/>
        </draw:line>
        <draw:line draw:style-name="gr5" draw:text-style-name="P1" draw:layer="layout" svg:x1="5.354cm" svg:y1="8.712cm" svg:x2="5.222cm" svg:y2="9.095cm">
          <text:p/>
        </draw:line>
        <draw:line draw:style-name="gr5" draw:text-style-name="P1" draw:layer="layout" svg:x1="5.523cm" svg:y1="8.738cm" svg:x2="5.456cm" svg:y2="9.144cm">
          <text:p/>
        </draw:line>
        <draw:line draw:style-name="gr5" draw:text-style-name="P1" draw:layer="layout" svg:x1="5.721cm" svg:y1="8.728cm" svg:x2="5.775cm" svg:y2="9.144cm">
          <text:p/>
        </draw:line>
        <draw:line draw:style-name="gr5" draw:text-style-name="P1" draw:layer="layout" svg:x1="5.897cm" svg:y1="8.682cm" svg:x2="6.022cm" svg:y2="9.022cm">
          <text:p/>
        </draw:line>
        <draw:line draw:style-name="gr5" draw:text-style-name="P1" draw:layer="layout" svg:x1="6.045cm" svg:y1="8.593cm" svg:x2="6.218cm" svg:y2="8.79cm">
          <text:p/>
        </draw:line>
        <draw:line draw:style-name="gr5" draw:text-style-name="P1" draw:layer="layout" svg:x1="6.039cm" svg:y1="8.325cm" svg:x2="6.35cm" svg:y2="8.636cm">
          <text:p/>
        </draw:line>
        <draw:line draw:style-name="gr5" draw:text-style-name="P1" draw:layer="layout" svg:x1="6.25cm" svg:y1="8.268cm" svg:x2="6.47cm" svg:y2="8.481cm">
          <text:p/>
        </draw:line>
        <draw:path draw:style-name="gr6" draw:text-style-name="P1" draw:layer="layout" svg:width="1.678cm" svg:height="1.072cm" draw:transform="rotate (-0.463733982254893) translate (5.05178480361472cm 7.42263755985743cm)" svg:viewBox="0 0 1679 1073" svg:d="M0 1073c568 0 847-55 847-55 0 0 222-52 335-150 114-98 190-131 233-297s111-208 213-461c103-254 19 12 19 12">
          <text:p/>
        </draw:path>
        <draw:line draw:style-name="gr5" draw:text-style-name="P1" draw:layer="layout" svg:x1="5.477cm" svg:y1="8.384cm" svg:x2="5.437cm" svg:y2="8.735cm">
          <text:p/>
        </draw:line>
        <draw:line draw:style-name="gr5" draw:text-style-name="P1" draw:layer="layout" svg:x1="5.628cm" svg:y1="8.382cm" svg:x2="5.619cm" svg:y2="8.722cm">
          <text:p/>
        </draw:line>
        <draw:line draw:style-name="gr5" draw:text-style-name="P1" draw:layer="layout" svg:x1="5.784cm" svg:y1="8.381cm" svg:x2="5.833cm" svg:y2="8.722cm">
          <text:p/>
        </draw:line>
        <draw:line draw:style-name="gr5" draw:text-style-name="P1" draw:layer="layout" svg:x1="5.937cm" svg:y1="8.345cm" svg:x2="5.983cm" svg:y2="8.632cm">
          <text:p/>
        </draw:line>
        <draw:path draw:style-name="gr7" draw:text-style-name="P2" draw:layer="layout" svg:width="0.346cm" svg:height="0.739cm" svg:x="5.08cm" svg:y="7.03cm" svg:viewBox="0 0 347 740" svg:d="M281 82c-53 248-254 508-254 508 0 0-85 183 45 145s162-76 178-108 70-81 70-81l27-546c0 0-48-2-66 82z">
          <text:p/>
        </draw:path>
        <draw:path draw:style-name="gr7" draw:text-style-name="P2" draw:layer="layout" svg:width="0.414cm" svg:height="0.739cm" svg:x="5.643cm" svg:y="7.037cm" svg:viewBox="0 0 415 740" svg:d="M79 82c63 248 304 508 304 508 0 0 101 183-54 145-156-38-194-76-213-108s-84-81-84-81l-32-546c0 0 57-2 79 82z">
          <text:p/>
        </draw:path>
        <draw:g>
          <draw:custom-shape draw:style-name="gr8" draw:text-style-name="P3" draw:layer="layout" svg:width="0.506cm" svg:height="0.289cm" draw:transform="rotate (1.5707963267949) translate (5.352cm 9.751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9" draw:text-style-name="P3" draw:layer="layout" svg:width="0.504cm" svg:height="0.289cm" draw:transform="rotate (1.5707963267949) translate (4.903cm 9.749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9" draw:text-style-name="P3" draw:layer="layout" svg:width="0.504cm" svg:height="0.289cm" draw:transform="rotate (1.5707963267949) translate (5.026cm 9.749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9" draw:text-style-name="P3" draw:layer="layout" svg:width="0.504cm" svg:height="0.289cm" draw:transform="rotate (1.5707963267949) translate (4.449cm 9.749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8" draw:text-style-name="P3" draw:layer="layout" svg:width="0.506cm" svg:height="0.289cm" draw:transform="rotate (1.5707963267949) translate (4.574cm 9.751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10" draw:text-style-name="P3" draw:layer="layout" svg:width="0.505cm" svg:height="0.288cm" draw:transform="rotate (1.5707963267949) translate (5.121cm 9.751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1" draw:text-style-name="P3" draw:layer="layout" svg:width="0.505cm" svg:height="0.287cm" draw:transform="rotate (1.5707963267949) translate (5.245cm 9.75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0" draw:text-style-name="P3" draw:layer="layout" svg:width="0.505cm" svg:height="0.288cm" draw:transform="rotate (1.5707963267949) translate (4.67cm 9.749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2" draw:text-style-name="P3" draw:layer="layout" svg:width="0.505cm" svg:height="0.289cm" draw:transform="rotate (1.5707963267949) translate (4.124cm 9.751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11" draw:text-style-name="P3" draw:layer="layout" svg:width="0.505cm" svg:height="0.287cm" draw:transform="rotate (1.5707963267949) translate (4.219cm 9.751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3" draw:text-style-name="P3" draw:layer="layout" svg:width="0.506cm" svg:height="0.287cm" draw:transform="rotate (1.5707963267949) translate (4.342cm 9.751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1" draw:text-style-name="P3" draw:layer="layout" svg:width="0.505cm" svg:height="0.287cm" draw:transform="rotate (1.5707963267949) translate (4.797cm 9.752cm)">
            <text:p/>
            <draw:enhanced-geometry svg:viewBox="0 0 330 324" draw:type="non-primitive" draw:enhanced-path="M 149 136  C 77 179 11 217 0 253  C 0 324 0 324 0 324  C 16 283 95 234 172 188  C 240 148 309 110 330 84  C 330 0 330 0 330 0  C 307 43 228 90 149 136  Z N"/>
          </draw:custom-shape>
        </draw:g>
        <draw:g>
          <draw:custom-shape draw:style-name="gr8" draw:text-style-name="P3" draw:layer="layout" svg:width="0.506cm" svg:height="0.289cm" draw:transform="rotate (1.5707963267949) translate (6.823cm 9.752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9" draw:text-style-name="P3" draw:layer="layout" svg:width="0.504cm" svg:height="0.289cm" draw:transform="rotate (1.5707963267949) translate (6.374cm 9.75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9" draw:text-style-name="P3" draw:layer="layout" svg:width="0.504cm" svg:height="0.289cm" draw:transform="rotate (1.5707963267949) translate (6.497cm 9.75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9" draw:text-style-name="P3" draw:layer="layout" svg:width="0.504cm" svg:height="0.289cm" draw:transform="rotate (1.5707963267949) translate (5.92cm 9.75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8" draw:text-style-name="P3" draw:layer="layout" svg:width="0.506cm" svg:height="0.289cm" draw:transform="rotate (1.5707963267949) translate (6.045cm 9.752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10" draw:text-style-name="P3" draw:layer="layout" svg:width="0.505cm" svg:height="0.288cm" draw:transform="rotate (1.5707963267949) translate (6.592cm 9.752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1" draw:text-style-name="P3" draw:layer="layout" svg:width="0.505cm" svg:height="0.287cm" draw:transform="rotate (1.5707963267949) translate (6.716cm 9.751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0" draw:text-style-name="P3" draw:layer="layout" svg:width="0.505cm" svg:height="0.288cm" draw:transform="rotate (1.5707963267949) translate (6.141cm 9.75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2" draw:text-style-name="P3" draw:layer="layout" svg:width="0.505cm" svg:height="0.289cm" draw:transform="rotate (1.5707963267949) translate (5.595cm 9.752cm)">
            <text:p/>
            <draw:enhanced-geometry svg:viewBox="0 0 330 326" draw:type="non-primitive" draw:enhanced-path="M 175 132  C 72 69 13 37 0 0  C 0 66 0 66 0 66  C 0 67 0 67 1 68  C 21 111 100 153 168 192  C 238 232 308 269 330 326  C 330 249 330 249 330 249  C 310 218 250 178 175 132  Z N"/>
          </draw:custom-shape>
          <draw:custom-shape draw:style-name="gr11" draw:text-style-name="P3" draw:layer="layout" svg:width="0.505cm" svg:height="0.287cm" draw:transform="rotate (1.5707963267949) translate (5.69cm 9.752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3" draw:text-style-name="P3" draw:layer="layout" svg:width="0.506cm" svg:height="0.287cm" draw:transform="rotate (1.5707963267949) translate (5.813cm 9.752cm)">
            <text:p/>
            <draw:enhanced-geometry svg:viewBox="0 0 330 324" draw:type="non-primitive" draw:enhanced-path="M 149 136  C 77 179 11 217 0 253  C 0 324 0 324 0 324  C 16 283 95 234 172 188  C 240 148 309 110 330 84  C 330 0 330 0 330 0  C 307 43 228 90 149 136  Z N"/>
          </draw:custom-shape>
          <draw:custom-shape draw:style-name="gr11" draw:text-style-name="P3" draw:layer="layout" svg:width="0.505cm" svg:height="0.287cm" draw:transform="rotate (1.5707963267949) translate (6.268cm 9.753cm)">
            <text:p/>
            <draw:enhanced-geometry svg:viewBox="0 0 330 324" draw:type="non-primitive" draw:enhanced-path="M 149 136  C 77 179 11 217 0 253  C 0 324 0 324 0 324  C 16 283 95 234 172 188  C 240 148 309 110 330 84  C 330 0 330 0 330 0  C 307 43 228 90 149 136  Z N"/>
          </draw:custom-shape>
        </draw:g>
        <draw:custom-shape draw:style-name="gr14" draw:text-style-name="P1" draw:layer="layout" svg:width="5.842cm" svg:height="6.604cm" svg:x="2.54cm" svg:y="3.81cm">
          <text:p/>
          <draw:enhanced-geometry svg:viewBox="0 0 21600 21600" draw:path-stretchpoint-x="10800" draw:path-stretchpoint-y="10800" draw:text-areas="?f3 ?f4 ?f5 ?f6" draw:type="round-rectangle" draw:modifiers="703.4235953715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0">
          <draw:custom-shape draw:name="Freeform 7" draw:style-name="gr15" draw:text-style-name="P4" draw:layer="layout" svg:width="0.064cm" svg:height="0.091cm" svg:x="3.311cm" svg:y="10.748cm">
            <text:p/>
            <draw:enhanced-geometry svg:viewBox="0 0 1500 2134" draw:extrusion-allowed="true" draw:text-areas="0 0 1500 2134" draw:glue-points="1224 2134 0 514 276 435 829 1225 1263 1857 1263 1857 1263 1107 1263 119 1500 0 1461 2055 1224 2134" draw:type="mso-spt100" draw:enhanced-path="M 1224 2134 C 0 514 0 514 0 514 C 276 435 276 435 276 435 C 829 1225 829 1225 829 1225 C 1026 1462 1145 1660 1263 1857 C 1263 1857 1263 1857 1263 1857 C 1263 1620 1263 1383 1263 1107 C 1263 119 1263 119 1263 119 C 1500 0 1500 0 1500 0 C 1461 2055 1461 2055 1461 2055 L 1224 2134 Z N">
              <draw:equation draw:name="f0" draw:formula=""/>
              <draw:equation draw:name="f1" draw:formula="514-514"/>
              <draw:equation draw:name="f2" draw:formula=""/>
              <draw:equation draw:name="f3" draw:formula=""/>
              <draw:equation draw:name="f4" draw:formula=""/>
              <draw:equation draw:name="f5" draw:formula="(1462+1145)/2"/>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224)/(pi/180)"/>
              <draw:equation draw:name="f20" draw:formula="-514"/>
              <draw:equation draw:name="f21" draw:formula="276-435"/>
              <draw:equation draw:name="f22" draw:formula="829-1225"/>
              <draw:equation draw:name="f23" draw:formula="1263-1857"/>
              <draw:equation draw:name="f24" draw:formula="1263-1857"/>
              <draw:equation draw:name="f25" draw:formula="1263-1107"/>
              <draw:equation draw:name="f26" draw:formula="1263-119"/>
              <draw:equation draw:name="f27" draw:formula="1500"/>
              <draw:equation draw:name="f28" draw:formula="1461-2055"/>
            </draw:enhanced-geometry>
          </draw:custom-shape>
          <draw:custom-shape draw:name="Freeform 8" draw:style-name="gr15" draw:text-style-name="P4" draw:layer="layout" svg:width="0.067cm" svg:height="0.088cm" svg:x="3.391cm" svg:y="10.734cm">
            <text:p/>
            <draw:enhanced-geometry svg:viewBox="0 0 1584 2050" draw:extrusion-allowed="true" draw:text-areas="0 0 1584 2050" draw:glue-points="911 2050 0 236 278 197 713 1104 990 1774 1030 1774 1148 1025 1307 39 1584 0 1188 2010 911 2050" draw:type="mso-spt100" draw:enhanced-path="M 911 2050 C 0 236 0 236 0 236 C 278 197 278 197 278 197 C 713 1104 713 1104 713 1104 C 832 1340 911 1537 990 1774 C 1030 1774 1030 1774 1030 1774 C 1030 1537 1069 1301 1148 1025 C 1307 39 1307 39 1307 39 C 1584 0 1584 0 1584 0 C 1188 2010 1188 2010 1188 2010 L 911 2050 Z N">
              <draw:equation draw:name="f0" draw:formula=""/>
              <draw:equation draw:name="f1" draw:formula="236-236"/>
              <draw:equation draw:name="f2" draw:formula=""/>
              <draw:equation draw:name="f3" draw:formula=""/>
              <draw:equation draw:name="f4" draw:formula=""/>
              <draw:equation draw:name="f5" draw:formula=""/>
              <draw:equation draw:name="f6" draw:formula=""/>
              <draw:equation draw:name="f7" draw:formula="if(1774,1030,1774)"/>
              <draw:equation draw:name="f8" draw:formula="if(1537,1069,1301)"/>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911)/(pi/180)"/>
              <draw:equation draw:name="f20" draw:formula="-236"/>
              <draw:equation draw:name="f21" draw:formula="278-197"/>
              <draw:equation draw:name="f22" draw:formula="713-1104"/>
              <draw:equation draw:name="f23" draw:formula="990-1774"/>
              <draw:equation draw:name="f24" draw:formula="1030-1774"/>
              <draw:equation draw:name="f25" draw:formula="1148-1025"/>
              <draw:equation draw:name="f26" draw:formula="1307-39"/>
              <draw:equation draw:name="f27" draw:formula="1584"/>
              <draw:equation draw:name="f28" draw:formula="1188-2010"/>
            </draw:enhanced-geometry>
          </draw:custom-shape>
          <draw:custom-shape draw:name="Freeform 9" draw:style-name="gr15" draw:text-style-name="P4" draw:layer="layout" svg:width="0.068cm" svg:height="0.084cm" svg:x="3.476cm" svg:y="10.734cm">
            <text:p/>
            <draw:enhanced-geometry svg:viewBox="0 0 1584 1966" draw:extrusion-allowed="true" draw:text-areas="0 0 1584 1966" draw:glue-points="475 1927 0 0 238 0 475 983 634 1691 634 1691 911 983 1307 78 1584 118 753 1966 475 1927" draw:type="mso-spt100" draw:enhanced-path="M 475 1927 C 0 0 0 0 0 0 C 238 0 238 0 238 0 C 475 983 475 983 475 983 C 555 1219 594 1455 634 1691 C 634 1691 634 1691 634 1691 C 713 1494 792 1258 911 983 C 1307 78 1307 78 1307 78 C 1584 118 1584 118 1584 118 C 753 1966 753 1966 753 1966 L 475 19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475)/(pi/180)"/>
              <draw:equation draw:name="f20" draw:formula=""/>
              <draw:equation draw:name="f21" draw:formula="238"/>
              <draw:equation draw:name="f22" draw:formula="475-983"/>
              <draw:equation draw:name="f23" draw:formula="634-1691"/>
              <draw:equation draw:name="f24" draw:formula="634-1691"/>
              <draw:equation draw:name="f25" draw:formula="911-983"/>
              <draw:equation draw:name="f26" draw:formula="1307-78"/>
              <draw:equation draw:name="f27" draw:formula="1584-118"/>
              <draw:equation draw:name="f28" draw:formula="753-1966"/>
            </draw:enhanced-geometry>
          </draw:custom-shape>
          <draw:custom-shape draw:name="Freeform 10" draw:style-name="gr15" draw:text-style-name="P4" draw:layer="layout" svg:width="0.065cm" svg:height="0.091cm" svg:x="3.566cm" svg:y="10.742cm">
            <text:p/>
            <draw:enhanced-geometry svg:viewBox="0 0 1550 2116" draw:extrusion-allowed="true" draw:text-areas="0 0 1550 2116" draw:glue-points="0 1999 40 0 278 117 238 1097 199 1842 199 1842 675 1215 1272 470 1550 549 238 2116 0 1999" draw:type="mso-spt100" draw:enhanced-path="M 0 1999 C 40 0 40 0 40 0 C 278 117 278 117 278 117 C 238 1097 238 1097 238 1097 C 238 1372 238 1607 199 1842 C 199 1842 199 1842 199 1842 C 357 1646 516 1450 675 1215 C 1272 470 1272 470 1272 470 C 1550 549 1550 549 1550 549 C 238 2116 238 2116 238 2116 L 0 1999 Z N">
              <draw:equation draw:name="f0" draw:formula="1999+4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49+1550-549"/>
              <draw:equation draw:name="f12" draw:formula="549+238-2116"/>
              <draw:equation draw:name="f13" draw:formula=""/>
              <draw:equation draw:name="f14" draw:formula="1999+13-16"/>
              <draw:equation draw:name="f15" draw:formula="(16384+8193)/2"/>
              <draw:equation draw:name="f16" draw:formula="*8193/8193"/>
              <draw:equation draw:name="f17" draw:formula="*8193"/>
              <draw:equation draw:name="f18" draw:formula="*/12"/>
              <draw:equation draw:name="f19" draw:formula="atan2(0,0)/(pi/180)"/>
              <draw:equation draw:name="f20" draw:formula="40"/>
              <draw:equation draw:name="f21" draw:formula="278-117"/>
              <draw:equation draw:name="f22" draw:formula="238-1097"/>
              <draw:equation draw:name="f23" draw:formula="199-1842"/>
              <draw:equation draw:name="f24" draw:formula="199-1842"/>
              <draw:equation draw:name="f25" draw:formula="675-1215"/>
              <draw:equation draw:name="f26" draw:formula="1272-470"/>
              <draw:equation draw:name="f27" draw:formula="1550-549"/>
              <draw:equation draw:name="f28" draw:formula="238-2116"/>
            </draw:enhanced-geometry>
          </draw:custom-shape>
          <draw:custom-shape draw:name="Freeform 11" draw:style-name="gr15" draw:text-style-name="P4" draw:layer="layout" svg:width="0.084cm" svg:height="0.086cm" svg:x="3.625cm" svg:y="10.783cm">
            <text:p/>
            <draw:enhanced-geometry svg:viewBox="0 0 983 1000" draw:extrusion-allowed="true" draw:text-areas="0 0 983 1000" draw:glue-points="0 902 393 0 491 79 295 530 137 863 137 863 452 667 885 432 983 510 98 1000 0 902" draw:type="mso-spt100" draw:enhanced-path="M 0 902 C 393 0 393 0 393 0 C 491 79 491 79 491 79 C 295 530 295 530 295 530 C 236 647 196 765 137 863 C 137 863 137 863 137 863 C 236 804 334 745 452 667 C 885 432 885 432 885 432 C 983 510 983 510 983 510 C 98 1000 98 1000 98 1000 L 0 902 Z N">
              <draw:equation draw:name="f0" draw:formula="902+39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02+13-16"/>
              <draw:equation draw:name="f15" draw:formula="(16384+8193)/2"/>
              <draw:equation draw:name="f16" draw:formula="*8193/8193"/>
              <draw:equation draw:name="f17" draw:formula="*8193"/>
              <draw:equation draw:name="f18" draw:formula="*/12"/>
              <draw:equation draw:name="f19" draw:formula="atan2(0,0)/(pi/180)"/>
              <draw:equation draw:name="f20" draw:formula="393"/>
              <draw:equation draw:name="f21" draw:formula="491-79"/>
              <draw:equation draw:name="f22" draw:formula="295-530"/>
              <draw:equation draw:name="f23" draw:formula="137-863"/>
              <draw:equation draw:name="f24" draw:formula="137-863"/>
              <draw:equation draw:name="f25" draw:formula="452-667"/>
              <draw:equation draw:name="f26" draw:formula="885-432"/>
              <draw:equation draw:name="f27" draw:formula="983-510"/>
              <draw:equation draw:name="f28" draw:formula="98-1000"/>
            </draw:enhanced-geometry>
          </draw:custom-shape>
          <draw:custom-shape draw:name="Freeform 12" draw:style-name="gr15" draw:text-style-name="P4" draw:layer="layout" svg:width="0.09cm" svg:height="0.064cm" svg:x="3.667cm" svg:y="10.864cm">
            <text:p/>
            <draw:enhanced-geometry svg:viewBox="0 0 1059 750" draw:extrusion-allowed="true" draw:text-areas="0 0 1059 750" draw:glue-points="0 612 784 0 824 118 432 414 138 631 138 631 510 612 1000 612 1059 730 40 750 0 612" draw:type="mso-spt100" draw:enhanced-path="M 0 612 C 784 0 784 0 784 0 C 824 118 824 118 824 118 C 432 414 432 414 432 414 C 334 493 236 572 138 631 C 138 631 138 631 138 631 C 255 631 373 631 510 612 C 1000 612 1000 612 1000 612 C 1059 730 1059 730 1059 730 C 40 750 40 750 40 750 L 0 612 Z N">
              <draw:equation draw:name="f0" draw:formula="612+784"/>
              <draw:equation draw:name="f1" draw:formula="0*tan(784)"/>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2+13-16"/>
              <draw:equation draw:name="f15" draw:formula="(16384+8193)/2"/>
              <draw:equation draw:name="f16" draw:formula="*8193/8193"/>
              <draw:equation draw:name="f17" draw:formula="*8193"/>
              <draw:equation draw:name="f18" draw:formula="*/12"/>
              <draw:equation draw:name="f19" draw:formula="atan2(0,0)/(pi/180)"/>
              <draw:equation draw:name="f20" draw:formula="784"/>
              <draw:equation draw:name="f21" draw:formula="824-118"/>
              <draw:equation draw:name="f22" draw:formula="432-414"/>
              <draw:equation draw:name="f23" draw:formula="138-631"/>
              <draw:equation draw:name="f24" draw:formula="138-631"/>
              <draw:equation draw:name="f25" draw:formula="510-612"/>
              <draw:equation draw:name="f26" draw:formula="1000-612"/>
              <draw:equation draw:name="f27" draw:formula="1059-730"/>
              <draw:equation draw:name="f28" draw:formula="40-750"/>
            </draw:enhanced-geometry>
          </draw:custom-shape>
          <draw:custom-shape draw:name="Freeform 13" draw:style-name="gr15" draw:text-style-name="P4" draw:layer="layout" svg:width="0.08cm" svg:height="0.068cm" svg:x="3.679cm" svg:y="10.958cm">
            <text:p/>
            <draw:enhanced-geometry svg:viewBox="0 0 966 791" draw:extrusion-allowed="true" draw:text-areas="0 0 966 791" draw:glue-points="0 316 966 0 966 138 493 277 118 376 118 376 473 495 947 673 947 791 0 435 0 316" draw:type="mso-spt100" draw:enhanced-path="M 0 316 C 966 0 966 0 966 0 C 966 138 966 138 966 138 C 493 277 493 277 493 277 C 355 316 237 356 118 376 C 118 376 118 376 118 376 C 237 415 355 455 473 495 C 947 673 947 673 947 673 C 947 791 947 791 947 791 C 0 435 0 435 0 435 L 0 316 Z N">
              <draw:equation draw:name="f0" draw:formula="316+96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435-435"/>
              <draw:equation draw:name="f14" draw:formula="316+13-16"/>
              <draw:equation draw:name="f15" draw:formula="(16384+8193)/2"/>
              <draw:equation draw:name="f16" draw:formula="*8193/8193"/>
              <draw:equation draw:name="f17" draw:formula="*8193"/>
              <draw:equation draw:name="f18" draw:formula="*/12"/>
              <draw:equation draw:name="f19" draw:formula="atan2(0,0)/(pi/180)"/>
              <draw:equation draw:name="f20" draw:formula="966"/>
              <draw:equation draw:name="f21" draw:formula="966-138"/>
              <draw:equation draw:name="f22" draw:formula="493-277"/>
              <draw:equation draw:name="f23" draw:formula="118-376"/>
              <draw:equation draw:name="f24" draw:formula="118-376"/>
              <draw:equation draw:name="f25" draw:formula="473-495"/>
              <draw:equation draw:name="f26" draw:formula="947-673"/>
              <draw:equation draw:name="f27" draw:formula="947-791"/>
              <draw:equation draw:name="f28" draw:formula="-435"/>
            </draw:enhanced-geometry>
          </draw:custom-shape>
          <draw:custom-shape draw:name="Freeform 14" draw:style-name="gr15" draw:text-style-name="P4" draw:layer="layout" svg:width="0.087cm" svg:height="0.07cm" svg:x="3.663cm" svg:y="11.052cm">
            <text:p/>
            <draw:enhanced-geometry svg:viewBox="0 0 1041 808" draw:extrusion-allowed="true" draw:text-areas="0 0 1041 808" draw:glue-points="39 0 1041 79 1002 217 511 158 137 118 137 118 413 355 786 690 747 808 0 118 39 0" draw:type="mso-spt100" draw:enhanced-path="M 39 0 C 1041 79 1041 79 1041 79 C 1002 217 1002 217 1002 217 C 511 158 511 158 511 158 C 373 158 255 138 137 118 C 137 118 137 118 137 118 C 236 197 314 276 413 355 C 786 690 786 690 786 690 C 747 808 747 808 747 808 C 0 118 0 118 0 118 L 3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18-118"/>
              <draw:equation draw:name="f14" draw:formula=""/>
              <draw:equation draw:name="f15" draw:formula="(16384+8193)/2"/>
              <draw:equation draw:name="f16" draw:formula="*8193/8193"/>
              <draw:equation draw:name="f17" draw:formula="*8193"/>
              <draw:equation draw:name="f18" draw:formula="*/12"/>
              <draw:equation draw:name="f19" draw:formula="atan2(0,39)/(pi/180)"/>
              <draw:equation draw:name="f20" draw:formula="1041-79"/>
              <draw:equation draw:name="f21" draw:formula="1002-217"/>
              <draw:equation draw:name="f22" draw:formula="511-158"/>
              <draw:equation draw:name="f23" draw:formula="137-118"/>
              <draw:equation draw:name="f24" draw:formula="137-118"/>
              <draw:equation draw:name="f25" draw:formula="413-355"/>
              <draw:equation draw:name="f26" draw:formula="786-690"/>
              <draw:equation draw:name="f27" draw:formula="747-808"/>
              <draw:equation draw:name="f28" draw:formula="-118"/>
            </draw:enhanced-geometry>
          </draw:custom-shape>
          <draw:custom-shape draw:name="Freeform 15" draw:style-name="gr15" draw:text-style-name="P4" draw:layer="layout" svg:width="0.085cm" svg:height="0.084cm" svg:x="3.625cm" svg:y="11.112cm">
            <text:p/>
            <draw:enhanced-geometry svg:viewBox="0 0 1000 984" draw:extrusion-allowed="true" draw:text-areas="0 0 1000 984" draw:glue-points="78 0 1000 394 921 492 470 295 137 138 137 138 333 453 568 885 490 984 0 118 78 0" draw:type="mso-spt100" draw:enhanced-path="M 78 0 C 1000 394 1000 394 1000 394 C 921 492 921 492 921 492 C 470 295 470 295 470 295 C 333 256 235 197 137 138 C 137 138 137 138 137 138 C 196 236 255 354 333 453 C 568 885 568 885 568 885 C 490 984 490 984 490 984 C 0 118 0 118 0 118 L 7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18-118"/>
              <draw:equation draw:name="f14" draw:formula=""/>
              <draw:equation draw:name="f15" draw:formula="(16384+8193)/2"/>
              <draw:equation draw:name="f16" draw:formula="*8193/8193"/>
              <draw:equation draw:name="f17" draw:formula="*8193"/>
              <draw:equation draw:name="f18" draw:formula="*/12"/>
              <draw:equation draw:name="f19" draw:formula="atan2(0,78)/(pi/180)"/>
              <draw:equation draw:name="f20" draw:formula="1000-394"/>
              <draw:equation draw:name="f21" draw:formula="921-492"/>
              <draw:equation draw:name="f22" draw:formula="470-295"/>
              <draw:equation draw:name="f23" draw:formula="137-138"/>
              <draw:equation draw:name="f24" draw:formula="137-138"/>
              <draw:equation draw:name="f25" draw:formula="333-453"/>
              <draw:equation draw:name="f26" draw:formula="568-885"/>
              <draw:equation draw:name="f27" draw:formula="490-984"/>
              <draw:equation draw:name="f28" draw:formula="-118"/>
            </draw:enhanced-geometry>
          </draw:custom-shape>
          <draw:custom-shape draw:name="Freeform 16" draw:style-name="gr15" draw:text-style-name="P4" draw:layer="layout" svg:width="0.085cm" svg:height="0.087cm" svg:x="3.576cm" svg:y="11.163cm">
            <text:p/>
            <draw:enhanced-geometry svg:viewBox="0 0 983 1025" draw:extrusion-allowed="true" draw:text-areas="0 0 983 1025" draw:glue-points="98 0 983 454 904 552 452 335 137 138 137 158 314 473 531 927 432 1025 0 99 98 0" draw:type="mso-spt100" draw:enhanced-path="M 98 0 C 983 454 983 454 983 454 C 904 552 904 552 904 552 C 452 335 452 335 452 335 C 334 256 236 217 137 138 C 137 158 137 158 137 158 C 196 237 255 355 314 473 C 531 927 531 927 531 927 C 432 1025 432 1025 432 1025 C 0 99 0 99 0 99 L 9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99-99"/>
              <draw:equation draw:name="f14" draw:formula=""/>
              <draw:equation draw:name="f15" draw:formula="(16384+8193)/2"/>
              <draw:equation draw:name="f16" draw:formula="*8193/8193"/>
              <draw:equation draw:name="f17" draw:formula="*8193"/>
              <draw:equation draw:name="f18" draw:formula="*/12"/>
              <draw:equation draw:name="f19" draw:formula="atan2(0,98)/(pi/180)"/>
              <draw:equation draw:name="f20" draw:formula="983-454"/>
              <draw:equation draw:name="f21" draw:formula="904-552"/>
              <draw:equation draw:name="f22" draw:formula="452-335"/>
              <draw:equation draw:name="f23" draw:formula="137-138"/>
              <draw:equation draw:name="f24" draw:formula="137-158"/>
              <draw:equation draw:name="f25" draw:formula="314-473"/>
              <draw:equation draw:name="f26" draw:formula="531-927"/>
              <draw:equation draw:name="f27" draw:formula="432-1025"/>
              <draw:equation draw:name="f28" draw:formula="-99"/>
            </draw:enhanced-geometry>
          </draw:custom-shape>
          <draw:custom-shape draw:name="Freeform 17" draw:style-name="gr15" draw:text-style-name="P4" draw:layer="layout" svg:width="0.087cm" svg:height="0.083cm" svg:x="3.531cm" svg:y="11.214cm">
            <text:p/>
            <draw:enhanced-geometry svg:viewBox="0 0 2083 1934" draw:extrusion-allowed="true" draw:text-areas="0 0 2083 1934" draw:glue-points="197 0 2083 671 1887 868 983 553 275 277 275 277 708 868 1258 1697 1101 1934 0 198 197 0" draw:type="mso-spt100" draw:enhanced-path="M 197 0 C 2083 671 2083 671 2083 671 C 1887 868 1887 868 1887 868 C 983 553 983 553 983 553 C 708 434 511 356 275 277 C 275 277 275 277 275 277 C 433 434 590 671 708 868 C 1258 1697 1258 1697 1258 1697 C 1101 1934 1101 1934 1101 1934 C 0 198 0 198 0 198 L 19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98-198"/>
              <draw:equation draw:name="f14" draw:formula=""/>
              <draw:equation draw:name="f15" draw:formula="(16384+8193)/2"/>
              <draw:equation draw:name="f16" draw:formula="*8193/8193"/>
              <draw:equation draw:name="f17" draw:formula="*8193"/>
              <draw:equation draw:name="f18" draw:formula="*/12"/>
              <draw:equation draw:name="f19" draw:formula="atan2(0,197)/(pi/180)"/>
              <draw:equation draw:name="f20" draw:formula="2083-671"/>
              <draw:equation draw:name="f21" draw:formula="1887-868"/>
              <draw:equation draw:name="f22" draw:formula="983-553"/>
              <draw:equation draw:name="f23" draw:formula="275-277"/>
              <draw:equation draw:name="f24" draw:formula="275-277"/>
              <draw:equation draw:name="f25" draw:formula="708-868"/>
              <draw:equation draw:name="f26" draw:formula="1258-1697"/>
              <draw:equation draw:name="f27" draw:formula="1101-1934"/>
              <draw:equation draw:name="f28" draw:formula="-198"/>
            </draw:enhanced-geometry>
          </draw:custom-shape>
          <draw:custom-shape draw:name="Freeform 18" draw:style-name="gr15" draw:text-style-name="P4" draw:layer="layout" svg:width="0.089cm" svg:height="0.072cm" svg:x="3.496cm" svg:y="11.273cm">
            <text:p/>
            <draw:enhanced-geometry svg:viewBox="0 0 2133 1684" draw:extrusion-allowed="true" draw:text-areas="0 0 2133 1684" draw:glue-points="118 0 2133 235 2015 509 1027 353 276 235 276 235 829 744 1580 1449 1462 1684 0 275 118 0" draw:type="mso-spt100" draw:enhanced-path="M 118 0 C 2133 235 2133 235 2133 235 C 2015 509 2015 509 2015 509 C 1027 353 1027 353 1027 353 C 750 314 513 314 276 235 C 276 235 276 235 276 235 C 474 392 671 549 829 744 C 1580 1449 1580 1449 1580 1449 C 1462 1684 1462 1684 1462 1684 C 0 275 0 275 0 275 L 118 0 Z N">
              <draw:equation draw:name="f0" draw:formula=""/>
              <draw:equation draw:name="f1" draw:formula=""/>
              <draw:equation draw:name="f2" draw:formula=""/>
              <draw:equation draw:name="f3" draw:formula=""/>
              <draw:equation draw:name="f4" draw:formula="abs(35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75-275"/>
              <draw:equation draw:name="f14" draw:formula=""/>
              <draw:equation draw:name="f15" draw:formula="(16384+8193)/2"/>
              <draw:equation draw:name="f16" draw:formula="*8193/8193"/>
              <draw:equation draw:name="f17" draw:formula="*8193"/>
              <draw:equation draw:name="f18" draw:formula="*/12"/>
              <draw:equation draw:name="f19" draw:formula="atan2(0,118)/(pi/180)"/>
              <draw:equation draw:name="f20" draw:formula="2133-235"/>
              <draw:equation draw:name="f21" draw:formula="2015-509"/>
              <draw:equation draw:name="f22" draw:formula="1027-353"/>
              <draw:equation draw:name="f23" draw:formula="276-235"/>
              <draw:equation draw:name="f24" draw:formula="276-235"/>
              <draw:equation draw:name="f25" draw:formula="829-744"/>
              <draw:equation draw:name="f26" draw:formula="1580-1449"/>
              <draw:equation draw:name="f27" draw:formula="1462-1684"/>
              <draw:equation draw:name="f28" draw:formula="-275"/>
            </draw:enhanced-geometry>
          </draw:custom-shape>
          <draw:custom-shape draw:name="Freeform 19" draw:style-name="gr15" draw:text-style-name="P4" draw:layer="layout" svg:width="0.086cm" svg:height="0.068cm" svg:x="3.476cm" svg:y="11.328cm">
            <text:p/>
            <draw:enhanced-geometry svg:viewBox="0 0 2050 1583" draw:extrusion-allowed="true" draw:text-areas="0 0 2050 1583" draw:glue-points="40 237 2050 0 2011 277 1025 396 276 435 276 435 907 791 1774 1306 1735 1583 0 514 40 237" draw:type="mso-spt100" draw:enhanced-path="M 40 237 C 2050 0 2050 0 2050 0 C 2011 277 2011 277 2011 277 C 1025 396 1025 396 1025 396 C 749 396 513 435 276 435 C 276 435 276 435 276 435 C 473 554 710 673 907 791 C 1774 1306 1774 1306 1774 1306 C 1735 1583 1735 1583 1735 1583 C 0 514 0 514 0 514 L 40 237 Z N">
              <draw:equation draw:name="f0" draw:formula=""/>
              <draw:equation draw:name="f1" draw:formula="(0+2050)/2"/>
              <draw:equation draw:name="f2" draw:formula=""/>
              <draw:equation draw:name="f3" draw:formula=""/>
              <draw:equation draw:name="f4" draw:formula="396*1025/396"/>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514-514"/>
              <draw:equation draw:name="f14" draw:formula=""/>
              <draw:equation draw:name="f15" draw:formula="(16384+8193)/2"/>
              <draw:equation draw:name="f16" draw:formula="*8193/8193"/>
              <draw:equation draw:name="f17" draw:formula="*8193"/>
              <draw:equation draw:name="f18" draw:formula="*/12"/>
              <draw:equation draw:name="f19" draw:formula="atan2(0,40)/(pi/180)"/>
              <draw:equation draw:name="f20" draw:formula="2050"/>
              <draw:equation draw:name="f21" draw:formula="2011-277"/>
              <draw:equation draw:name="f22" draw:formula="1025-396"/>
              <draw:equation draw:name="f23" draw:formula="276-435"/>
              <draw:equation draw:name="f24" draw:formula="276-435"/>
              <draw:equation draw:name="f25" draw:formula="907-791"/>
              <draw:equation draw:name="f26" draw:formula="1774-1306"/>
              <draw:equation draw:name="f27" draw:formula="1735-1583"/>
              <draw:equation draw:name="f28" draw:formula="-514"/>
            </draw:enhanced-geometry>
          </draw:custom-shape>
          <draw:custom-shape draw:name="Freeform 20" draw:style-name="gr15" draw:text-style-name="P4" draw:layer="layout" svg:width="0.082cm" svg:height="0.068cm" svg:x="3.468cm" svg:y="11.378cm">
            <text:p/>
            <draw:enhanced-geometry svg:viewBox="0 0 1934 1583" draw:extrusion-allowed="true" draw:text-areas="0 0 1934 1583" draw:glue-points="0 673 1894 0 1894 277 987 594 237 831 237 831 987 1029 1934 1346 1934 1583 0 950 0 673" draw:type="mso-spt100" draw:enhanced-path="M 0 673 C 1894 0 1894 0 1894 0 C 1894 277 1894 277 1894 277 C 987 594 987 594 987 594 C 711 673 474 752 237 831 C 237 831 237 831 237 831 C 474 871 711 950 987 1029 C 1934 1346 1934 1346 1934 1346 C 1934 1583 1934 1583 1934 1583 C 0 950 0 950 0 950 L 0 673 Z N">
              <draw:equation draw:name="f0" draw:formula="673+189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950-950"/>
              <draw:equation draw:name="f14" draw:formula="673+13-16"/>
              <draw:equation draw:name="f15" draw:formula="(16384+8193)/2"/>
              <draw:equation draw:name="f16" draw:formula="*8193/8193"/>
              <draw:equation draw:name="f17" draw:formula="*8193"/>
              <draw:equation draw:name="f18" draw:formula="*/12"/>
              <draw:equation draw:name="f19" draw:formula="atan2(0,0)/(pi/180)"/>
              <draw:equation draw:name="f20" draw:formula="1894"/>
              <draw:equation draw:name="f21" draw:formula="1894-277"/>
              <draw:equation draw:name="f22" draw:formula="987-594"/>
              <draw:equation draw:name="f23" draw:formula="237-831"/>
              <draw:equation draw:name="f24" draw:formula="237-831"/>
              <draw:equation draw:name="f25" draw:formula="987-1029"/>
              <draw:equation draw:name="f26" draw:formula="1934-1346"/>
              <draw:equation draw:name="f27" draw:formula="1934-1583"/>
              <draw:equation draw:name="f28" draw:formula="-950"/>
            </draw:enhanced-geometry>
          </draw:custom-shape>
          <draw:custom-shape draw:name="Freeform 21" draw:style-name="gr15" draw:text-style-name="P4" draw:layer="layout" svg:width="0.084cm" svg:height="0.086cm" svg:x="3.493cm" svg:y="11.392cm">
            <text:p/>
            <draw:enhanced-geometry svg:viewBox="0 0 2000 2016" draw:extrusion-allowed="true" draw:text-areas="0 0 2000 2016" draw:glue-points="0 1819 863 0 1059 198 628 1067 275 1740 275 1740 942 1384 1804 909 2000 1107 197 2016 0 1819" draw:type="mso-spt100" draw:enhanced-path="M 0 1819 C 863 0 863 0 863 0 C 1059 198 1059 198 1059 198 C 628 1067 628 1067 628 1067 C 510 1344 393 1542 275 1740 C 275 1740 275 1740 275 1740 C 471 1621 706 1502 942 1384 C 1804 909 1804 909 1804 909 C 2000 1107 2000 1107 2000 1107 C 197 2016 197 2016 197 2016 L 0 1819 Z N">
              <draw:equation draw:name="f0" draw:formula="1819+86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909*sin(atan2(909,1804))"/>
              <draw:equation draw:name="f11" draw:formula=""/>
              <draw:equation draw:name="f12" draw:formula=""/>
              <draw:equation draw:name="f13" draw:formula=""/>
              <draw:equation draw:name="f14" draw:formula="1819+13-16"/>
              <draw:equation draw:name="f15" draw:formula="(16384+8193)/2"/>
              <draw:equation draw:name="f16" draw:formula="*8193/8193"/>
              <draw:equation draw:name="f17" draw:formula="*8193"/>
              <draw:equation draw:name="f18" draw:formula="*/12"/>
              <draw:equation draw:name="f19" draw:formula="atan2(0,0)/(pi/180)"/>
              <draw:equation draw:name="f20" draw:formula="863"/>
              <draw:equation draw:name="f21" draw:formula="1059-198"/>
              <draw:equation draw:name="f22" draw:formula="628-1067"/>
              <draw:equation draw:name="f23" draw:formula="275-1740"/>
              <draw:equation draw:name="f24" draw:formula="275-1740"/>
              <draw:equation draw:name="f25" draw:formula="942-1384"/>
              <draw:equation draw:name="f26" draw:formula="1804-909"/>
              <draw:equation draw:name="f27" draw:formula="2000-1107"/>
              <draw:equation draw:name="f28" draw:formula="197-2016"/>
            </draw:enhanced-geometry>
          </draw:custom-shape>
          <draw:custom-shape draw:name="Freeform 22" draw:style-name="gr15" draw:text-style-name="P4" draw:layer="layout" svg:width="0.077cm" svg:height="0.089cm" svg:x="3.548cm" svg:y="11.429cm">
            <text:p/>
            <draw:enhanced-geometry svg:viewBox="0 0 909 1042" draw:extrusion-allowed="true" draw:text-areas="0 0 909 1042" draw:glue-points="0 964 237 0 356 79 218 551 119 905 119 905 415 669 790 354 909 413 99 1042 0 964" draw:type="mso-spt100" draw:enhanced-path="M 0 964 C 237 0 237 0 237 0 C 356 79 356 79 356 79 C 218 551 218 551 218 551 C 198 669 158 787 119 905 C 119 905 119 905 119 905 C 198 826 297 747 415 669 C 790 354 790 354 790 354 C 909 413 909 413 909 413 C 99 1042 99 1042 99 1042 L 0 964 Z N">
              <draw:equation draw:name="f0" draw:formula="964+23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64+13-16"/>
              <draw:equation draw:name="f15" draw:formula="(16384+8193)/2"/>
              <draw:equation draw:name="f16" draw:formula="*8193/8193"/>
              <draw:equation draw:name="f17" draw:formula="*8193"/>
              <draw:equation draw:name="f18" draw:formula="*/12"/>
              <draw:equation draw:name="f19" draw:formula="atan2(0,0)/(pi/180)"/>
              <draw:equation draw:name="f20" draw:formula="237"/>
              <draw:equation draw:name="f21" draw:formula="356-79"/>
              <draw:equation draw:name="f22" draw:formula="218-551"/>
              <draw:equation draw:name="f23" draw:formula="119-905"/>
              <draw:equation draw:name="f24" draw:formula="119-905"/>
              <draw:equation draw:name="f25" draw:formula="415-669"/>
              <draw:equation draw:name="f26" draw:formula="790-354"/>
              <draw:equation draw:name="f27" draw:formula="909-413"/>
              <draw:equation draw:name="f28" draw:formula="99-1042"/>
            </draw:enhanced-geometry>
          </draw:custom-shape>
          <draw:custom-shape draw:name="Freeform 23" draw:style-name="gr15" draw:text-style-name="P4" draw:layer="layout" svg:width="0.074cm" svg:height="0.09cm" svg:x="3.607cm" svg:y="11.464cm">
            <text:p/>
            <draw:enhanced-geometry svg:viewBox="0 0 883 1042" draw:extrusion-allowed="true" draw:text-areas="0 0 883 1042" draw:glue-points="0 983 216 0 334 59 216 550 118 904 118 904 393 668 785 334 883 393 118 1042 0 983" draw:type="mso-spt100" draw:enhanced-path="M 0 983 C 216 0 216 0 216 0 C 334 59 334 59 334 59 C 216 550 216 550 216 550 C 196 688 157 806 118 904 C 118 904 118 904 118 904 C 196 826 295 747 393 668 C 785 334 785 334 785 334 C 883 393 883 393 883 393 C 118 1042 118 1042 118 1042 L 0 983 Z N">
              <draw:equation draw:name="f0" draw:formula="983+21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83+13-16"/>
              <draw:equation draw:name="f15" draw:formula="(16384+8193)/2"/>
              <draw:equation draw:name="f16" draw:formula="*8193/8193"/>
              <draw:equation draw:name="f17" draw:formula="*8193"/>
              <draw:equation draw:name="f18" draw:formula="*/12"/>
              <draw:equation draw:name="f19" draw:formula="atan2(0,0)/(pi/180)"/>
              <draw:equation draw:name="f20" draw:formula="216"/>
              <draw:equation draw:name="f21" draw:formula="334-59"/>
              <draw:equation draw:name="f22" draw:formula="216-550"/>
              <draw:equation draw:name="f23" draw:formula="118-904"/>
              <draw:equation draw:name="f24" draw:formula="118-904"/>
              <draw:equation draw:name="f25" draw:formula="393-668"/>
              <draw:equation draw:name="f26" draw:formula="785-334"/>
              <draw:equation draw:name="f27" draw:formula="883-393"/>
              <draw:equation draw:name="f28" draw:formula="118-1042"/>
            </draw:enhanced-geometry>
          </draw:custom-shape>
          <draw:custom-shape draw:name="Freeform 24" draw:style-name="gr15" draw:text-style-name="P4" draw:layer="layout" svg:width="0.078cm" svg:height="0.089cm" svg:x="3.664cm" svg:y="11.502cm">
            <text:p/>
            <draw:enhanced-geometry svg:viewBox="0 0 909 1042" draw:extrusion-allowed="true" draw:text-areas="0 0 909 1042" draw:glue-points="0 964 237 0 356 59 237 531 139 905 139 905 415 649 810 335 909 413 119 1042 0 964" draw:type="mso-spt100" draw:enhanced-path="M 0 964 C 237 0 237 0 237 0 C 356 59 356 59 356 59 C 237 531 237 531 237 531 C 198 669 178 787 139 905 C 139 905 139 905 139 905 C 218 826 316 728 415 649 C 810 335 810 335 810 335 C 909 413 909 413 909 413 C 119 1042 119 1042 119 1042 L 0 964 Z N">
              <draw:equation draw:name="f0" draw:formula="964+23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64+13-16"/>
              <draw:equation draw:name="f15" draw:formula="(16384+8193)/2"/>
              <draw:equation draw:name="f16" draw:formula="*8193/8193"/>
              <draw:equation draw:name="f17" draw:formula="*8193"/>
              <draw:equation draw:name="f18" draw:formula="*/12"/>
              <draw:equation draw:name="f19" draw:formula="atan2(0,0)/(pi/180)"/>
              <draw:equation draw:name="f20" draw:formula="237"/>
              <draw:equation draw:name="f21" draw:formula="356-59"/>
              <draw:equation draw:name="f22" draw:formula="237-531"/>
              <draw:equation draw:name="f23" draw:formula="139-905"/>
              <draw:equation draw:name="f24" draw:formula="139-905"/>
              <draw:equation draw:name="f25" draw:formula="415-649"/>
              <draw:equation draw:name="f26" draw:formula="810-335"/>
              <draw:equation draw:name="f27" draw:formula="909-413"/>
              <draw:equation draw:name="f28" draw:formula="119-1042"/>
            </draw:enhanced-geometry>
          </draw:custom-shape>
          <draw:custom-shape draw:name="Freeform 25" draw:style-name="gr15" draw:text-style-name="P4" draw:layer="layout" svg:width="0.08cm" svg:height="0.088cm" svg:x="3.723cm" svg:y="11.54cm">
            <text:p/>
            <draw:enhanced-geometry svg:viewBox="0 0 942 1025" draw:extrusion-allowed="true" draw:text-areas="0 0 942 1025" draw:glue-points="0 966 294 0 392 60 255 533 137 887 137 887 432 671 824 375 942 434 118 1025 0 966" draw:type="mso-spt100" draw:enhanced-path="M 0 966 C 294 0 294 0 294 0 C 392 60 392 60 392 60 C 255 533 255 533 255 533 C 216 671 177 789 137 887 C 137 887 137 887 137 887 C 216 828 314 750 432 671 C 824 375 824 375 824 375 C 942 434 942 434 942 434 C 118 1025 118 1025 118 1025 L 0 966 Z N">
              <draw:equation draw:name="f0" draw:formula="966+29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66+13-16"/>
              <draw:equation draw:name="f15" draw:formula="(16384+8193)/2"/>
              <draw:equation draw:name="f16" draw:formula="*8193/8193"/>
              <draw:equation draw:name="f17" draw:formula="*8193"/>
              <draw:equation draw:name="f18" draw:formula="*/12"/>
              <draw:equation draw:name="f19" draw:formula="atan2(0,0)/(pi/180)"/>
              <draw:equation draw:name="f20" draw:formula="294"/>
              <draw:equation draw:name="f21" draw:formula="392-60"/>
              <draw:equation draw:name="f22" draw:formula="255-533"/>
              <draw:equation draw:name="f23" draw:formula="137-887"/>
              <draw:equation draw:name="f24" draw:formula="137-887"/>
              <draw:equation draw:name="f25" draw:formula="432-671"/>
              <draw:equation draw:name="f26" draw:formula="824-375"/>
              <draw:equation draw:name="f27" draw:formula="942-434"/>
              <draw:equation draw:name="f28" draw:formula="118-1025"/>
            </draw:enhanced-geometry>
          </draw:custom-shape>
          <draw:custom-shape draw:name="Freeform 26" draw:style-name="gr15" draw:text-style-name="P4" draw:layer="layout" svg:width="0.081cm" svg:height="0.087cm" svg:x="3.779cm" svg:y="11.583cm">
            <text:p/>
            <draw:enhanced-geometry svg:viewBox="0 0 983 1025" draw:extrusion-allowed="true" draw:text-areas="0 0 983 1025" draw:glue-points="0 946 354 0 452 79 275 552 138 887 138 887 452 670 865 414 983 493 118 1025 0 946" draw:type="mso-spt100" draw:enhanced-path="M 0 946 C 354 0 354 0 354 0 C 452 79 452 79 452 79 C 275 552 275 552 275 552 C 236 670 197 789 138 887 C 138 887 138 887 138 887 C 236 828 334 749 452 670 C 865 414 865 414 865 414 C 983 493 983 493 983 493 C 118 1025 118 1025 118 1025 L 0 946 Z N">
              <draw:equation draw:name="f0" draw:formula="946+35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46+13-16"/>
              <draw:equation draw:name="f15" draw:formula="(16384+8193)/2"/>
              <draw:equation draw:name="f16" draw:formula="*8193/8193"/>
              <draw:equation draw:name="f17" draw:formula="*8193"/>
              <draw:equation draw:name="f18" draw:formula="*/12"/>
              <draw:equation draw:name="f19" draw:formula="atan2(0,0)/(pi/180)"/>
              <draw:equation draw:name="f20" draw:formula="354"/>
              <draw:equation draw:name="f21" draw:formula="452-79"/>
              <draw:equation draw:name="f22" draw:formula="275-552"/>
              <draw:equation draw:name="f23" draw:formula="138-887"/>
              <draw:equation draw:name="f24" draw:formula="138-887"/>
              <draw:equation draw:name="f25" draw:formula="452-670"/>
              <draw:equation draw:name="f26" draw:formula="865-414"/>
              <draw:equation draw:name="f27" draw:formula="983-493"/>
              <draw:equation draw:name="f28" draw:formula="118-1025"/>
            </draw:enhanced-geometry>
          </draw:custom-shape>
          <draw:custom-shape draw:name="Freeform 27" draw:style-name="gr15" draw:text-style-name="P4" draw:layer="layout" svg:width="0.085cm" svg:height="0.087cm" svg:x="3.83cm" svg:y="11.629cm">
            <text:p/>
            <draw:enhanced-geometry svg:viewBox="0 0 1008 1008" draw:extrusion-allowed="true" draw:text-areas="0 0 1008 1008" draw:glue-points="0 929 415 0 514 99 316 534 139 870 139 870 475 692 910 455 1008 534 99 1008 0 929" draw:type="mso-spt100" draw:enhanced-path="M 0 929 C 415 0 415 0 415 0 C 514 99 514 99 514 99 C 316 534 316 534 316 534 C 257 672 198 771 139 870 C 139 870 139 870 139 870 C 237 811 356 751 475 692 C 910 455 910 455 910 455 C 1008 534 1008 534 1008 534 C 99 1008 99 1008 99 1008 L 0 929 Z N">
              <draw:equation draw:name="f0" draw:formula="929+415"/>
              <draw:equation draw:name="f1" draw:formula=""/>
              <draw:equation draw:name="f2" draw:formula="(99+514)/2"/>
              <draw:equation draw:name="f3" draw:formula="(99+316)/2"/>
              <draw:equation draw:name="f4" draw:formula=""/>
              <draw:equation draw:name="f5" draw:formula="672*198/771"/>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929+13-16"/>
              <draw:equation draw:name="f15" draw:formula="(16384+8193)/2"/>
              <draw:equation draw:name="f16" draw:formula="*8193/8193"/>
              <draw:equation draw:name="f17" draw:formula="*8193"/>
              <draw:equation draw:name="f18" draw:formula="*/12"/>
              <draw:equation draw:name="f19" draw:formula="atan2(0,0)/(pi/180)"/>
              <draw:equation draw:name="f20" draw:formula="415"/>
              <draw:equation draw:name="f21" draw:formula="514-99"/>
              <draw:equation draw:name="f22" draw:formula="316-534"/>
              <draw:equation draw:name="f23" draw:formula="139-870"/>
              <draw:equation draw:name="f24" draw:formula="139-870"/>
              <draw:equation draw:name="f25" draw:formula="475-692"/>
              <draw:equation draw:name="f26" draw:formula="910-455"/>
              <draw:equation draw:name="f27" draw:formula="1008-534"/>
              <draw:equation draw:name="f28" draw:formula="99-1008"/>
            </draw:enhanced-geometry>
          </draw:custom-shape>
          <draw:custom-shape draw:name="Freeform 28" draw:style-name="gr15" draw:text-style-name="P4" draw:layer="layout" svg:width="0.09cm" svg:height="0.068cm" svg:x="3.875cm" svg:y="11.704cm">
            <text:p/>
            <draw:enhanced-geometry svg:viewBox="0 0 1067 791" draw:extrusion-allowed="true" draw:text-areas="0 0 1067 791" draw:glue-points="0 673 751 0 810 119 435 455 139 693 139 693 514 653 1008 594 1067 732 40 791 0 673" draw:type="mso-spt100" draw:enhanced-path="M 0 673 C 751 0 751 0 751 0 C 810 119 810 119 810 119 C 435 455 435 455 435 455 C 336 534 238 613 139 693 C 139 693 139 693 139 693 C 257 673 376 653 514 653 C 1008 594 1008 594 1008 594 C 1067 732 1067 732 1067 732 C 40 791 40 791 40 791 L 0 673 Z N">
              <draw:equation draw:name="f0" draw:formula="673+75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673*376/653"/>
              <draw:equation draw:name="f9" draw:formula="(653+1008)/2"/>
              <draw:equation draw:name="f10" draw:formula=""/>
              <draw:equation draw:name="f11" draw:formula=""/>
              <draw:equation draw:name="f12" draw:formula=""/>
              <draw:equation draw:name="f13" draw:formula=""/>
              <draw:equation draw:name="f14" draw:formula="673+13-16"/>
              <draw:equation draw:name="f15" draw:formula="(16384+8193)/2"/>
              <draw:equation draw:name="f16" draw:formula="*8193/8193"/>
              <draw:equation draw:name="f17" draw:formula="*8193"/>
              <draw:equation draw:name="f18" draw:formula="*/12"/>
              <draw:equation draw:name="f19" draw:formula="atan2(0,0)/(pi/180)"/>
              <draw:equation draw:name="f20" draw:formula="751"/>
              <draw:equation draw:name="f21" draw:formula="810-119"/>
              <draw:equation draw:name="f22" draw:formula="435-455"/>
              <draw:equation draw:name="f23" draw:formula="139-693"/>
              <draw:equation draw:name="f24" draw:formula="139-693"/>
              <draw:equation draw:name="f25" draw:formula="514-653"/>
              <draw:equation draw:name="f26" draw:formula="1008-594"/>
              <draw:equation draw:name="f27" draw:formula="1067-732"/>
              <draw:equation draw:name="f28" draw:formula="40-791"/>
            </draw:enhanced-geometry>
          </draw:custom-shape>
          <draw:custom-shape draw:name="Freeform 29" draw:style-name="gr15" draw:text-style-name="P4" draw:layer="layout" svg:width="0.086cm" svg:height="0.066cm" svg:x="3.882cm" svg:y="11.822cm">
            <text:p/>
            <draw:enhanced-geometry svg:viewBox="0 0 1016 767" draw:extrusion-allowed="true" draw:text-areas="0 0 1016 767" draw:glue-points="19 79 1016 0 997 118 508 157 137 177 137 177 449 374 880 629 841 767 0 216 19 79" draw:type="mso-spt100" draw:enhanced-path="M 19 79 C 1016 0 1016 0 1016 0 C 997 118 997 118 997 118 C 508 157 508 157 508 157 C 371 177 254 177 137 177 C 137 177 137 177 137 177 C 234 236 352 295 449 374 C 880 629 880 629 880 629 C 841 767 841 767 841 767 C 0 216 0 216 0 216 L 19 7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16-216"/>
              <draw:equation draw:name="f14" draw:formula=""/>
              <draw:equation draw:name="f15" draw:formula="(16384+8193)/2"/>
              <draw:equation draw:name="f16" draw:formula="*8193/8193"/>
              <draw:equation draw:name="f17" draw:formula="*8193"/>
              <draw:equation draw:name="f18" draw:formula="*/12"/>
              <draw:equation draw:name="f19" draw:formula="atan2(0,19)/(pi/180)"/>
              <draw:equation draw:name="f20" draw:formula="1016"/>
              <draw:equation draw:name="f21" draw:formula="997-118"/>
              <draw:equation draw:name="f22" draw:formula="508-157"/>
              <draw:equation draw:name="f23" draw:formula="137-177"/>
              <draw:equation draw:name="f24" draw:formula="137-177"/>
              <draw:equation draw:name="f25" draw:formula="449-374"/>
              <draw:equation draw:name="f26" draw:formula="880-629"/>
              <draw:equation draw:name="f27" draw:formula="841-767"/>
              <draw:equation draw:name="f28" draw:formula="-216"/>
            </draw:enhanced-geometry>
          </draw:custom-shape>
          <draw:custom-shape draw:name="Freeform 30" draw:style-name="gr15" draw:text-style-name="P4" draw:layer="layout" svg:width="0.086cm" svg:height="0.083cm" svg:x="3.851cm" svg:y="11.891cm">
            <text:p/>
            <draw:enhanced-geometry svg:viewBox="0 0 1025 967" draw:extrusion-allowed="true" draw:text-areas="0 0 1025 967" draw:glue-points="79 0 1025 316 946 434 493 276 138 138 138 138 355 454 631 848 552 967 0 119 79 0" draw:type="mso-spt100" draw:enhanced-path="M 79 0 C 1025 316 1025 316 1025 316 C 946 434 946 434 946 434 C 493 276 493 276 493 276 C 355 237 236 197 138 138 C 138 138 138 138 138 138 C 197 237 276 336 355 454 C 631 848 631 848 631 848 C 552 967 552 967 552 967 C 0 119 0 119 0 119 L 79 0 Z N">
              <draw:equation draw:name="f0" draw:formula=""/>
              <draw:equation draw:name="f1" draw:formula="316*1025/31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19-119"/>
              <draw:equation draw:name="f14" draw:formula=""/>
              <draw:equation draw:name="f15" draw:formula="(16384+8193)/2"/>
              <draw:equation draw:name="f16" draw:formula="*8193/8193"/>
              <draw:equation draw:name="f17" draw:formula="*8193"/>
              <draw:equation draw:name="f18" draw:formula="*/12"/>
              <draw:equation draw:name="f19" draw:formula="atan2(0,79)/(pi/180)"/>
              <draw:equation draw:name="f20" draw:formula="1025-316"/>
              <draw:equation draw:name="f21" draw:formula="946-434"/>
              <draw:equation draw:name="f22" draw:formula="493-276"/>
              <draw:equation draw:name="f23" draw:formula="138-138"/>
              <draw:equation draw:name="f24" draw:formula="138-138"/>
              <draw:equation draw:name="f25" draw:formula="355-454"/>
              <draw:equation draw:name="f26" draw:formula="631-848"/>
              <draw:equation draw:name="f27" draw:formula="552-967"/>
              <draw:equation draw:name="f28" draw:formula="-119"/>
            </draw:enhanced-geometry>
          </draw:custom-shape>
          <draw:custom-shape draw:name="Freeform 31" draw:style-name="gr15" draw:text-style-name="P4" draw:layer="layout" svg:width="0.081cm" svg:height="0.089cm" svg:x="3.803cm" svg:y="11.944cm">
            <text:p/>
            <draw:enhanced-geometry svg:viewBox="0 0 966 1041" draw:extrusion-allowed="true" draw:text-areas="0 0 966 1041" draw:glue-points="98 0 966 511 868 609 454 354 138 137 138 157 276 491 473 943 375 1041 0 98 98 0" draw:type="mso-spt100" draw:enhanced-path="M 98 0 C 966 511 966 511 966 511 C 868 609 868 609 868 609 C 454 354 454 354 454 354 C 335 275 217 216 138 137 C 138 157 138 157 138 157 C 177 255 237 373 276 491 C 473 943 473 943 473 943 C 375 1041 375 1041 375 1041 C 0 98 0 98 0 98 L 9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98-98"/>
              <draw:equation draw:name="f14" draw:formula=""/>
              <draw:equation draw:name="f15" draw:formula="(16384+8193)/2"/>
              <draw:equation draw:name="f16" draw:formula="*8193/8193"/>
              <draw:equation draw:name="f17" draw:formula="*8193"/>
              <draw:equation draw:name="f18" draw:formula="*/12"/>
              <draw:equation draw:name="f19" draw:formula="atan2(0,98)/(pi/180)"/>
              <draw:equation draw:name="f20" draw:formula="966-511"/>
              <draw:equation draw:name="f21" draw:formula="868-609"/>
              <draw:equation draw:name="f22" draw:formula="454-354"/>
              <draw:equation draw:name="f23" draw:formula="138-137"/>
              <draw:equation draw:name="f24" draw:formula="138-157"/>
              <draw:equation draw:name="f25" draw:formula="276-491"/>
              <draw:equation draw:name="f26" draw:formula="473-943"/>
              <draw:equation draw:name="f27" draw:formula="375-1041"/>
              <draw:equation draw:name="f28" draw:formula="-98"/>
            </draw:enhanced-geometry>
          </draw:custom-shape>
          <draw:custom-shape draw:name="Freeform 32" draw:style-name="gr15" draw:text-style-name="P4" draw:layer="layout" svg:width="0.074cm" svg:height="0.091cm" svg:x="3.747cm" svg:y="11.986cm">
            <text:p/>
            <draw:enhanced-geometry svg:viewBox="0 0 891 1059" draw:extrusion-allowed="true" draw:text-areas="0 0 891 1059" draw:glue-points="119 0 891 647 792 706 396 392 119 157 119 157 218 510 337 1000 238 1059 0 79 119 0" draw:type="mso-spt100" draw:enhanced-path="M 119 0 C 891 647 891 647 891 647 C 792 706 792 706 792 706 C 396 392 396 392 396 392 C 297 314 198 236 119 157 C 119 157 119 157 119 157 C 158 255 178 392 218 510 C 337 1000 337 1000 337 1000 C 238 1059 238 1059 238 1059 C 0 79 0 79 0 79 L 11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79-79"/>
              <draw:equation draw:name="f14" draw:formula=""/>
              <draw:equation draw:name="f15" draw:formula="(16384+8193)/2"/>
              <draw:equation draw:name="f16" draw:formula="*8193/8193"/>
              <draw:equation draw:name="f17" draw:formula="*8193"/>
              <draw:equation draw:name="f18" draw:formula="*/12"/>
              <draw:equation draw:name="f19" draw:formula="atan2(0,119)/(pi/180)"/>
              <draw:equation draw:name="f20" draw:formula="891-647"/>
              <draw:equation draw:name="f21" draw:formula="792-706"/>
              <draw:equation draw:name="f22" draw:formula="396-392"/>
              <draw:equation draw:name="f23" draw:formula="119-157"/>
              <draw:equation draw:name="f24" draw:formula="119-157"/>
              <draw:equation draw:name="f25" draw:formula="218-510"/>
              <draw:equation draw:name="f26" draw:formula="337-1000"/>
              <draw:equation draw:name="f27" draw:formula="238-1059"/>
              <draw:equation draw:name="f28" draw:formula="-79"/>
            </draw:enhanced-geometry>
          </draw:custom-shape>
          <draw:custom-shape draw:name="Freeform 33" draw:style-name="gr15" draw:text-style-name="P4" draw:layer="layout" svg:width="0.069cm" svg:height="0.093cm" svg:x="3.688cm" svg:y="12.021cm">
            <text:p/>
            <draw:enhanced-geometry svg:viewBox="0 0 825 1083" draw:extrusion-allowed="true" draw:text-areas="0 0 825 1083" draw:glue-points="118 0 825 729 708 788 354 433 118 157 99 157 177 512 236 1024 118 1083 0 59 118 0" draw:type="mso-spt100" draw:enhanced-path="M 118 0 C 825 729 825 729 825 729 C 708 788 708 788 708 788 C 354 433 354 433 354 433 C 275 335 177 236 118 157 C 99 157 99 157 99 157 C 138 256 158 394 177 512 C 236 1024 236 1024 236 1024 C 118 1083 118 1083 118 1083 C 0 59 0 59 0 59 L 118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59-59"/>
              <draw:equation draw:name="f14" draw:formula=""/>
              <draw:equation draw:name="f15" draw:formula="(16384+8193)/2"/>
              <draw:equation draw:name="f16" draw:formula="*8193/8193"/>
              <draw:equation draw:name="f17" draw:formula="*8193"/>
              <draw:equation draw:name="f18" draw:formula="*/12"/>
              <draw:equation draw:name="f19" draw:formula="atan2(0,118)/(pi/180)"/>
              <draw:equation draw:name="f20" draw:formula="825-729"/>
              <draw:equation draw:name="f21" draw:formula="708-788"/>
              <draw:equation draw:name="f22" draw:formula="354-433"/>
              <draw:equation draw:name="f23" draw:formula="118-157"/>
              <draw:equation draw:name="f24" draw:formula="99-157"/>
              <draw:equation draw:name="f25" draw:formula="177-512"/>
              <draw:equation draw:name="f26" draw:formula="236-1024"/>
              <draw:equation draw:name="f27" draw:formula="118-1083"/>
              <draw:equation draw:name="f28" draw:formula="-59"/>
            </draw:enhanced-geometry>
          </draw:custom-shape>
          <draw:custom-shape draw:name="Freeform 34" draw:style-name="gr15" draw:text-style-name="P4" draw:layer="layout" svg:width="0.063cm" svg:height="0.091cm" svg:x="3.625cm" svg:y="12.05cm">
            <text:p/>
            <draw:enhanced-geometry svg:viewBox="0 0 741 1067" draw:extrusion-allowed="true" draw:text-areas="0 0 741 1067" draw:glue-points="117 0 741 790 624 830 312 454 97 138 97 158 117 514 136 1027 0 1067 0 59 117 0" draw:type="mso-spt100" draw:enhanced-path="M 117 0 C 741 790 741 790 741 790 C 624 830 624 830 624 830 C 312 454 312 454 312 454 C 234 336 156 237 97 138 C 97 158 97 158 97 158 C 117 257 117 395 117 514 C 136 1027 136 1027 136 1027 C 0 1067 0 1067 0 1067 C 0 59 0 59 0 59 L 11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067-1067"/>
              <draw:equation draw:name="f12" draw:formula="1067-59"/>
              <draw:equation draw:name="f13" draw:formula="59-59"/>
              <draw:equation draw:name="f14" draw:formula=""/>
              <draw:equation draw:name="f15" draw:formula="(16384+8193)/2"/>
              <draw:equation draw:name="f16" draw:formula="*8193/8193"/>
              <draw:equation draw:name="f17" draw:formula="*8193"/>
              <draw:equation draw:name="f18" draw:formula="*/12"/>
              <draw:equation draw:name="f19" draw:formula="atan2(0,117)/(pi/180)"/>
              <draw:equation draw:name="f20" draw:formula="741-790"/>
              <draw:equation draw:name="f21" draw:formula="624-830"/>
              <draw:equation draw:name="f22" draw:formula="312-454"/>
              <draw:equation draw:name="f23" draw:formula="97-138"/>
              <draw:equation draw:name="f24" draw:formula="97-158"/>
              <draw:equation draw:name="f25" draw:formula="117-514"/>
              <draw:equation draw:name="f26" draw:formula="136-1027"/>
              <draw:equation draw:name="f27" draw:formula="-1067"/>
              <draw:equation draw:name="f28" draw:formula="-59"/>
            </draw:enhanced-geometry>
          </draw:custom-shape>
          <draw:custom-shape draw:name="Freeform 35" draw:style-name="gr15" draw:text-style-name="P4" draw:layer="layout" svg:width="0.065cm" svg:height="0.089cm" svg:x="3.55cm" svg:y="12.072cm">
            <text:p/>
            <draw:enhanced-geometry svg:viewBox="0 0 767 1042" draw:extrusion-allowed="true" draw:text-areas="0 0 767 1042" draw:glue-points="236 0 767 846 629 885 374 453 197 138 197 138 177 511 118 1003 0 1042 98 20 236 0" draw:type="mso-spt100" draw:enhanced-path="M 236 0 C 767 846 767 846 767 846 C 629 885 629 885 629 885 C 374 453 374 453 374 453 C 315 335 236 236 197 138 C 197 138 197 138 197 138 C 197 256 177 374 177 511 C 118 1003 118 1003 118 1003 C 0 1042 0 1042 0 1042 C 98 20 98 20 98 20 L 23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042-1042"/>
              <draw:equation draw:name="f12" draw:formula="1042+98-20"/>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36)/(pi/180)"/>
              <draw:equation draw:name="f20" draw:formula="767-846"/>
              <draw:equation draw:name="f21" draw:formula="629-885"/>
              <draw:equation draw:name="f22" draw:formula="374-453"/>
              <draw:equation draw:name="f23" draw:formula="197-138"/>
              <draw:equation draw:name="f24" draw:formula="197-138"/>
              <draw:equation draw:name="f25" draw:formula="177-511"/>
              <draw:equation draw:name="f26" draw:formula="118-1003"/>
              <draw:equation draw:name="f27" draw:formula="-1042"/>
              <draw:equation draw:name="f28" draw:formula="98-20"/>
            </draw:enhanced-geometry>
          </draw:custom-shape>
          <draw:custom-shape draw:name="Freeform 36" draw:style-name="gr15" draw:text-style-name="P4" draw:layer="layout" svg:width="0.066cm" svg:height="0.085cm" svg:x="3.47cm" svg:y="12.084cm">
            <text:p/>
            <draw:enhanced-geometry svg:viewBox="0 0 767 1000" draw:extrusion-allowed="true" draw:text-areas="0 0 767 1000" draw:glue-points="374 0 767 922 649 941 453 490 315 137 315 137 236 510 118 981 0 1000 236 20 374 0" draw:type="mso-spt100" draw:enhanced-path="M 374 0 C 767 922 767 922 767 922 C 649 941 649 941 649 941 C 453 490 453 490 453 490 C 394 353 354 255 315 137 C 315 137 315 137 315 137 C 295 255 276 373 236 510 C 118 981 118 981 118 981 C 0 1000 0 1000 0 1000 C 236 20 236 20 236 20 L 374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000-1000"/>
              <draw:equation draw:name="f12" draw:formula="1000+236-20"/>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374)/(pi/180)"/>
              <draw:equation draw:name="f20" draw:formula="767-922"/>
              <draw:equation draw:name="f21" draw:formula="649-941"/>
              <draw:equation draw:name="f22" draw:formula="453-490"/>
              <draw:equation draw:name="f23" draw:formula="315-137"/>
              <draw:equation draw:name="f24" draw:formula="315-137"/>
              <draw:equation draw:name="f25" draw:formula="236-510"/>
              <draw:equation draw:name="f26" draw:formula="118-981"/>
              <draw:equation draw:name="f27" draw:formula="-1000"/>
              <draw:equation draw:name="f28" draw:formula="236-20"/>
            </draw:enhanced-geometry>
          </draw:custom-shape>
          <draw:custom-shape draw:name="Freeform 37" draw:style-name="gr15" draw:text-style-name="P4" draw:layer="layout" svg:width="0.068cm" svg:height="0.085cm" svg:x="3.384cm" svg:y="12.084cm">
            <text:p/>
            <draw:enhanced-geometry svg:viewBox="0 0 784 1000" draw:extrusion-allowed="true" draw:text-areas="0 0 784 1000" draw:glue-points="588 20 784 1000 647 981 568 490 510 137 490 137 353 471 138 922 0 902 451 0 588 20" draw:type="mso-spt100" draw:enhanced-path="M 588 20 C 784 1000 784 1000 784 1000 C 647 981 647 981 647 981 C 568 490 568 490 568 490 C 529 373 510 255 510 137 C 490 137 490 137 490 137 C 451 235 412 353 353 471 C 138 922 138 922 138 922 C 0 902 0 902 0 902 C 451 0 451 0 451 0 L 588 20 Z N">
              <draw:equation draw:name="f0" draw:formula=""/>
              <draw:equation draw:name="f1" draw:formula="1000*tan(784)"/>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902-902"/>
              <draw:equation draw:name="f12" draw:formula="902+451"/>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588)/(pi/180)"/>
              <draw:equation draw:name="f20" draw:formula="784-1000"/>
              <draw:equation draw:name="f21" draw:formula="647-981"/>
              <draw:equation draw:name="f22" draw:formula="568-490"/>
              <draw:equation draw:name="f23" draw:formula="510-137"/>
              <draw:equation draw:name="f24" draw:formula="490-137"/>
              <draw:equation draw:name="f25" draw:formula="353-471"/>
              <draw:equation draw:name="f26" draw:formula="138-922"/>
              <draw:equation draw:name="f27" draw:formula="-902"/>
              <draw:equation draw:name="f28" draw:formula="451"/>
            </draw:enhanced-geometry>
          </draw:custom-shape>
          <draw:custom-shape draw:name="Freeform 38" draw:style-name="gr15" draw:text-style-name="P4" draw:layer="layout" svg:width="0.072cm" svg:height="0.09cm" svg:x="3.295cm" svg:y="12.063cm">
            <text:p/>
            <draw:enhanced-geometry svg:viewBox="0 0 866 1042" draw:extrusion-allowed="true" draw:text-areas="0 0 866 1042" draw:glue-points="866 59 709 1042 591 983 669 492 748 138 748 138 492 394 118 747 0 688 748 0 866 59" draw:type="mso-spt100" draw:enhanced-path="M 866 59 C 709 1042 709 1042 709 1042 C 591 983 591 983 591 983 C 669 492 669 492 669 492 C 689 374 709 256 748 138 C 748 138 748 138 748 138 C 669 217 571 315 492 394 C 118 747 118 747 118 747 C 0 688 0 688 0 688 C 748 0 748 0 748 0 L 866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688-688"/>
              <draw:equation draw:name="f12" draw:formula="688+748"/>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866)/(pi/180)"/>
              <draw:equation draw:name="f20" draw:formula="709-1042"/>
              <draw:equation draw:name="f21" draw:formula="591-983"/>
              <draw:equation draw:name="f22" draw:formula="669-492"/>
              <draw:equation draw:name="f23" draw:formula="748-138"/>
              <draw:equation draw:name="f24" draw:formula="748-138"/>
              <draw:equation draw:name="f25" draw:formula="492-394"/>
              <draw:equation draw:name="f26" draw:formula="118-747"/>
              <draw:equation draw:name="f27" draw:formula="-688"/>
              <draw:equation draw:name="f28" draw:formula="748"/>
            </draw:enhanced-geometry>
          </draw:custom-shape>
          <draw:custom-shape draw:name="Freeform 39" draw:style-name="gr15" draw:text-style-name="P4" draw:layer="layout" svg:width="0.08cm" svg:height="0.089cm" svg:x="3.23cm" svg:y="12.026cm">
            <text:p/>
            <draw:enhanced-geometry svg:viewBox="0 0 950 1042" draw:extrusion-allowed="true" draw:text-areas="0 0 950 1042" draw:glue-points="950 79 673 1042 554 963 693 491 812 138 812 138 515 374 119 668 0 609 831 0 950 79" draw:type="mso-spt100" draw:enhanced-path="M 950 79 C 673 1042 673 1042 673 1042 C 554 963 554 963 554 963 C 693 491 693 491 693 491 C 732 354 772 236 812 138 C 812 138 812 138 812 138 C 732 216 633 295 515 374 C 119 668 119 668 119 668 C 0 609 0 609 0 609 C 831 0 831 0 831 0 L 950 7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bs(374)"/>
              <draw:equation draw:name="f10" draw:formula=""/>
              <draw:equation draw:name="f11" draw:formula="609-609"/>
              <draw:equation draw:name="f12" draw:formula="609+831"/>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950)/(pi/180)"/>
              <draw:equation draw:name="f20" draw:formula="673-1042"/>
              <draw:equation draw:name="f21" draw:formula="554-963"/>
              <draw:equation draw:name="f22" draw:formula="693-491"/>
              <draw:equation draw:name="f23" draw:formula="812-138"/>
              <draw:equation draw:name="f24" draw:formula="812-138"/>
              <draw:equation draw:name="f25" draw:formula="515-374"/>
              <draw:equation draw:name="f26" draw:formula="119-668"/>
              <draw:equation draw:name="f27" draw:formula="-609"/>
              <draw:equation draw:name="f28" draw:formula="831"/>
            </draw:enhanced-geometry>
          </draw:custom-shape>
          <draw:custom-shape draw:name="Freeform 40" draw:style-name="gr15" draw:text-style-name="P4" draw:layer="layout" svg:width="0.08cm" svg:height="0.088cm" svg:x="3.173cm" svg:y="11.984cm">
            <text:p/>
            <draw:enhanced-geometry svg:viewBox="0 0 958 1025" draw:extrusion-allowed="true" draw:text-areas="0 0 958 1025" draw:glue-points="958 79 606 1025 489 947 684 474 821 138 821 138 508 336 98 612 0 533 860 0 958 79" draw:type="mso-spt100" draw:enhanced-path="M 958 79 C 606 1025 606 1025 606 1025 C 489 947 489 947 489 947 C 684 474 684 474 684 474 C 723 355 782 237 821 138 C 821 138 821 138 821 138 C 723 217 626 276 508 336 C 98 612 98 612 98 612 C 0 533 0 533 0 533 C 860 0 860 0 860 0 L 958 7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33-533"/>
              <draw:equation draw:name="f12" draw:formula="533+860"/>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958)/(pi/180)"/>
              <draw:equation draw:name="f20" draw:formula="606-1025"/>
              <draw:equation draw:name="f21" draw:formula="489-947"/>
              <draw:equation draw:name="f22" draw:formula="684-474"/>
              <draw:equation draw:name="f23" draw:formula="821-138"/>
              <draw:equation draw:name="f24" draw:formula="821-138"/>
              <draw:equation draw:name="f25" draw:formula="508-336"/>
              <draw:equation draw:name="f26" draw:formula="98-612"/>
              <draw:equation draw:name="f27" draw:formula="-533"/>
              <draw:equation draw:name="f28" draw:formula="860"/>
            </draw:enhanced-geometry>
          </draw:custom-shape>
          <draw:custom-shape draw:name="Freeform 41" draw:style-name="gr15" draw:text-style-name="P4" draw:layer="layout" svg:width="0.083cm" svg:height="0.084cm" svg:x="3.118cm" svg:y="11.937cm">
            <text:p/>
            <draw:enhanced-geometry svg:viewBox="0 0 1000 984" draw:extrusion-allowed="true" draw:text-areas="0 0 1000 984" draw:glue-points="1000 99 529 984 451 885 686 453 863 138 863 118 529 295 78 492 0 413 921 0 1000 99" draw:type="mso-spt100" draw:enhanced-path="M 1000 99 C 529 984 529 984 529 984 C 451 885 451 885 451 885 C 686 453 686 453 686 453 C 745 335 804 217 863 138 C 863 118 863 118 863 118 C 765 177 647 236 529 295 C 78 492 78 492 78 492 C 0 413 0 413 0 413 C 921 0 921 0 921 0 L 1000 9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413-413"/>
              <draw:equation draw:name="f12" draw:formula="413+921"/>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000)/(pi/180)"/>
              <draw:equation draw:name="f20" draw:formula="529-984"/>
              <draw:equation draw:name="f21" draw:formula="451-885"/>
              <draw:equation draw:name="f22" draw:formula="686-453"/>
              <draw:equation draw:name="f23" draw:formula="863-138"/>
              <draw:equation draw:name="f24" draw:formula="863-118"/>
              <draw:equation draw:name="f25" draw:formula="529-295"/>
              <draw:equation draw:name="f26" draw:formula="78-492"/>
              <draw:equation draw:name="f27" draw:formula="-413"/>
              <draw:equation draw:name="f28" draw:formula="921"/>
            </draw:enhanced-geometry>
          </draw:custom-shape>
          <draw:custom-shape draw:name="Freeform 42" draw:style-name="gr15" draw:text-style-name="P4" draw:layer="layout" svg:width="0.089cm" svg:height="0.08cm" svg:x="3.069cm" svg:y="11.883cm">
            <text:p/>
            <draw:enhanced-geometry svg:viewBox="0 0 1066 925" draw:extrusion-allowed="true" draw:text-areas="0 0 1066 925" draw:glue-points="1066 99 474 925 395 807 691 414 908 119 908 119 553 237 79 394 0 276 987 0 1066 99" draw:type="mso-spt100" draw:enhanced-path="M 1066 99 C 474 925 474 925 474 925 C 395 807 395 807 395 807 C 691 414 691 414 691 414 C 770 296 829 217 908 119 C 908 119 908 119 908 119 C 810 158 691 197 553 237 C 79 394 79 394 79 394 C 0 276 0 276 0 276 C 987 0 987 0 987 0 L 1066 99 Z N">
              <draw:equation draw:name="f0" draw:formula=""/>
              <draw:equation draw:name="f1" draw:formula=""/>
              <draw:equation draw:name="f2" draw:formula=""/>
              <draw:equation draw:name="f3" draw:formula=""/>
              <draw:equation draw:name="f4" draw:formula=""/>
              <draw:equation draw:name="f5" draw:formula="(296+829)/2"/>
              <draw:equation draw:name="f6" draw:formula=""/>
              <draw:equation draw:name="f7" draw:formula=""/>
              <draw:equation draw:name="f8" draw:formula=""/>
              <draw:equation draw:name="f9" draw:formula=""/>
              <draw:equation draw:name="f10" draw:formula=""/>
              <draw:equation draw:name="f11" draw:formula="276-276"/>
              <draw:equation draw:name="f12" draw:formula="276+98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066)/(pi/180)"/>
              <draw:equation draw:name="f20" draw:formula="474-925"/>
              <draw:equation draw:name="f21" draw:formula="395-807"/>
              <draw:equation draw:name="f22" draw:formula="691-414"/>
              <draw:equation draw:name="f23" draw:formula="908-119"/>
              <draw:equation draw:name="f24" draw:formula="908-119"/>
              <draw:equation draw:name="f25" draw:formula="553-237"/>
              <draw:equation draw:name="f26" draw:formula="79-394"/>
              <draw:equation draw:name="f27" draw:formula="-276"/>
              <draw:equation draw:name="f28" draw:formula="987"/>
            </draw:enhanced-geometry>
          </draw:custom-shape>
          <draw:custom-shape draw:name="Freeform 43" draw:style-name="gr15" draw:text-style-name="P4" draw:layer="layout" svg:width="0.09cm" svg:height="0.073cm" svg:x="3.031cm" svg:y="11.822cm">
            <text:p/>
            <draw:enhanced-geometry svg:viewBox="0 0 1058 842" draw:extrusion-allowed="true" draw:text-areas="0 0 1058 842" draw:glue-points="1058 137 372 842 313 724 647 392 921 118 921 118 549 196 59 274 0 157 999 0 1058 137" draw:type="mso-spt100" draw:enhanced-path="M 1058 137 C 372 842 372 842 372 842 C 313 724 313 724 313 724 C 647 392 647 392 647 392 C 745 294 843 196 921 118 C 921 118 921 118 921 118 C 803 157 686 176 549 196 C 59 274 59 274 59 274 C 0 157 0 157 0 157 C 999 0 999 0 999 0 L 1058 13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7-157"/>
              <draw:equation draw:name="f12" draw:formula="157+999"/>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058)/(pi/180)"/>
              <draw:equation draw:name="f20" draw:formula="372-842"/>
              <draw:equation draw:name="f21" draw:formula="313-724"/>
              <draw:equation draw:name="f22" draw:formula="647-392"/>
              <draw:equation draw:name="f23" draw:formula="921-118"/>
              <draw:equation draw:name="f24" draw:formula="921-118"/>
              <draw:equation draw:name="f25" draw:formula="549-196"/>
              <draw:equation draw:name="f26" draw:formula="59-274"/>
              <draw:equation draw:name="f27" draw:formula="-157"/>
              <draw:equation draw:name="f28" draw:formula="999"/>
            </draw:enhanced-geometry>
          </draw:custom-shape>
          <draw:custom-shape draw:name="Freeform 44" draw:style-name="gr15" draw:text-style-name="P4" draw:layer="layout" svg:width="0.089cm" svg:height="0.065cm" svg:x="3.003cm" svg:y="11.76cm">
            <text:p/>
            <draw:enhanced-geometry svg:viewBox="0 0 1059 766" draw:extrusion-allowed="true" draw:text-areas="0 0 1059 766" draw:glue-points="1059 118 275 766 236 629 608 334 902 98 902 98 530 118 40 137 0 19 1000 0 1059 118" draw:type="mso-spt100" draw:enhanced-path="M 1059 118 C 275 766 275 766 275 766 C 236 629 236 629 236 629 C 608 334 608 334 608 334 C 726 236 824 157 902 98 C 902 98 902 98 902 98 C 804 118 667 118 530 118 C 40 137 40 137 40 137 C 0 19 0 19 0 19 C 1000 0 1000 0 1000 0 L 1059 11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9-19"/>
              <draw:equation draw:name="f12" draw:formula="19+1000"/>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059)/(pi/180)"/>
              <draw:equation draw:name="f20" draw:formula="275-766"/>
              <draw:equation draw:name="f21" draw:formula="236-629"/>
              <draw:equation draw:name="f22" draw:formula="608-334"/>
              <draw:equation draw:name="f23" draw:formula="902-98"/>
              <draw:equation draw:name="f24" draw:formula="902-98"/>
              <draw:equation draw:name="f25" draw:formula="530-118"/>
              <draw:equation draw:name="f26" draw:formula="40-137"/>
              <draw:equation draw:name="f27" draw:formula="-19"/>
              <draw:equation draw:name="f28" draw:formula="1000"/>
            </draw:enhanced-geometry>
          </draw:custom-shape>
          <draw:custom-shape draw:name="Freeform 45" draw:style-name="gr15" draw:text-style-name="P4" draw:layer="layout" svg:width="0.089cm" svg:height="0.065cm" svg:x="2.981cm" svg:y="11.686cm">
            <text:p/>
            <draw:enhanced-geometry svg:viewBox="0 0 1067 767" draw:extrusion-allowed="true" draw:text-areas="0 0 1067 767" draw:glue-points="1067 216 217 767 178 649 593 374 909 177 909 177 533 157 40 138 0 0 1027 79 1067 216" draw:type="mso-spt100" draw:enhanced-path="M 1067 216 C 217 767 217 767 217 767 C 178 649 178 649 178 649 C 593 374 593 374 593 374 C 711 295 810 236 909 177 C 909 177 909 177 909 177 C 810 177 672 177 533 157 C 40 138 40 138 40 138 C 0 0 0 0 0 0 C 1027 79 1027 79 1027 79 L 1067 2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1027-79"/>
              <draw:equation draw:name="f13" draw:formula="abs(79)"/>
              <draw:equation draw:name="f14" draw:formula=""/>
              <draw:equation draw:name="f15" draw:formula="(16384+8193)/2"/>
              <draw:equation draw:name="f16" draw:formula="*8193/8193"/>
              <draw:equation draw:name="f17" draw:formula="*8193"/>
              <draw:equation draw:name="f18" draw:formula="*/12"/>
              <draw:equation draw:name="f19" draw:formula="atan2(0,1067)/(pi/180)"/>
              <draw:equation draw:name="f20" draw:formula="217-767"/>
              <draw:equation draw:name="f21" draw:formula="178-649"/>
              <draw:equation draw:name="f22" draw:formula="593-374"/>
              <draw:equation draw:name="f23" draw:formula="909-177"/>
              <draw:equation draw:name="f24" draw:formula="909-177"/>
              <draw:equation draw:name="f25" draw:formula="533-157"/>
              <draw:equation draw:name="f26" draw:formula="40-138"/>
              <draw:equation draw:name="f27" draw:formula=""/>
              <draw:equation draw:name="f28" draw:formula="1027-79"/>
            </draw:enhanced-geometry>
          </draw:custom-shape>
          <draw:custom-shape draw:name="Freeform 46" draw:style-name="gr15" draw:text-style-name="P4" draw:layer="layout" svg:width="0.087cm" svg:height="0.067cm" svg:x="2.968cm" svg:y="11.61cm">
            <text:p/>
            <draw:enhanced-geometry svg:viewBox="0 0 1025 783" draw:extrusion-allowed="true" draw:text-areas="0 0 1025 783" draw:glue-points="1025 313 138 783 118 646 552 431 887 254 887 254 512 215 20 137 0 0 1005 176 1025 313" draw:type="mso-spt100" draw:enhanced-path="M 1025 313 C 138 783 138 783 138 783 C 118 646 118 646 118 646 C 552 431 552 431 552 431 C 670 352 788 313 887 254 C 887 254 887 254 887 254 C 769 254 650 235 512 215 C 20 137 20 137 20 137 C 0 0 0 0 0 0 C 1005 176 1005 176 1005 176 L 1025 313 Z N">
              <draw:equation draw:name="f0" draw:formula="313*138/78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54*650/235"/>
              <draw:equation draw:name="f9" draw:formula="215+20-137"/>
              <draw:equation draw:name="f10" draw:formula=""/>
              <draw:equation draw:name="f11" draw:formula=""/>
              <draw:equation draw:name="f12" draw:formula="1005-176"/>
              <draw:equation draw:name="f13" draw:formula=""/>
              <draw:equation draw:name="f14" draw:formula="313*13/16"/>
              <draw:equation draw:name="f15" draw:formula="(16384+8193)/2"/>
              <draw:equation draw:name="f16" draw:formula="*8193/8193"/>
              <draw:equation draw:name="f17" draw:formula="*8193"/>
              <draw:equation draw:name="f18" draw:formula="*/12"/>
              <draw:equation draw:name="f19" draw:formula="atan2(0,1025)/(pi/180)"/>
              <draw:equation draw:name="f20" draw:formula="138-783"/>
              <draw:equation draw:name="f21" draw:formula="118-646"/>
              <draw:equation draw:name="f22" draw:formula="552-431"/>
              <draw:equation draw:name="f23" draw:formula="887-254"/>
              <draw:equation draw:name="f24" draw:formula="887-254"/>
              <draw:equation draw:name="f25" draw:formula="512-215"/>
              <draw:equation draw:name="f26" draw:formula="20-137"/>
              <draw:equation draw:name="f27" draw:formula=""/>
              <draw:equation draw:name="f28" draw:formula="1005-176"/>
            </draw:enhanced-geometry>
          </draw:custom-shape>
          <draw:custom-shape draw:name="Freeform 47" draw:style-name="gr15" draw:text-style-name="P4" draw:layer="layout" svg:width="0.084cm" svg:height="0.067cm" svg:x="2.96cm" svg:y="11.535cm">
            <text:p/>
            <draw:enhanced-geometry svg:viewBox="0 0 1008 783" draw:extrusion-allowed="true" draw:text-areas="0 0 1008 783" draw:glue-points="1008 372 99 783 79 646 534 451 870 313 870 313 514 235 20 137 0 0 988 235 1008 372" draw:type="mso-spt100" draw:enhanced-path="M 1008 372 C 99 783 99 783 99 783 C 79 646 79 646 79 646 C 534 451 534 451 534 451 C 652 392 771 353 870 313 C 870 313 870 313 870 313 C 771 294 632 274 514 235 C 20 137 20 137 20 137 C 0 0 0 0 0 0 C 988 235 988 235 988 235 L 1008 37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bs(294)"/>
              <draw:equation draw:name="f9" draw:formula="(235+20)/2"/>
              <draw:equation draw:name="f10" draw:formula=""/>
              <draw:equation draw:name="f11" draw:formula=""/>
              <draw:equation draw:name="f12" draw:formula="988-235"/>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008)/(pi/180)"/>
              <draw:equation draw:name="f20" draw:formula="99-783"/>
              <draw:equation draw:name="f21" draw:formula="79-646"/>
              <draw:equation draw:name="f22" draw:formula="534-451"/>
              <draw:equation draw:name="f23" draw:formula="870-313"/>
              <draw:equation draw:name="f24" draw:formula="870-313"/>
              <draw:equation draw:name="f25" draw:formula="514-235"/>
              <draw:equation draw:name="f26" draw:formula="20-137"/>
              <draw:equation draw:name="f27" draw:formula=""/>
              <draw:equation draw:name="f28" draw:formula="988-235"/>
            </draw:enhanced-geometry>
          </draw:custom-shape>
          <draw:custom-shape draw:name="Freeform 48" draw:style-name="gr15" draw:text-style-name="P4" draw:layer="layout" svg:width="0.083cm" svg:height="0.068cm" svg:x="2.956cm" svg:y="11.461cm">
            <text:p/>
            <draw:enhanced-geometry svg:viewBox="0 0 984 792" draw:extrusion-allowed="true" draw:text-areas="0 0 984 792" draw:glue-points="984 436 40 792 40 654 492 475 846 357 846 357 492 258 20 119 0 0 984 297 984 436" draw:type="mso-spt100" draw:enhanced-path="M 984 436 C 40 792 40 792 40 792 C 40 654 40 654 40 654 C 492 475 492 475 492 475 C 630 436 748 396 846 357 C 846 357 846 357 846 357 C 748 337 610 297 492 258 C 20 119 20 119 20 119 C 0 0 0 0 0 0 C 984 297 984 297 984 297 L 984 43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984-29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984)/(pi/180)"/>
              <draw:equation draw:name="f20" draw:formula="40-792"/>
              <draw:equation draw:name="f21" draw:formula="40-654"/>
              <draw:equation draw:name="f22" draw:formula="492-475"/>
              <draw:equation draw:name="f23" draw:formula="846-357"/>
              <draw:equation draw:name="f24" draw:formula="846-357"/>
              <draw:equation draw:name="f25" draw:formula="492-258"/>
              <draw:equation draw:name="f26" draw:formula="20-119"/>
              <draw:equation draw:name="f27" draw:formula=""/>
              <draw:equation draw:name="f28" draw:formula="984-297"/>
            </draw:enhanced-geometry>
          </draw:custom-shape>
          <draw:custom-shape draw:name="Freeform 49" draw:style-name="gr15" draw:text-style-name="P4" draw:layer="layout" svg:width="0.08cm" svg:height="0.068cm" svg:x="2.956cm" svg:y="11.387cm">
            <text:p/>
            <draw:enhanced-geometry svg:viewBox="0 0 1917 1583" draw:extrusion-allowed="true" draw:text-areas="0 0 1917 1583" draw:glue-points="1917 950 0 1583 0 1306 939 1029 1643 831 1643 831 939 594 0 277 0 0 1917 713 1917 950" draw:type="mso-spt100" draw:enhanced-path="M 1917 950 C 0 1583 0 1583 0 1583 C 0 1306 0 1306 0 1306 C 939 1029 939 1029 939 1029 C 1213 950 1448 871 1643 831 C 1643 831 1643 831 1643 831 C 1448 752 1213 673 939 594 C 0 277 0 277 0 277 C 0 0 0 0 0 0 C 1917 713 1917 713 1917 713 L 1917 950 Z N">
              <draw:equation draw:name="f0" draw:formula=""/>
              <draw:equation draw:name="f1" draw:formula="1583-1583"/>
              <draw:equation draw:name="f2" draw:formula="1306-1306"/>
              <draw:equation draw:name="f3" draw:formula="1306+939-1029"/>
              <draw:equation draw:name="f4" draw:formula=""/>
              <draw:equation draw:name="f5" draw:formula=""/>
              <draw:equation draw:name="f6" draw:formula=""/>
              <draw:equation draw:name="f7" draw:formula=""/>
              <draw:equation draw:name="f8" draw:formula=""/>
              <draw:equation draw:name="f9" draw:formula=""/>
              <draw:equation draw:name="f10" draw:formula="277-277"/>
              <draw:equation draw:name="f11" draw:formula=""/>
              <draw:equation draw:name="f12" draw:formula="1917-713"/>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17)/(pi/180)"/>
              <draw:equation draw:name="f20" draw:formula="-1583"/>
              <draw:equation draw:name="f21" draw:formula="-1306"/>
              <draw:equation draw:name="f22" draw:formula="939-1029"/>
              <draw:equation draw:name="f23" draw:formula="1643-831"/>
              <draw:equation draw:name="f24" draw:formula="1643-831"/>
              <draw:equation draw:name="f25" draw:formula="939-594"/>
              <draw:equation draw:name="f26" draw:formula="-277"/>
              <draw:equation draw:name="f27" draw:formula=""/>
              <draw:equation draw:name="f28" draw:formula="1917-713"/>
            </draw:enhanced-geometry>
          </draw:custom-shape>
          <draw:custom-shape draw:name="Freeform 50" draw:style-name="gr15" draw:text-style-name="P4" draw:layer="layout" svg:width="0.081cm" svg:height="0.067cm" svg:x="2.959cm" svg:y="11.311cm">
            <text:p/>
            <draw:enhanced-geometry svg:viewBox="0 0 1966 1567" draw:extrusion-allowed="true" draw:text-areas="0 0 1966 1567" draw:glue-points="1927 1097 0 1567 0 1332 983 1097 1691 940 1691 940 983 666 78 275 118 0 1966 823 1927 1097" draw:type="mso-spt100" draw:enhanced-path="M 1927 1097 C 0 1567 0 1567 0 1567 C 0 1332 0 1332 0 1332 C 983 1097 983 1097 983 1097 C 1219 1019 1455 980 1691 940 C 1691 940 1691 940 1691 940 C 1494 862 1258 784 983 666 C 78 275 78 275 78 275 C 118 0 118 0 118 0 C 1966 823 1966 823 1966 823 L 1927 1097 Z N">
              <draw:equation draw:name="f0" draw:formula=""/>
              <draw:equation draw:name="f1" draw:formula="1567-1567"/>
              <draw:equation draw:name="f2" draw:formula="1332-1332"/>
              <draw:equation draw:name="f3" draw:formula="1332+983-1097"/>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27)/(pi/180)"/>
              <draw:equation draw:name="f20" draw:formula="-1567"/>
              <draw:equation draw:name="f21" draw:formula="-1332"/>
              <draw:equation draw:name="f22" draw:formula="983-1097"/>
              <draw:equation draw:name="f23" draw:formula="1691-940"/>
              <draw:equation draw:name="f24" draw:formula="1691-940"/>
              <draw:equation draw:name="f25" draw:formula="983-666"/>
              <draw:equation draw:name="f26" draw:formula="78-275"/>
              <draw:equation draw:name="f27" draw:formula="118"/>
              <draw:equation draw:name="f28" draw:formula="1966-823"/>
            </draw:enhanced-geometry>
          </draw:custom-shape>
          <draw:custom-shape draw:name="Freeform 51" draw:style-name="gr15" draw:text-style-name="P4" draw:layer="layout" svg:width="0.085cm" svg:height="0.067cm" svg:x="2.962cm" svg:y="11.237cm">
            <text:p/>
            <draw:enhanced-geometry svg:viewBox="0 0 2000 1567" draw:extrusion-allowed="true" draw:text-areas="0 0 2000 1567" draw:glue-points="1961 1214 0 1567 40 1293 1020 1136 1765 1018 1765 1018 1099 705 197 235 236 0 2000 940 1961 1214" draw:type="mso-spt100" draw:enhanced-path="M 1961 1214 C 0 1567 0 1567 0 1567 C 40 1293 40 1293 40 1293 C 1020 1136 1020 1136 1020 1136 C 1295 1097 1530 1058 1765 1018 C 1765 1018 1765 1018 1765 1018 C 1530 940 1334 823 1099 705 C 197 235 197 235 197 235 C 236 0 236 0 236 0 C 2000 940 2000 940 2000 940 L 1961 1214 Z N">
              <draw:equation draw:name="f0" draw:formula=""/>
              <draw:equation draw:name="f1" draw:formula="1567-1567"/>
              <draw:equation draw:name="f2" draw:formula=""/>
              <draw:equation draw:name="f3" draw:formula=""/>
              <draw:equation draw:name="f4" draw:formula=""/>
              <draw:equation draw:name="f5" draw:formula="1058*sqrt(1-(1097/1530)*(1097/15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61)/(pi/180)"/>
              <draw:equation draw:name="f20" draw:formula="-1567"/>
              <draw:equation draw:name="f21" draw:formula="40-1293"/>
              <draw:equation draw:name="f22" draw:formula="1020-1136"/>
              <draw:equation draw:name="f23" draw:formula="1765-1018"/>
              <draw:equation draw:name="f24" draw:formula="1765-1018"/>
              <draw:equation draw:name="f25" draw:formula="1099-705"/>
              <draw:equation draw:name="f26" draw:formula="197-235"/>
              <draw:equation draw:name="f27" draw:formula="236"/>
              <draw:equation draw:name="f28" draw:formula="2000-940"/>
            </draw:enhanced-geometry>
          </draw:custom-shape>
          <draw:custom-shape draw:name="Freeform 52" draw:style-name="gr15" draw:text-style-name="P4" draw:layer="layout" svg:width="0.088cm" svg:height="0.066cm" svg:x="2.974cm" svg:y="11.161cm">
            <text:p/>
            <draw:enhanced-geometry svg:viewBox="0 0 2083 1534" draw:extrusion-allowed="true" draw:text-areas="0 0 2083 1534" draw:glue-points="2005 1377 0 1534 78 1298 1061 1219 1808 1180 1808 1180 1140 787 314 276 393 0 2083 1141 2005 1377" draw:type="mso-spt100" draw:enhanced-path="M 2005 1377 C 0 1534 0 1534 0 1534 C 78 1298 78 1298 78 1298 C 1061 1219 1061 1219 1061 1219 C 1336 1219 1572 1180 1808 1180 C 1808 1180 1808 1180 1808 1180 C 1611 1062 1376 944 1140 787 C 314 276 314 276 314 276 C 393 0 393 0 393 0 C 2083 1141 2083 1141 2083 1141 L 2005 1377 Z N">
              <draw:equation draw:name="f0" draw:formula=""/>
              <draw:equation draw:name="f1" draw:formula="1534-1534"/>
              <draw:equation draw:name="f2" draw:formula=""/>
              <draw:equation draw:name="f3" draw:formula=""/>
              <draw:equation draw:name="f4" draw:formula=""/>
              <draw:equation draw:name="f5" draw:formula=""/>
              <draw:equation draw:name="f6" draw:formula="1180*tan(1808)"/>
              <draw:equation draw:name="f7" draw:formula="1180*tan(180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005)/(pi/180)"/>
              <draw:equation draw:name="f20" draw:formula="-1534"/>
              <draw:equation draw:name="f21" draw:formula="78-1298"/>
              <draw:equation draw:name="f22" draw:formula="1061-1219"/>
              <draw:equation draw:name="f23" draw:formula="1808-1180"/>
              <draw:equation draw:name="f24" draw:formula="1808-1180"/>
              <draw:equation draw:name="f25" draw:formula="1140-787"/>
              <draw:equation draw:name="f26" draw:formula="314-276"/>
              <draw:equation draw:name="f27" draw:formula="393"/>
              <draw:equation draw:name="f28" draw:formula="2083-1141"/>
            </draw:enhanced-geometry>
          </draw:custom-shape>
          <draw:custom-shape draw:name="Freeform 53" draw:style-name="gr15" draw:text-style-name="P4" draw:layer="layout" svg:width="0.091cm" svg:height="0.066cm" svg:x="2.992cm" svg:y="11.088cm">
            <text:p/>
            <draw:enhanced-geometry svg:viewBox="0 0 2117 1534" draw:extrusion-allowed="true" draw:text-areas="0 0 2117 1534" draw:glue-points="1999 1534 0 1494 118 1219 1098 1259 1842 1298 1842 1298 1215 865 471 236 549 0 2117 1259 1999 1534" draw:type="mso-spt100" draw:enhanced-path="M 1999 1534 C 0 1494 0 1494 0 1494 C 118 1219 118 1219 118 1219 C 1098 1259 1098 1259 1098 1259 C 1372 1259 1607 1259 1842 1298 C 1842 1298 1842 1298 1842 1298 C 1646 1180 1450 1023 1215 865 C 471 236 471 236 471 236 C 549 0 549 0 549 0 C 2117 1259 2117 1259 2117 1259 L 1999 1534 Z N">
              <draw:equation draw:name="f0" draw:formula=""/>
              <draw:equation draw:name="f1" draw:formula="1494-1494"/>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99)/(pi/180)"/>
              <draw:equation draw:name="f20" draw:formula="-1494"/>
              <draw:equation draw:name="f21" draw:formula="118-1219"/>
              <draw:equation draw:name="f22" draw:formula="1098-1259"/>
              <draw:equation draw:name="f23" draw:formula="1842-1298"/>
              <draw:equation draw:name="f24" draw:formula="1842-1298"/>
              <draw:equation draw:name="f25" draw:formula="1215-865"/>
              <draw:equation draw:name="f26" draw:formula="471-236"/>
              <draw:equation draw:name="f27" draw:formula="549"/>
              <draw:equation draw:name="f28" draw:formula="2117-1259"/>
            </draw:enhanced-geometry>
          </draw:custom-shape>
          <draw:custom-shape draw:name="Freeform 54" draw:style-name="gr15" draw:text-style-name="P4" draw:layer="layout" svg:width="0.088cm" svg:height="0.072cm" svg:x="3.02cm" svg:y="11.016cm">
            <text:p/>
            <draw:enhanced-geometry svg:viewBox="0 0 2133 1683" draw:extrusion-allowed="true" draw:text-areas="0 0 2133 1683" draw:glue-points="2015 1683 0 1409 118 1175 1106 1331 1857 1449 1857 1449 1304 940 592 235 711 0 2133 1449 2015 1683" draw:type="mso-spt100" draw:enhanced-path="M 2015 1683 C 0 1409 0 1409 0 1409 C 118 1175 118 1175 118 1175 C 1106 1331 1106 1331 1106 1331 C 1383 1370 1620 1409 1857 1449 C 1857 1449 1857 1449 1857 1449 C 1659 1292 1501 1135 1304 940 C 592 235 592 235 592 235 C 711 0 711 0 711 0 C 2133 1449 2133 1449 2133 1449 L 2015 1683 Z N">
              <draw:equation draw:name="f0" draw:formula=""/>
              <draw:equation draw:name="f1" draw:formula="1409-1409"/>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015)/(pi/180)"/>
              <draw:equation draw:name="f20" draw:formula="-1409"/>
              <draw:equation draw:name="f21" draw:formula="118-1175"/>
              <draw:equation draw:name="f22" draw:formula="1106-1331"/>
              <draw:equation draw:name="f23" draw:formula="1857-1449"/>
              <draw:equation draw:name="f24" draw:formula="1857-1449"/>
              <draw:equation draw:name="f25" draw:formula="1304-940"/>
              <draw:equation draw:name="f26" draw:formula="592-235"/>
              <draw:equation draw:name="f27" draw:formula="711"/>
              <draw:equation draw:name="f28" draw:formula="2133-1449"/>
            </draw:enhanced-geometry>
          </draw:custom-shape>
          <draw:custom-shape draw:name="Freeform 55" draw:style-name="gr15" draw:text-style-name="P4" draw:layer="layout" svg:width="0.088cm" svg:height="0.079cm" svg:x="3.055cm" svg:y="10.948cm">
            <text:p/>
            <draw:enhanced-geometry svg:viewBox="0 0 2084 1850" draw:extrusion-allowed="true" draw:text-areas="0 0 2084 1850" draw:glue-points="1927 1850 0 1338 118 1102 1062 1377 1769 1614 1769 1574 1298 1023 708 236 826 0 2084 1614 1927 1850" draw:type="mso-spt100" draw:enhanced-path="M 1927 1850 C 0 1338 0 1338 0 1338 C 118 1102 118 1102 118 1102 C 1062 1377 1062 1377 1062 1377 C 1337 1456 1573 1535 1769 1614 C 1769 1574 1769 1574 1769 1574 C 1651 1417 1494 1220 1298 1023 C 708 236 708 236 708 236 C 826 0 826 0 826 0 C 2084 1614 2084 1614 2084 1614 L 1927 1850 Z N">
              <draw:equation draw:name="f0" draw:formula=""/>
              <draw:equation draw:name="f1" draw:formula="1338-1338"/>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27)/(pi/180)"/>
              <draw:equation draw:name="f20" draw:formula="-1338"/>
              <draw:equation draw:name="f21" draw:formula="118-1102"/>
              <draw:equation draw:name="f22" draw:formula="1062-1377"/>
              <draw:equation draw:name="f23" draw:formula="1769-1614"/>
              <draw:equation draw:name="f24" draw:formula="1769-1574"/>
              <draw:equation draw:name="f25" draw:formula="1298-1023"/>
              <draw:equation draw:name="f26" draw:formula="708-236"/>
              <draw:equation draw:name="f27" draw:formula="826"/>
              <draw:equation draw:name="f28" draw:formula="2084-1614"/>
            </draw:enhanced-geometry>
          </draw:custom-shape>
          <draw:custom-shape draw:name="Freeform 56" draw:style-name="gr15" draw:text-style-name="P4" draw:layer="layout" svg:width="0.086cm" svg:height="0.085cm" svg:x="3.1cm" svg:y="10.887cm">
            <text:p/>
            <draw:enhanced-geometry svg:viewBox="0 0 2050 1967" draw:extrusion-allowed="true" draw:text-areas="0 0 2050 1967" draw:glue-points="1853 1967 0 1180 197 983 1104 1377 1774 1691 1774 1691 1380 1062 867 197 1064 0 2050 1770 1853 1967" draw:type="mso-spt100" draw:enhanced-path="M 1853 1967 C 0 1180 0 1180 0 1180 C 197 983 197 983 197 983 C 1104 1377 1104 1377 1104 1377 C 1340 1495 1577 1573 1774 1691 C 1774 1691 1774 1691 1774 1691 C 1656 1495 1498 1298 1380 1062 C 867 197 867 197 867 197 C 1064 0 1064 0 1064 0 C 2050 1770 2050 1770 2050 1770 L 1853 1967 Z N">
              <draw:equation draw:name="f0" draw:formula=""/>
              <draw:equation draw:name="f1" draw:formula="1180-1180"/>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770+2050)/2"/>
              <draw:equation draw:name="f14" draw:formula=""/>
              <draw:equation draw:name="f15" draw:formula="(16384+8193)/2"/>
              <draw:equation draw:name="f16" draw:formula="*8193/8193"/>
              <draw:equation draw:name="f17" draw:formula="*8193"/>
              <draw:equation draw:name="f18" draw:formula="*/12"/>
              <draw:equation draw:name="f19" draw:formula="atan2(0,1853)/(pi/180)"/>
              <draw:equation draw:name="f20" draw:formula="-1180"/>
              <draw:equation draw:name="f21" draw:formula="197-983"/>
              <draw:equation draw:name="f22" draw:formula="1104-1377"/>
              <draw:equation draw:name="f23" draw:formula="1774-1691"/>
              <draw:equation draw:name="f24" draw:formula="1774-1691"/>
              <draw:equation draw:name="f25" draw:formula="1380-1062"/>
              <draw:equation draw:name="f26" draw:formula="867-197"/>
              <draw:equation draw:name="f27" draw:formula="1064"/>
              <draw:equation draw:name="f28" draw:formula="2050-1770"/>
            </draw:enhanced-geometry>
          </draw:custom-shape>
          <draw:custom-shape draw:name="Freeform 57" draw:style-name="gr15" draw:text-style-name="P4" draw:layer="layout" svg:width="0.079cm" svg:height="0.088cm" svg:x="3.155cm" svg:y="10.833cm">
            <text:p/>
            <draw:enhanced-geometry svg:viewBox="0 0 1883 2050" draw:extrusion-allowed="true" draw:text-areas="0 0 1883 2050" draw:glue-points="1687 2050 0 1025 196 828 1020 1380 1648 1775 1648 1775 1334 1104 981 158 1177 0 1883 1893 1687 2050" draw:type="mso-spt100" draw:enhanced-path="M 1687 2050 C 0 1025 0 1025 0 1025 C 196 828 196 828 196 828 C 1020 1380 1020 1380 1020 1380 C 1255 1499 1452 1656 1648 1775 C 1648 1775 1648 1775 1648 1775 C 1530 1577 1452 1341 1334 1104 C 981 158 981 158 981 158 C 1177 0 1177 0 1177 0 C 1883 1893 1883 1893 1883 1893 L 1687 2050 Z N">
              <draw:equation draw:name="f0" draw:formula=""/>
              <draw:equation draw:name="f1" draw:formula="1025-102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687)/(pi/180)"/>
              <draw:equation draw:name="f20" draw:formula="-1025"/>
              <draw:equation draw:name="f21" draw:formula="196-828"/>
              <draw:equation draw:name="f22" draw:formula="1020-1380"/>
              <draw:equation draw:name="f23" draw:formula="1648-1775"/>
              <draw:equation draw:name="f24" draw:formula="1648-1775"/>
              <draw:equation draw:name="f25" draw:formula="1334-1104"/>
              <draw:equation draw:name="f26" draw:formula="981-158"/>
              <draw:equation draw:name="f27" draw:formula="1177"/>
              <draw:equation draw:name="f28" draw:formula="1883-1893"/>
            </draw:enhanced-geometry>
          </draw:custom-shape>
          <draw:custom-shape draw:name="Freeform 58" draw:style-name="gr15" draw:text-style-name="P4" draw:layer="layout" svg:width="0.074cm" svg:height="0.092cm" svg:x="3.215cm" svg:y="10.789cm">
            <text:p/>
            <draw:enhanced-geometry svg:viewBox="0 0 1766 2133" draw:extrusion-allowed="true" draw:text-areas="0 0 1766 2133" draw:glue-points="1531 2133 0 829 235 671 981 1304 1531 1817 1531 1817 1335 1106 1138 118 1335 0 1766 1975 1531 2133" draw:type="mso-spt100" draw:enhanced-path="M 1531 2133 C 0 829 0 829 0 829 C 235 671 235 671 235 671 C 981 1304 981 1304 981 1304 C 1178 1501 1374 1659 1531 1817 C 1531 1817 1531 1817 1531 1817 C 1452 1620 1413 1343 1335 1106 C 1138 118 1138 118 1138 118 C 1335 0 1335 0 1335 0 C 1766 1975 1766 1975 1766 1975 L 1531 2133 Z N">
              <draw:equation draw:name="f0" draw:formula=""/>
              <draw:equation draw:name="f1" draw:formula="829-829"/>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531)/(pi/180)"/>
              <draw:equation draw:name="f20" draw:formula="-829"/>
              <draw:equation draw:name="f21" draw:formula="235-671"/>
              <draw:equation draw:name="f22" draw:formula="981-1304"/>
              <draw:equation draw:name="f23" draw:formula="1531-1817"/>
              <draw:equation draw:name="f24" draw:formula="1531-1817"/>
              <draw:equation draw:name="f25" draw:formula="1335-1106"/>
              <draw:equation draw:name="f26" draw:formula="1138-118"/>
              <draw:equation draw:name="f27" draw:formula="1335"/>
              <draw:equation draw:name="f28" draw:formula="1766-1975"/>
            </draw:enhanced-geometry>
          </draw:custom-shape>
          <draw:custom-shape draw:name="Freeform 59" draw:style-name="gr16" draw:text-style-name="P5" draw:layer="layout" svg:width="1.037cm" svg:height="1.524cm" svg:x="3.027cm" svg:y="10.668cm">
            <text:p/>
            <draw:enhanced-geometry svg:viewBox="0 0 12284 17775" draw:extrusion-allowed="true" draw:text-areas="0 0 12284 17775" draw:glue-points="7929 2915 42 8580 3985 16462 10065 12357 5382 8580 7929 2915" draw:type="mso-spt100" draw:enhanced-path="M 7929 2915 C 7477 0 124 616 42 8580 C 0 13445 1849 15230 3985 16462 C 6245 17775 12284 14491 10065 12357 C 7847 10222 5362 9730 5382 8580 C 5464 5296 8340 5542 7929 2915 N">
              <draw:equation draw:name="f0" draw:formula=""/>
              <draw:equation draw:name="f1" draw:formula=""/>
              <draw:equation draw:name="f2" draw:formula="13445+1849-15230"/>
              <draw:equation draw:name="f3" draw:formula=""/>
              <draw:equation draw:name="f4" draw:formula=""/>
              <draw:equation draw:name="f5" draw:formula=""/>
              <draw:equation draw:name="f6" draw:formula="if(8580,5464,5296)"/>
              <draw:equation draw:name="f7" draw:formula=""/>
              <draw:equation draw:name="f8" draw:formula="sqrt(8*8+2*2+16384*16384)"/>
              <draw:equation draw:name="f9" draw:formula="*8193/8193"/>
              <draw:equation draw:name="f10" draw:formula="*6/8"/>
              <draw:equation draw:name="f11" draw:formula="atan2(0,7929)/(pi/180)"/>
              <draw:equation draw:name="f12" draw:formula="42-8580"/>
              <draw:equation draw:name="f13" draw:formula="3985-16462"/>
              <draw:equation draw:name="f14" draw:formula="10065-12357"/>
              <draw:equation draw:name="f15" draw:formula="5382-8580"/>
            </draw:enhanced-geometry>
          </draw:custom-shape>
        </draw:g>
        <draw:g draw:name="Group 59">
          <draw:custom-shape draw:name="Freeform 7" draw:style-name="gr17" draw:text-style-name="P6" draw:layer="layout" svg:width="0.07cm" svg:height="0.094cm" svg:x="4.87cm" svg:y="10.914cm">
            <text:p/>
            <draw:enhanced-geometry svg:viewBox="0 0 475 575" draw:extrusion-allowed="true" draw:text-areas="0 0 475 575" draw:glue-points="188 575 0 0 81 0 170 278 233 503 233 503 296 287 394 0 475 0 269 575 188 575" draw:type="mso-spt100" draw:enhanced-path="M 188 575 C 0 0 0 0 0 0 C 81 0 81 0 81 0 C 170 278 170 278 170 278 C 197 359 215 431 233 503 C 233 503 233 503 233 503 C 251 431 278 359 296 287 C 394 0 394 0 394 0 C 475 0 475 0 475 0 C 269 575 269 575 269 575 L 188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sqrt(575)"/>
              <draw:equation draw:name="f14" draw:formula=""/>
              <draw:equation draw:name="f15" draw:formula="(16384+8193)/2"/>
              <draw:equation draw:name="f16" draw:formula="*8193/8193"/>
              <draw:equation draw:name="f17" draw:formula="*8193"/>
              <draw:equation draw:name="f18" draw:formula="*/12"/>
              <draw:equation draw:name="f19" draw:formula="atan2(0,188)/(pi/180)"/>
              <draw:equation draw:name="f20" draw:formula=""/>
              <draw:equation draw:name="f21" draw:formula="81"/>
              <draw:equation draw:name="f22" draw:formula="170-278"/>
              <draw:equation draw:name="f23" draw:formula="233-503"/>
              <draw:equation draw:name="f24" draw:formula="233-503"/>
              <draw:equation draw:name="f25" draw:formula="296-287"/>
              <draw:equation draw:name="f26" draw:formula="394"/>
              <draw:equation draw:name="f27" draw:formula="475"/>
              <draw:equation draw:name="f28" draw:formula="269-575"/>
            </draw:enhanced-geometry>
          </draw:custom-shape>
          <draw:custom-shape draw:name="Freeform 8" draw:style-name="gr17" draw:text-style-name="P6" draw:layer="layout" svg:width="0.072cm" svg:height="0.094cm" svg:x="4.942cm" svg:y="10.914cm">
            <text:p/>
            <draw:enhanced-geometry svg:viewBox="0 0 483 575" draw:extrusion-allowed="true" draw:text-areas="0 0 483 575" draw:glue-points="191 575 0 0 82 0 173 278 237 503 237 503 310 287 410 0 483 0 273 575 191 575" draw:type="mso-spt100" draw:enhanced-path="M 191 575 C 0 0 0 0 0 0 C 82 0 82 0 82 0 C 173 278 173 278 173 278 C 200 359 219 431 237 503 C 237 503 237 503 237 503 C 255 431 283 359 310 287 C 410 0 410 0 410 0 C 483 0 483 0 483 0 C 273 575 273 575 273 575 L 191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1)/(pi/180)"/>
              <draw:equation draw:name="f20" draw:formula=""/>
              <draw:equation draw:name="f21" draw:formula="82"/>
              <draw:equation draw:name="f22" draw:formula="173-278"/>
              <draw:equation draw:name="f23" draw:formula="237-503"/>
              <draw:equation draw:name="f24" draw:formula="237-503"/>
              <draw:equation draw:name="f25" draw:formula="310-287"/>
              <draw:equation draw:name="f26" draw:formula="410"/>
              <draw:equation draw:name="f27" draw:formula="483"/>
              <draw:equation draw:name="f28" draw:formula="273-575"/>
            </draw:enhanced-geometry>
          </draw:custom-shape>
          <draw:custom-shape draw:name="Freeform 9" draw:style-name="gr17" draw:text-style-name="P6" draw:layer="layout" svg:width="0.072cm" svg:height="0.094cm" svg:x="5.016cm" svg:y="10.914cm">
            <text:p/>
            <draw:enhanced-geometry svg:viewBox="0 0 483 575" draw:extrusion-allowed="true" draw:text-areas="0 0 483 575" draw:glue-points="188 575 0 0 80 0 170 278 233 503 233 503 304 287 403 0 483 0 268 575 188 575" draw:type="mso-spt100" draw:enhanced-path="M 188 575 C 0 0 0 0 0 0 C 80 0 80 0 80 0 C 170 278 170 278 170 278 C 197 359 215 431 233 503 C 233 503 233 503 233 503 C 250 431 277 359 304 287 C 403 0 403 0 403 0 C 483 0 483 0 483 0 C 268 575 268 575 268 575 L 188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575*sin(atan2(575,268))"/>
              <draw:equation draw:name="f14" draw:formula=""/>
              <draw:equation draw:name="f15" draw:formula="(16384+8193)/2"/>
              <draw:equation draw:name="f16" draw:formula="*8193/8193"/>
              <draw:equation draw:name="f17" draw:formula="*8193"/>
              <draw:equation draw:name="f18" draw:formula="*/12"/>
              <draw:equation draw:name="f19" draw:formula="atan2(0,188)/(pi/180)"/>
              <draw:equation draw:name="f20" draw:formula=""/>
              <draw:equation draw:name="f21" draw:formula="80"/>
              <draw:equation draw:name="f22" draw:formula="170-278"/>
              <draw:equation draw:name="f23" draw:formula="233-503"/>
              <draw:equation draw:name="f24" draw:formula="233-503"/>
              <draw:equation draw:name="f25" draw:formula="304-287"/>
              <draw:equation draw:name="f26" draw:formula="403"/>
              <draw:equation draw:name="f27" draw:formula="483"/>
              <draw:equation draw:name="f28" draw:formula="268-575"/>
            </draw:enhanced-geometry>
          </draw:custom-shape>
          <draw:custom-shape draw:name="Freeform 10" draw:style-name="gr17" draw:text-style-name="P6" draw:layer="layout" svg:width="0.071cm" svg:height="0.094cm" svg:x="5.089cm" svg:y="10.914cm">
            <text:p/>
            <draw:enhanced-geometry svg:viewBox="0 0 484 575" draw:extrusion-allowed="true" draw:text-areas="0 0 484 575" draw:glue-points="188 575 0 0 81 0 171 278 233 503 233 503 305 287 403 0 484 0 278 575 188 575" draw:type="mso-spt100" draw:enhanced-path="M 188 575 C 0 0 0 0 0 0 C 81 0 81 0 81 0 C 171 278 171 278 171 278 C 197 359 215 431 233 503 C 233 503 233 503 233 503 C 251 431 278 359 305 287 C 403 0 403 0 403 0 C 484 0 484 0 484 0 C 278 575 278 575 278 575 L 188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88)/(pi/180)"/>
              <draw:equation draw:name="f20" draw:formula=""/>
              <draw:equation draw:name="f21" draw:formula="81"/>
              <draw:equation draw:name="f22" draw:formula="171-278"/>
              <draw:equation draw:name="f23" draw:formula="233-503"/>
              <draw:equation draw:name="f24" draw:formula="233-503"/>
              <draw:equation draw:name="f25" draw:formula="305-287"/>
              <draw:equation draw:name="f26" draw:formula="403"/>
              <draw:equation draw:name="f27" draw:formula="484"/>
              <draw:equation draw:name="f28" draw:formula="278-575"/>
            </draw:enhanced-geometry>
          </draw:custom-shape>
          <draw:custom-shape draw:name="Freeform 11" draw:style-name="gr17" draw:text-style-name="P6" draw:layer="layout" svg:width="0.073cm" svg:height="0.094cm" svg:x="5.161cm" svg:y="10.914cm">
            <text:p/>
            <draw:enhanced-geometry svg:viewBox="0 0 492 575" draw:extrusion-allowed="true" draw:text-areas="0 0 492 575" draw:glue-points="191 575 0 0 82 0 173 278 237 503 237 503 310 287 410 0 492 0 282 575 191 575" draw:type="mso-spt100" draw:enhanced-path="M 191 575 C 0 0 0 0 0 0 C 82 0 82 0 82 0 C 173 278 173 278 173 278 C 200 359 228 431 237 503 C 237 503 237 503 237 503 C 255 431 282 359 310 287 C 410 0 410 0 410 0 C 492 0 492 0 492 0 C 282 575 282 575 282 575 L 191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1)/(pi/180)"/>
              <draw:equation draw:name="f20" draw:formula=""/>
              <draw:equation draw:name="f21" draw:formula="82"/>
              <draw:equation draw:name="f22" draw:formula="173-278"/>
              <draw:equation draw:name="f23" draw:formula="237-503"/>
              <draw:equation draw:name="f24" draw:formula="237-503"/>
              <draw:equation draw:name="f25" draw:formula="310-287"/>
              <draw:equation draw:name="f26" draw:formula="410"/>
              <draw:equation draw:name="f27" draw:formula="492"/>
              <draw:equation draw:name="f28" draw:formula="282-575"/>
            </draw:enhanced-geometry>
          </draw:custom-shape>
          <draw:custom-shape draw:name="Freeform 12" draw:style-name="gr17" draw:text-style-name="P6" draw:layer="layout" svg:width="0.073cm" svg:height="0.094cm" svg:x="5.234cm" svg:y="10.914cm">
            <text:p/>
            <draw:enhanced-geometry svg:viewBox="0 0 491 575" draw:extrusion-allowed="true" draw:text-areas="0 0 491 575" draw:glue-points="200 575 0 0 82 0 182 278 237 503 246 503 309 287 410 0 491 0 282 575 200 575" draw:type="mso-spt100" draw:enhanced-path="M 200 575 C 0 0 0 0 0 0 C 82 0 82 0 82 0 C 182 278 182 278 182 278 C 200 359 227 431 237 503 C 246 503 246 503 246 503 C 255 431 282 359 309 287 C 410 0 410 0 410 0 C 491 0 491 0 491 0 C 282 575 282 575 282 575 L 200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00)/(pi/180)"/>
              <draw:equation draw:name="f20" draw:formula=""/>
              <draw:equation draw:name="f21" draw:formula="82"/>
              <draw:equation draw:name="f22" draw:formula="182-278"/>
              <draw:equation draw:name="f23" draw:formula="237-503"/>
              <draw:equation draw:name="f24" draw:formula="246-503"/>
              <draw:equation draw:name="f25" draw:formula="309-287"/>
              <draw:equation draw:name="f26" draw:formula="410"/>
              <draw:equation draw:name="f27" draw:formula="491"/>
              <draw:equation draw:name="f28" draw:formula="282-575"/>
            </draw:enhanced-geometry>
          </draw:custom-shape>
          <draw:custom-shape draw:name="Freeform 13" draw:style-name="gr17" draw:text-style-name="P6" draw:layer="layout" svg:width="0.071cm" svg:height="0.094cm" svg:x="5.308cm" svg:y="10.914cm">
            <text:p/>
            <draw:enhanced-geometry svg:viewBox="0 0 483 575" draw:extrusion-allowed="true" draw:text-areas="0 0 483 575" draw:glue-points="197 575 0 0 89 0 179 278 233 503 241 503 304 287 403 0 483 0 277 575 197 575" draw:type="mso-spt100" draw:enhanced-path="M 197 575 C 0 0 0 0 0 0 C 89 0 89 0 89 0 C 179 278 179 278 179 278 C 197 359 224 431 233 503 C 241 503 241 503 241 503 C 259 431 277 359 304 287 C 403 0 403 0 403 0 C 483 0 483 0 483 0 C 277 575 277 575 277 575 L 197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bs(431)"/>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7)/(pi/180)"/>
              <draw:equation draw:name="f20" draw:formula=""/>
              <draw:equation draw:name="f21" draw:formula="89"/>
              <draw:equation draw:name="f22" draw:formula="179-278"/>
              <draw:equation draw:name="f23" draw:formula="233-503"/>
              <draw:equation draw:name="f24" draw:formula="241-503"/>
              <draw:equation draw:name="f25" draw:formula="304-287"/>
              <draw:equation draw:name="f26" draw:formula="403"/>
              <draw:equation draw:name="f27" draw:formula="483"/>
              <draw:equation draw:name="f28" draw:formula="277-575"/>
            </draw:enhanced-geometry>
          </draw:custom-shape>
          <draw:custom-shape draw:name="Freeform 14" draw:style-name="gr17" draw:text-style-name="P6" draw:layer="layout" svg:width="0.07cm" svg:height="0.094cm" svg:x="5.383cm" svg:y="10.914cm">
            <text:p/>
            <draw:enhanced-geometry svg:viewBox="0 0 475 575" draw:extrusion-allowed="true" draw:text-areas="0 0 475 575" draw:glue-points="188 575 0 0 81 0 170 278 233 503 233 503 296 287 394 0 475 0 269 575 188 575" draw:type="mso-spt100" draw:enhanced-path="M 188 575 C 0 0 0 0 0 0 C 81 0 81 0 81 0 C 170 278 170 278 170 278 C 197 359 215 431 233 503 C 233 503 233 503 233 503 C 251 431 269 359 296 287 C 394 0 394 0 394 0 C 475 0 475 0 475 0 C 269 575 269 575 269 575 L 188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sqrt(575)"/>
              <draw:equation draw:name="f14" draw:formula=""/>
              <draw:equation draw:name="f15" draw:formula="(16384+8193)/2"/>
              <draw:equation draw:name="f16" draw:formula="*8193/8193"/>
              <draw:equation draw:name="f17" draw:formula="*8193"/>
              <draw:equation draw:name="f18" draw:formula="*/12"/>
              <draw:equation draw:name="f19" draw:formula="atan2(0,188)/(pi/180)"/>
              <draw:equation draw:name="f20" draw:formula=""/>
              <draw:equation draw:name="f21" draw:formula="81"/>
              <draw:equation draw:name="f22" draw:formula="170-278"/>
              <draw:equation draw:name="f23" draw:formula="233-503"/>
              <draw:equation draw:name="f24" draw:formula="233-503"/>
              <draw:equation draw:name="f25" draw:formula="296-287"/>
              <draw:equation draw:name="f26" draw:formula="394"/>
              <draw:equation draw:name="f27" draw:formula="475"/>
              <draw:equation draw:name="f28" draw:formula="269-575"/>
            </draw:enhanced-geometry>
          </draw:custom-shape>
          <draw:custom-shape draw:name="Freeform 15" draw:style-name="gr17" draw:text-style-name="P6" draw:layer="layout" svg:width="0.071cm" svg:height="0.094cm" svg:x="5.454cm" svg:y="10.914cm">
            <text:p/>
            <draw:enhanced-geometry svg:viewBox="0 0 484 575" draw:extrusion-allowed="true" draw:text-areas="0 0 484 575" draw:glue-points="192 575 0 0 83 0 174 278 238 503 238 503 301 287 402 0 484 0 274 575 192 575" draw:type="mso-spt100" draw:enhanced-path="M 192 575 C 0 0 0 0 0 0 C 83 0 83 0 83 0 C 174 278 174 278 174 278 C 201 359 219 431 238 503 C 238 503 238 503 238 503 C 256 431 274 359 301 287 C 402 0 402 0 402 0 C 484 0 484 0 484 0 C 274 575 274 575 274 575 L 192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431+274-359"/>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2)/(pi/180)"/>
              <draw:equation draw:name="f20" draw:formula=""/>
              <draw:equation draw:name="f21" draw:formula="83"/>
              <draw:equation draw:name="f22" draw:formula="174-278"/>
              <draw:equation draw:name="f23" draw:formula="238-503"/>
              <draw:equation draw:name="f24" draw:formula="238-503"/>
              <draw:equation draw:name="f25" draw:formula="301-287"/>
              <draw:equation draw:name="f26" draw:formula="402"/>
              <draw:equation draw:name="f27" draw:formula="484"/>
              <draw:equation draw:name="f28" draw:formula="274-575"/>
            </draw:enhanced-geometry>
          </draw:custom-shape>
          <draw:custom-shape draw:name="Freeform 16" draw:style-name="gr17" draw:text-style-name="P6" draw:layer="layout" svg:width="0.07cm" svg:height="0.094cm" svg:x="5.528cm" svg:y="10.914cm">
            <text:p/>
            <draw:enhanced-geometry svg:viewBox="0 0 475 575" draw:extrusion-allowed="true" draw:text-areas="0 0 475 575" draw:glue-points="189 575 0 0 81 0 171 278 233 503 233 503 296 287 395 0 475 0 269 575 189 575" draw:type="mso-spt100" draw:enhanced-path="M 189 575 C 0 0 0 0 0 0 C 81 0 81 0 81 0 C 171 278 171 278 171 278 C 198 359 216 431 233 503 C 233 503 233 503 233 503 C 251 431 278 359 296 287 C 395 0 395 0 395 0 C 475 0 475 0 475 0 C 269 575 269 575 269 575 L 189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sqrt(575)"/>
              <draw:equation draw:name="f14" draw:formula=""/>
              <draw:equation draw:name="f15" draw:formula="(16384+8193)/2"/>
              <draw:equation draw:name="f16" draw:formula="*8193/8193"/>
              <draw:equation draw:name="f17" draw:formula="*8193"/>
              <draw:equation draw:name="f18" draw:formula="*/12"/>
              <draw:equation draw:name="f19" draw:formula="atan2(0,189)/(pi/180)"/>
              <draw:equation draw:name="f20" draw:formula=""/>
              <draw:equation draw:name="f21" draw:formula="81"/>
              <draw:equation draw:name="f22" draw:formula="171-278"/>
              <draw:equation draw:name="f23" draw:formula="233-503"/>
              <draw:equation draw:name="f24" draw:formula="233-503"/>
              <draw:equation draw:name="f25" draw:formula="296-287"/>
              <draw:equation draw:name="f26" draw:formula="395"/>
              <draw:equation draw:name="f27" draw:formula="475"/>
              <draw:equation draw:name="f28" draw:formula="269-575"/>
            </draw:enhanced-geometry>
          </draw:custom-shape>
          <draw:custom-shape draw:name="Freeform 17" draw:style-name="gr17" draw:text-style-name="P6" draw:layer="layout" svg:width="0.069cm" svg:height="0.094cm" svg:x="5.601cm" svg:y="10.914cm">
            <text:p/>
            <draw:enhanced-geometry svg:viewBox="0 0 475 575" draw:extrusion-allowed="true" draw:text-areas="0 0 475 575" draw:glue-points="188 575 0 0 81 0 170 278 233 503 233 503 305 287 403 0 475 0 269 575 188 575" draw:type="mso-spt100" draw:enhanced-path="M 188 575 C 0 0 0 0 0 0 C 81 0 81 0 81 0 C 170 278 170 278 170 278 C 197 359 215 431 233 503 C 233 503 233 503 233 503 C 251 431 278 359 305 287 C 403 0 403 0 403 0 C 475 0 475 0 475 0 C 269 575 269 575 269 575 L 188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sqrt(575)"/>
              <draw:equation draw:name="f14" draw:formula=""/>
              <draw:equation draw:name="f15" draw:formula="(16384+8193)/2"/>
              <draw:equation draw:name="f16" draw:formula="*8193/8193"/>
              <draw:equation draw:name="f17" draw:formula="*8193"/>
              <draw:equation draw:name="f18" draw:formula="*/12"/>
              <draw:equation draw:name="f19" draw:formula="atan2(0,188)/(pi/180)"/>
              <draw:equation draw:name="f20" draw:formula=""/>
              <draw:equation draw:name="f21" draw:formula="81"/>
              <draw:equation draw:name="f22" draw:formula="170-278"/>
              <draw:equation draw:name="f23" draw:formula="233-503"/>
              <draw:equation draw:name="f24" draw:formula="233-503"/>
              <draw:equation draw:name="f25" draw:formula="305-287"/>
              <draw:equation draw:name="f26" draw:formula="403"/>
              <draw:equation draw:name="f27" draw:formula="475"/>
              <draw:equation draw:name="f28" draw:formula="269-575"/>
            </draw:enhanced-geometry>
          </draw:custom-shape>
          <draw:custom-shape draw:name="Freeform 18" draw:style-name="gr17" draw:text-style-name="P6" draw:layer="layout" svg:width="0.071cm" svg:height="0.094cm" svg:x="5.673cm" svg:y="10.914cm">
            <text:p/>
            <draw:enhanced-geometry svg:viewBox="0 0 483 575" draw:extrusion-allowed="true" draw:text-areas="0 0 483 575" draw:glue-points="191 575 0 0 82 0 173 278 237 503 237 503 310 287 410 0 483 0 273 575 191 575" draw:type="mso-spt100" draw:enhanced-path="M 191 575 C 0 0 0 0 0 0 C 82 0 82 0 82 0 C 173 278 173 278 173 278 C 200 359 219 431 237 503 C 237 503 237 503 237 503 C 255 431 283 359 310 287 C 410 0 410 0 410 0 C 483 0 483 0 483 0 C 273 575 273 575 273 575 L 191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91)/(pi/180)"/>
              <draw:equation draw:name="f20" draw:formula=""/>
              <draw:equation draw:name="f21" draw:formula="82"/>
              <draw:equation draw:name="f22" draw:formula="173-278"/>
              <draw:equation draw:name="f23" draw:formula="237-503"/>
              <draw:equation draw:name="f24" draw:formula="237-503"/>
              <draw:equation draw:name="f25" draw:formula="310-287"/>
              <draw:equation draw:name="f26" draw:formula="410"/>
              <draw:equation draw:name="f27" draw:formula="483"/>
              <draw:equation draw:name="f28" draw:formula="273-575"/>
            </draw:enhanced-geometry>
          </draw:custom-shape>
          <draw:custom-shape draw:name="Freeform 19" draw:style-name="gr17" draw:text-style-name="P6" draw:layer="layout" svg:width="0.071cm" svg:height="0.094cm" svg:x="5.747cm" svg:y="10.914cm">
            <text:p/>
            <draw:enhanced-geometry svg:viewBox="0 0 483 575" draw:extrusion-allowed="true" draw:text-areas="0 0 483 575" draw:glue-points="188 575 0 0 80 0 170 278 233 503 233 503 304 287 403 0 483 0 277 575 188 575" draw:type="mso-spt100" draw:enhanced-path="M 188 575 C 0 0 0 0 0 0 C 80 0 80 0 80 0 C 170 278 170 278 170 278 C 197 359 215 431 233 503 C 233 503 233 503 233 503 C 250 431 277 359 304 287 C 403 0 403 0 403 0 C 483 0 483 0 483 0 C 277 575 277 575 277 575 L 188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88)/(pi/180)"/>
              <draw:equation draw:name="f20" draw:formula=""/>
              <draw:equation draw:name="f21" draw:formula="80"/>
              <draw:equation draw:name="f22" draw:formula="170-278"/>
              <draw:equation draw:name="f23" draw:formula="233-503"/>
              <draw:equation draw:name="f24" draw:formula="233-503"/>
              <draw:equation draw:name="f25" draw:formula="304-287"/>
              <draw:equation draw:name="f26" draw:formula="403"/>
              <draw:equation draw:name="f27" draw:formula="483"/>
              <draw:equation draw:name="f28" draw:formula="277-575"/>
            </draw:enhanced-geometry>
          </draw:custom-shape>
          <draw:custom-shape draw:name="Freeform 20" draw:style-name="gr17" draw:text-style-name="P6" draw:layer="layout" svg:width="0.071cm" svg:height="0.1cm" svg:x="5.828cm" svg:y="10.911cm">
            <text:p/>
            <draw:enhanced-geometry svg:viewBox="0 0 483 600" draw:extrusion-allowed="true" draw:text-areas="0 0 483 600" draw:glue-points="127 592 0 0 82 0 146 296 182 520 182 520 273 314 401 36 483 45 219 600 127 592" draw:type="mso-spt100" draw:enhanced-path="M 127 592 C 0 0 0 0 0 0 C 82 0 82 0 82 0 C 146 296 146 296 146 296 C 164 377 173 448 182 520 C 182 520 182 520 182 520 C 210 457 237 386 273 314 C 401 36 401 36 401 36 C 483 45 483 45 483 45 C 219 600 219 600 219 600 L 127 5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27)/(pi/180)"/>
              <draw:equation draw:name="f20" draw:formula=""/>
              <draw:equation draw:name="f21" draw:formula="82"/>
              <draw:equation draw:name="f22" draw:formula="146-296"/>
              <draw:equation draw:name="f23" draw:formula="182-520"/>
              <draw:equation draw:name="f24" draw:formula="182-520"/>
              <draw:equation draw:name="f25" draw:formula="273-314"/>
              <draw:equation draw:name="f26" draw:formula="401-36"/>
              <draw:equation draw:name="f27" draw:formula="483-45"/>
              <draw:equation draw:name="f28" draw:formula="219-600"/>
            </draw:enhanced-geometry>
          </draw:custom-shape>
          <draw:custom-shape draw:name="Freeform 21" draw:style-name="gr17" draw:text-style-name="P6" draw:layer="layout" svg:width="0.068cm" svg:height="0.105cm" svg:x="5.919cm" svg:y="10.923cm">
            <text:p/>
            <draw:enhanced-geometry svg:viewBox="0 0 459 634" draw:extrusion-allowed="true" draw:text-areas="0 0 459 634" draw:glue-points="0 607 9 0 81 27 81 322 72 554 72 554 198 366 387 125 459 152 81 634 0 607" draw:type="mso-spt100" draw:enhanced-path="M 0 607 C 9 0 9 0 9 0 C 81 27 81 27 81 27 C 81 322 81 322 81 322 C 81 411 72 482 72 554 C 72 554 72 554 72 554 C 108 491 153 429 198 366 C 387 125 387 125 387 125 C 459 152 459 152 459 152 C 81 634 81 634 81 634 L 0 607 Z N">
              <draw:equation draw:name="f0" draw:formula="607+9"/>
              <draw:equation draw:name="f1" draw:formula="0*sin(9*(pi/180))"/>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07+13-16"/>
              <draw:equation draw:name="f15" draw:formula="(16384+8193)/2"/>
              <draw:equation draw:name="f16" draw:formula="*8193/8193"/>
              <draw:equation draw:name="f17" draw:formula="*8193"/>
              <draw:equation draw:name="f18" draw:formula="*/12"/>
              <draw:equation draw:name="f19" draw:formula="atan2(0,0)/(pi/180)"/>
              <draw:equation draw:name="f20" draw:formula="9"/>
              <draw:equation draw:name="f21" draw:formula="81-27"/>
              <draw:equation draw:name="f22" draw:formula="81-322"/>
              <draw:equation draw:name="f23" draw:formula="72-554"/>
              <draw:equation draw:name="f24" draw:formula="72-554"/>
              <draw:equation draw:name="f25" draw:formula="198-366"/>
              <draw:equation draw:name="f26" draw:formula="387-125"/>
              <draw:equation draw:name="f27" draw:formula="459-152"/>
              <draw:equation draw:name="f28" draw:formula="81-634"/>
            </draw:enhanced-geometry>
          </draw:custom-shape>
          <draw:custom-shape draw:name="Freeform 22" draw:style-name="gr17" draw:text-style-name="P6" draw:layer="layout" svg:width="0.081cm" svg:height="0.105cm" svg:x="5.987cm" svg:y="10.959cm">
            <text:p/>
            <draw:enhanced-geometry svg:viewBox="0 0 550 641" draw:extrusion-allowed="true" draw:text-areas="0 0 550 641" draw:glue-points="0 596 144 0 216 45 135 334 72 560 81 560 252 406 487 217 550 253 72 641 0 596" draw:type="mso-spt100" draw:enhanced-path="M 0 596 C 144 0 144 0 144 0 C 216 45 216 45 216 45 C 135 334 135 334 135 334 C 117 416 99 488 72 560 C 81 560 81 560 81 560 C 126 506 189 461 252 406 C 487 217 487 217 487 217 C 550 253 550 253 550 253 C 72 641 72 641 72 641 L 0 596 Z N">
              <draw:equation draw:name="f0" draw:formula="596+14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596+13-16"/>
              <draw:equation draw:name="f15" draw:formula="(16384+8193)/2"/>
              <draw:equation draw:name="f16" draw:formula="*8193/8193"/>
              <draw:equation draw:name="f17" draw:formula="*8193"/>
              <draw:equation draw:name="f18" draw:formula="*/12"/>
              <draw:equation draw:name="f19" draw:formula="atan2(0,0)/(pi/180)"/>
              <draw:equation draw:name="f20" draw:formula="144"/>
              <draw:equation draw:name="f21" draw:formula="216-45"/>
              <draw:equation draw:name="f22" draw:formula="135-334"/>
              <draw:equation draw:name="f23" draw:formula="72-560"/>
              <draw:equation draw:name="f24" draw:formula="81-560"/>
              <draw:equation draw:name="f25" draw:formula="252-406"/>
              <draw:equation draw:name="f26" draw:formula="487-217"/>
              <draw:equation draw:name="f27" draw:formula="550-253"/>
              <draw:equation draw:name="f28" draw:formula="72-641"/>
            </draw:enhanced-geometry>
          </draw:custom-shape>
          <draw:custom-shape draw:name="Freeform 23" draw:style-name="gr17" draw:text-style-name="P6" draw:layer="layout" svg:width="0.094cm" svg:height="0.099cm" svg:x="6.043cm" svg:y="11.019cm">
            <text:p/>
            <draw:enhanced-geometry svg:viewBox="0 0 633 600" draw:extrusion-allowed="true" draw:text-areas="0 0 633 600" draw:glue-points="0 538 299 0 353 63 208 323 91 520 91 520 299 412 570 287 633 350 63 600 0 538" draw:type="mso-spt100" draw:enhanced-path="M 0 538 C 299 0 299 0 299 0 C 353 63 353 63 353 63 C 208 323 208 323 208 323 C 163 394 127 457 91 520 C 91 520 91 520 91 520 C 154 484 226 448 299 412 C 570 287 570 287 570 287 C 633 350 633 350 633 350 C 63 600 63 600 63 600 L 0 538 Z N">
              <draw:equation draw:name="f0" draw:formula="538+29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538+13-16"/>
              <draw:equation draw:name="f15" draw:formula="(16384+8193)/2"/>
              <draw:equation draw:name="f16" draw:formula="*8193/8193"/>
              <draw:equation draw:name="f17" draw:formula="*8193"/>
              <draw:equation draw:name="f18" draw:formula="*/12"/>
              <draw:equation draw:name="f19" draw:formula="atan2(0,0)/(pi/180)"/>
              <draw:equation draw:name="f20" draw:formula="299"/>
              <draw:equation draw:name="f21" draw:formula="353-63"/>
              <draw:equation draw:name="f22" draw:formula="208-323"/>
              <draw:equation draw:name="f23" draw:formula="91-520"/>
              <draw:equation draw:name="f24" draw:formula="91-520"/>
              <draw:equation draw:name="f25" draw:formula="299-412"/>
              <draw:equation draw:name="f26" draw:formula="570-287"/>
              <draw:equation draw:name="f27" draw:formula="633-350"/>
              <draw:equation draw:name="f28" draw:formula="63-600"/>
            </draw:enhanced-geometry>
          </draw:custom-shape>
          <draw:custom-shape draw:name="Freeform 24" draw:style-name="gr17" draw:text-style-name="P6" draw:layer="layout" svg:width="0.096cm" svg:height="0.082cm" svg:x="6.087cm" svg:y="11.101cm">
            <text:p/>
            <draw:enhanced-geometry svg:viewBox="0 0 650 500" draw:extrusion-allowed="true" draw:text-areas="0 0 650 500" draw:glue-points="0 429 436 0 472 72 258 277 89 429 89 438 312 393 615 358 650 429 36 500 0 429" draw:type="mso-spt100" draw:enhanced-path="M 0 429 C 436 0 436 0 436 0 C 472 72 472 72 472 72 C 258 277 258 277 258 277 C 196 340 143 384 89 429 C 89 438 89 438 89 438 C 160 420 232 411 312 393 C 615 358 615 358 615 358 C 650 429 650 429 650 429 C 36 500 36 500 36 500 L 0 429 Z N">
              <draw:equation draw:name="f0" draw:formula="429+436"/>
              <draw:equation draw:name="f1" draw:formula=""/>
              <draw:equation draw:name="f2" draw:formula=""/>
              <draw:equation draw:name="f3" draw:formula=""/>
              <draw:equation draw:name="f4" draw:formula="(277+258)/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29+13-16"/>
              <draw:equation draw:name="f15" draw:formula="(16384+8193)/2"/>
              <draw:equation draw:name="f16" draw:formula="*8193/8193"/>
              <draw:equation draw:name="f17" draw:formula="*8193"/>
              <draw:equation draw:name="f18" draw:formula="*/12"/>
              <draw:equation draw:name="f19" draw:formula="atan2(0,0)/(pi/180)"/>
              <draw:equation draw:name="f20" draw:formula="436"/>
              <draw:equation draw:name="f21" draw:formula="472-72"/>
              <draw:equation draw:name="f22" draw:formula="258-277"/>
              <draw:equation draw:name="f23" draw:formula="89-429"/>
              <draw:equation draw:name="f24" draw:formula="89-438"/>
              <draw:equation draw:name="f25" draw:formula="312-393"/>
              <draw:equation draw:name="f26" draw:formula="615-358"/>
              <draw:equation draw:name="f27" draw:formula="650-429"/>
              <draw:equation draw:name="f28" draw:formula="36-500"/>
            </draw:enhanced-geometry>
          </draw:custom-shape>
          <draw:custom-shape draw:name="Freeform 25" draw:style-name="gr17" draw:text-style-name="P6" draw:layer="layout" svg:width="0.091cm" svg:height="0.08cm" svg:x="6.112cm" svg:y="11.202cm">
            <text:p/>
            <draw:enhanced-geometry svg:viewBox="0 0 616 483" draw:extrusion-allowed="true" draw:text-areas="0 0 616 483" draw:glue-points="0 283 545 0 563 82 295 219 89 310 89 310 313 347 608 411 616 483 18 365 0 283" draw:type="mso-spt100" draw:enhanced-path="M 0 283 C 545 0 545 0 545 0 C 563 82 563 82 563 82 C 295 219 295 219 295 219 C 214 255 152 283 89 310 C 89 310 89 310 89 310 C 152 319 232 338 313 347 C 608 411 608 411 608 411 C 616 483 616 483 616 483 C 18 365 18 365 18 365 L 0 283 Z N">
              <draw:equation draw:name="f0" draw:formula="283+5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283+13-16"/>
              <draw:equation draw:name="f15" draw:formula="(16384+8193)/2"/>
              <draw:equation draw:name="f16" draw:formula="*8193/8193"/>
              <draw:equation draw:name="f17" draw:formula="*8193"/>
              <draw:equation draw:name="f18" draw:formula="*/12"/>
              <draw:equation draw:name="f19" draw:formula="atan2(0,0)/(pi/180)"/>
              <draw:equation draw:name="f20" draw:formula="545"/>
              <draw:equation draw:name="f21" draw:formula="563-82"/>
              <draw:equation draw:name="f22" draw:formula="295-219"/>
              <draw:equation draw:name="f23" draw:formula="89-310"/>
              <draw:equation draw:name="f24" draw:formula="89-310"/>
              <draw:equation draw:name="f25" draw:formula="313-347"/>
              <draw:equation draw:name="f26" draw:formula="608-411"/>
              <draw:equation draw:name="f27" draw:formula="616-483"/>
              <draw:equation draw:name="f28" draw:formula="18-365"/>
            </draw:enhanced-geometry>
          </draw:custom-shape>
          <draw:custom-shape draw:name="Freeform 26" draw:style-name="gr17" draw:text-style-name="P6" draw:layer="layout" svg:width="0.093cm" svg:height="0.076cm" svg:x="6.11cm" svg:y="11.318cm">
            <text:p/>
            <draw:enhanced-geometry svg:viewBox="0 0 633 467" draw:extrusion-allowed="true" draw:text-areas="0 0 633 467" draw:glue-points="18 72 633 0 615 72 317 117 91 135 91 135 290 242 552 386 543 467 0 162 18 72" draw:type="mso-spt100" draw:enhanced-path="M 18 72 C 633 0 633 0 633 0 C 615 72 615 72 615 72 C 317 117 317 117 317 117 C 235 126 163 135 91 135 C 91 135 91 135 91 135 C 154 162 217 198 290 242 C 552 386 552 386 552 386 C 543 467 543 467 543 467 C 0 162 0 162 0 162 L 18 7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2-162"/>
              <draw:equation draw:name="f14" draw:formula=""/>
              <draw:equation draw:name="f15" draw:formula="(16384+8193)/2"/>
              <draw:equation draw:name="f16" draw:formula="*8193/8193"/>
              <draw:equation draw:name="f17" draw:formula="*8193"/>
              <draw:equation draw:name="f18" draw:formula="*/12"/>
              <draw:equation draw:name="f19" draw:formula="atan2(0,18)/(pi/180)"/>
              <draw:equation draw:name="f20" draw:formula="633"/>
              <draw:equation draw:name="f21" draw:formula="615-72"/>
              <draw:equation draw:name="f22" draw:formula="317-117"/>
              <draw:equation draw:name="f23" draw:formula="91-135"/>
              <draw:equation draw:name="f24" draw:formula="91-135"/>
              <draw:equation draw:name="f25" draw:formula="290-242"/>
              <draw:equation draw:name="f26" draw:formula="552-386"/>
              <draw:equation draw:name="f27" draw:formula="543-467"/>
              <draw:equation draw:name="f28" draw:formula="-162"/>
            </draw:enhanced-geometry>
          </draw:custom-shape>
          <draw:custom-shape draw:name="Freeform 27" draw:style-name="gr17" draw:text-style-name="P6" draw:layer="layout" svg:width="0.093cm" svg:height="0.088cm" svg:x="6.085cm" svg:y="11.406cm">
            <text:p/>
            <draw:enhanced-geometry svg:viewBox="0 0 634 533" draw:extrusion-allowed="true" draw:text-areas="0 0 634 533" draw:glue-points="36 0 634 108 598 181 304 126 81 72 81 72 241 235 438 461 402 533 0 72 36 0" draw:type="mso-spt100" draw:enhanced-path="M 36 0 C 634 108 634 108 634 108 C 598 181 598 181 598 181 C 304 126 304 126 304 126 C 223 108 152 90 81 72 C 81 72 81 72 81 72 C 134 126 188 181 241 235 C 438 461 438 461 438 461 C 402 533 402 533 402 533 C 0 72 0 72 0 72 L 3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72-72"/>
              <draw:equation draw:name="f14" draw:formula=""/>
              <draw:equation draw:name="f15" draw:formula="(16384+8193)/2"/>
              <draw:equation draw:name="f16" draw:formula="*8193/8193"/>
              <draw:equation draw:name="f17" draw:formula="*8193"/>
              <draw:equation draw:name="f18" draw:formula="*/12"/>
              <draw:equation draw:name="f19" draw:formula="atan2(0,36)/(pi/180)"/>
              <draw:equation draw:name="f20" draw:formula="634-108"/>
              <draw:equation draw:name="f21" draw:formula="598-181"/>
              <draw:equation draw:name="f22" draw:formula="304-126"/>
              <draw:equation draw:name="f23" draw:formula="81-72"/>
              <draw:equation draw:name="f24" draw:formula="81-72"/>
              <draw:equation draw:name="f25" draw:formula="241-235"/>
              <draw:equation draw:name="f26" draw:formula="438-461"/>
              <draw:equation draw:name="f27" draw:formula="402-533"/>
              <draw:equation draw:name="f28" draw:formula="-72"/>
            </draw:enhanced-geometry>
          </draw:custom-shape>
          <draw:custom-shape draw:name="Freeform 28" draw:style-name="gr17" draw:text-style-name="P6" draw:layer="layout" svg:width="0.09cm" svg:height="0.101cm" svg:x="6.038cm" svg:y="11.472cm">
            <text:p/>
            <draw:enhanced-geometry svg:viewBox="0 0 608 616" draw:extrusion-allowed="true" draw:text-areas="0 0 608 616" draw:glue-points="62 0 608 277 546 339 286 196 89 89 80 89 188 286 322 563 268 616 0 62 62 0" draw:type="mso-spt100" draw:enhanced-path="M 62 0 C 608 277 608 277 608 277 C 546 339 546 339 546 339 C 286 196 286 196 286 196 C 206 161 143 125 89 89 C 80 89 80 89 80 89 C 116 152 152 214 188 286 C 322 563 322 563 322 563 C 268 616 268 616 268 616 C 0 62 0 62 0 62 L 6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616*sin(atan2(616,268))"/>
              <draw:equation draw:name="f12" draw:formula="616*sin(atan2(62,0))"/>
              <draw:equation draw:name="f13" draw:formula="62-62"/>
              <draw:equation draw:name="f14" draw:formula=""/>
              <draw:equation draw:name="f15" draw:formula="(16384+8193)/2"/>
              <draw:equation draw:name="f16" draw:formula="*8193/8193"/>
              <draw:equation draw:name="f17" draw:formula="*8193"/>
              <draw:equation draw:name="f18" draw:formula="*/12"/>
              <draw:equation draw:name="f19" draw:formula="atan2(0,62)/(pi/180)"/>
              <draw:equation draw:name="f20" draw:formula="608-277"/>
              <draw:equation draw:name="f21" draw:formula="546-339"/>
              <draw:equation draw:name="f22" draw:formula="286-196"/>
              <draw:equation draw:name="f23" draw:formula="89-89"/>
              <draw:equation draw:name="f24" draw:formula="80-89"/>
              <draw:equation draw:name="f25" draw:formula="188-286"/>
              <draw:equation draw:name="f26" draw:formula="322-563"/>
              <draw:equation draw:name="f27" draw:formula="268-616"/>
              <draw:equation draw:name="f28" draw:formula="-62"/>
            </draw:enhanced-geometry>
          </draw:custom-shape>
          <draw:custom-shape draw:name="Freeform 29" draw:style-name="gr17" draw:text-style-name="P6" draw:layer="layout" svg:width="0.078cm" svg:height="0.105cm" svg:x="5.98cm" svg:y="11.524cm">
            <text:p/>
            <draw:enhanced-geometry svg:viewBox="0 0 525 642" draw:extrusion-allowed="true" draw:text-areas="0 0 525 642" draw:glue-points="71 0 525 402 454 446 231 241 71 90 71 90 125 303 178 598 107 642 0 36 71 0" draw:type="mso-spt100" draw:enhanced-path="M 71 0 C 525 402 525 402 525 402 C 454 446 454 446 454 446 C 231 241 231 241 231 241 C 169 188 116 134 71 90 C 71 90 71 90 71 90 C 89 152 107 223 125 303 C 178 598 178 598 178 598 C 107 642 107 642 107 642 C 0 36 0 36 0 36 L 71 0 Z N">
              <draw:equation draw:name="f0" draw:formula=""/>
              <draw:equation draw:name="f1" draw:formula="sqrt(402)"/>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6-36"/>
              <draw:equation draw:name="f14" draw:formula=""/>
              <draw:equation draw:name="f15" draw:formula="(16384+8193)/2"/>
              <draw:equation draw:name="f16" draw:formula="*8193/8193"/>
              <draw:equation draw:name="f17" draw:formula="*8193"/>
              <draw:equation draw:name="f18" draw:formula="*/12"/>
              <draw:equation draw:name="f19" draw:formula="atan2(0,71)/(pi/180)"/>
              <draw:equation draw:name="f20" draw:formula="525-402"/>
              <draw:equation draw:name="f21" draw:formula="454-446"/>
              <draw:equation draw:name="f22" draw:formula="231-241"/>
              <draw:equation draw:name="f23" draw:formula="71-90"/>
              <draw:equation draw:name="f24" draw:formula="71-90"/>
              <draw:equation draw:name="f25" draw:formula="125-303"/>
              <draw:equation draw:name="f26" draw:formula="178-598"/>
              <draw:equation draw:name="f27" draw:formula="107-642"/>
              <draw:equation draw:name="f28" draw:formula="-36"/>
            </draw:enhanced-geometry>
          </draw:custom-shape>
          <draw:custom-shape draw:name="Freeform 30" draw:style-name="gr17" draw:text-style-name="P6" draw:layer="layout" svg:width="0.069cm" svg:height="0.105cm" svg:x="5.908cm" svg:y="11.557cm">
            <text:p/>
            <draw:enhanced-geometry svg:viewBox="0 0 467 642" draw:extrusion-allowed="true" draw:text-areas="0 0 467 642" draw:glue-points="110 0 467 498 385 525 211 272 92 82 92 82 92 308 74 615 0 642 28 19 110 0" draw:type="mso-spt100" draw:enhanced-path="M 110 0 C 467 498 467 498 467 498 C 385 525 385 525 385 525 C 211 272 211 272 211 272 C 165 208 129 145 92 82 C 92 82 92 82 92 82 C 92 154 92 235 92 308 C 74 615 74 615 74 615 C 0 642 0 642 0 642 C 28 19 28 19 28 19 L 110 0 Z N">
              <draw:equation draw:name="f0" draw:formula=""/>
              <draw:equation draw:name="f1" draw:formula=""/>
              <draw:equation draw:name="f2" draw:formula="(cos(525*(pi/180))*(525-10800)+sin(525*(pi/180))*(385-10800))+10800"/>
              <draw:equation draw:name="f3" draw:formula="(cos(272*(pi/180))*(525-10800)+sin(272*(pi/180))*(211-10800))+1080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642-642"/>
              <draw:equation draw:name="f12" draw:formula="642+28-19"/>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10)/(pi/180)"/>
              <draw:equation draw:name="f20" draw:formula="467-498"/>
              <draw:equation draw:name="f21" draw:formula="385-525"/>
              <draw:equation draw:name="f22" draw:formula="211-272"/>
              <draw:equation draw:name="f23" draw:formula="92-82"/>
              <draw:equation draw:name="f24" draw:formula="92-82"/>
              <draw:equation draw:name="f25" draw:formula="92-308"/>
              <draw:equation draw:name="f26" draw:formula="74-615"/>
              <draw:equation draw:name="f27" draw:formula="-642"/>
              <draw:equation draw:name="f28" draw:formula="28-19"/>
            </draw:enhanced-geometry>
          </draw:custom-shape>
          <draw:custom-shape draw:name="Freeform 31" draw:style-name="gr17" draw:text-style-name="P6" draw:layer="layout" svg:width="0.07cm" svg:height="0.1cm" svg:x="5.817cm" svg:y="11.573cm">
            <text:p/>
            <draw:enhanced-geometry svg:viewBox="0 0 475 609" draw:extrusion-allowed="true" draw:text-areas="0 0 475 609" draw:glue-points="242 0 475 572 394 572 287 291 206 82 206 82 152 300 80 600 0 609 161 0 242 0" draw:type="mso-spt100" draw:enhanced-path="M 242 0 C 475 572 475 572 475 572 C 394 572 394 572 394 572 C 287 291 287 291 287 291 C 251 218 224 146 206 82 C 206 82 206 82 206 82 C 188 146 170 227 152 300 C 80 600 80 600 80 600 C 0 609 0 609 0 609 C 161 0 161 0 161 0 L 242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609-609"/>
              <draw:equation draw:name="f12" draw:formula="609+161"/>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42)/(pi/180)"/>
              <draw:equation draw:name="f20" draw:formula="475-572"/>
              <draw:equation draw:name="f21" draw:formula="394-572"/>
              <draw:equation draw:name="f22" draw:formula="287-291"/>
              <draw:equation draw:name="f23" draw:formula="206-82"/>
              <draw:equation draw:name="f24" draw:formula="206-82"/>
              <draw:equation draw:name="f25" draw:formula="152-300"/>
              <draw:equation draw:name="f26" draw:formula="80-600"/>
              <draw:equation draw:name="f27" draw:formula="-609"/>
              <draw:equation draw:name="f28" draw:formula="161"/>
            </draw:enhanced-geometry>
          </draw:custom-shape>
          <draw:custom-shape draw:name="Freeform 32" draw:style-name="gr17" draw:text-style-name="P6" draw:layer="layout" svg:width="0.07cm" svg:height="0.094cm" svg:x="5.738cm" svg:y="11.576cm">
            <text:p/>
            <draw:enhanced-geometry svg:viewBox="0 0 475 575" draw:extrusion-allowed="true" draw:text-areas="0 0 475 575" draw:glue-points="287 0 475 575 395 575 305 297 242 72 242 72 180 288 81 575 0 575 207 0 287 0" draw:type="mso-spt100" draw:enhanced-path="M 287 0 C 475 575 475 575 475 575 C 395 575 395 575 395 575 C 305 297 305 297 305 297 C 278 216 260 144 242 72 C 242 72 242 72 242 72 C 225 144 198 216 180 288 C 81 575 81 575 81 575 C 0 575 0 575 0 575 C 207 0 207 0 207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5-575"/>
              <draw:equation draw:name="f22" draw:formula="305-297"/>
              <draw:equation draw:name="f23" draw:formula="242-72"/>
              <draw:equation draw:name="f24" draw:formula="242-72"/>
              <draw:equation draw:name="f25" draw:formula="180-288"/>
              <draw:equation draw:name="f26" draw:formula="81-575"/>
              <draw:equation draw:name="f27" draw:formula="-575"/>
              <draw:equation draw:name="f28" draw:formula="207"/>
            </draw:enhanced-geometry>
          </draw:custom-shape>
          <draw:custom-shape draw:name="Freeform 33" draw:style-name="gr17" draw:text-style-name="P6" draw:layer="layout" svg:width="0.07cm" svg:height="0.094cm" svg:x="5.664cm" svg:y="11.576cm">
            <text:p/>
            <draw:enhanced-geometry svg:viewBox="0 0 475 575" draw:extrusion-allowed="true" draw:text-areas="0 0 475 575" draw:glue-points="287 0 475 575 395 575 305 297 242 72 242 72 180 288 81 575 0 575 207 0 287 0" draw:type="mso-spt100" draw:enhanced-path="M 287 0 C 475 575 475 575 475 575 C 395 575 395 575 395 575 C 305 297 305 297 305 297 C 278 216 260 144 242 72 C 242 72 242 72 242 72 C 225 144 198 216 180 288 C 81 575 81 575 81 575 C 0 575 0 575 0 575 C 207 0 207 0 207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5-575"/>
              <draw:equation draw:name="f22" draw:formula="305-297"/>
              <draw:equation draw:name="f23" draw:formula="242-72"/>
              <draw:equation draw:name="f24" draw:formula="242-72"/>
              <draw:equation draw:name="f25" draw:formula="180-288"/>
              <draw:equation draw:name="f26" draw:formula="81-575"/>
              <draw:equation draw:name="f27" draw:formula="-575"/>
              <draw:equation draw:name="f28" draw:formula="207"/>
            </draw:enhanced-geometry>
          </draw:custom-shape>
          <draw:custom-shape draw:name="Freeform 34" draw:style-name="gr17" draw:text-style-name="P6" draw:layer="layout" svg:width="0.07cm" svg:height="0.094cm" svg:x="5.592cm" svg:y="11.576cm">
            <text:p/>
            <draw:enhanced-geometry svg:viewBox="0 0 475 575" draw:extrusion-allowed="true" draw:text-areas="0 0 475 575" draw:glue-points="287 0 475 575 394 575 305 297 242 72 242 72 170 288 80 575 0 575 206 0 287 0" draw:type="mso-spt100" draw:enhanced-path="M 287 0 C 475 575 475 575 475 575 C 394 575 394 575 394 575 C 305 297 305 297 305 297 C 278 216 260 144 242 72 C 242 72 242 72 242 72 C 224 144 197 216 170 288 C 80 575 80 575 80 575 C 0 575 0 575 0 575 C 206 0 206 0 206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4-575"/>
              <draw:equation draw:name="f22" draw:formula="305-297"/>
              <draw:equation draw:name="f23" draw:formula="242-72"/>
              <draw:equation draw:name="f24" draw:formula="242-72"/>
              <draw:equation draw:name="f25" draw:formula="170-288"/>
              <draw:equation draw:name="f26" draw:formula="80-575"/>
              <draw:equation draw:name="f27" draw:formula="-575"/>
              <draw:equation draw:name="f28" draw:formula="206"/>
            </draw:enhanced-geometry>
          </draw:custom-shape>
          <draw:custom-shape draw:name="Freeform 35" draw:style-name="gr17" draw:text-style-name="P6" draw:layer="layout" svg:width="0.072cm" svg:height="0.094cm" svg:x="5.517cm" svg:y="11.576cm">
            <text:p/>
            <draw:enhanced-geometry svg:viewBox="0 0 492 575" draw:extrusion-allowed="true" draw:text-areas="0 0 492 575" draw:glue-points="301 0 492 575 410 575 319 297 255 72 255 72 183 288 82 575 0 575 219 0 301 0" draw:type="mso-spt100" draw:enhanced-path="M 301 0 C 492 575 492 575 492 575 C 410 575 410 575 410 575 C 319 297 319 297 319 297 C 292 216 274 144 255 72 C 255 72 255 72 255 72 C 237 144 210 216 183 288 C 82 575 82 575 82 575 C 0 575 0 575 0 575 C 219 0 219 0 219 0 L 30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19"/>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301)/(pi/180)"/>
              <draw:equation draw:name="f20" draw:formula="492-575"/>
              <draw:equation draw:name="f21" draw:formula="410-575"/>
              <draw:equation draw:name="f22" draw:formula="319-297"/>
              <draw:equation draw:name="f23" draw:formula="255-72"/>
              <draw:equation draw:name="f24" draw:formula="255-72"/>
              <draw:equation draw:name="f25" draw:formula="183-288"/>
              <draw:equation draw:name="f26" draw:formula="82-575"/>
              <draw:equation draw:name="f27" draw:formula="-575"/>
              <draw:equation draw:name="f28" draw:formula="219"/>
            </draw:enhanced-geometry>
          </draw:custom-shape>
          <draw:custom-shape draw:name="Freeform 36" draw:style-name="gr17" draw:text-style-name="P6" draw:layer="layout" svg:width="0.072cm" svg:height="0.094cm" svg:x="5.444cm" svg:y="11.576cm">
            <text:p/>
            <draw:enhanced-geometry svg:viewBox="0 0 483 575" draw:extrusion-allowed="true" draw:text-areas="0 0 483 575" draw:glue-points="295 0 483 575 403 575 313 297 250 72 250 72 179 288 80 575 0 575 206 0 295 0" draw:type="mso-spt100" draw:enhanced-path="M 295 0 C 483 575 483 575 483 575 C 403 575 403 575 403 575 C 313 297 313 297 313 297 C 286 216 268 144 250 72 C 250 72 250 72 250 72 C 233 144 206 216 179 288 C 80 575 80 575 80 575 C 0 575 0 575 0 575 C 206 0 206 0 206 0 L 295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95)/(pi/180)"/>
              <draw:equation draw:name="f20" draw:formula="483-575"/>
              <draw:equation draw:name="f21" draw:formula="403-575"/>
              <draw:equation draw:name="f22" draw:formula="313-297"/>
              <draw:equation draw:name="f23" draw:formula="250-72"/>
              <draw:equation draw:name="f24" draw:formula="250-72"/>
              <draw:equation draw:name="f25" draw:formula="179-288"/>
              <draw:equation draw:name="f26" draw:formula="80-575"/>
              <draw:equation draw:name="f27" draw:formula="-575"/>
              <draw:equation draw:name="f28" draw:formula="206"/>
            </draw:enhanced-geometry>
          </draw:custom-shape>
          <draw:custom-shape draw:name="Freeform 37" draw:style-name="gr17" draw:text-style-name="P6" draw:layer="layout" svg:width="0.071cm" svg:height="0.094cm" svg:x="5.372cm" svg:y="11.576cm">
            <text:p/>
            <draw:enhanced-geometry svg:viewBox="0 0 483 575" draw:extrusion-allowed="true" draw:text-areas="0 0 483 575" draw:glue-points="296 0 483 575 403 575 313 297 251 72 251 72 179 288 81 575 0 575 206 0 296 0" draw:type="mso-spt100" draw:enhanced-path="M 296 0 C 483 575 483 575 483 575 C 403 575 403 575 403 575 C 313 297 313 297 313 297 C 287 216 260 144 251 72 C 251 72 251 72 251 72 C 233 144 206 216 179 288 C 81 575 81 575 81 575 C 0 575 0 575 0 575 C 206 0 206 0 206 0 L 29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96)/(pi/180)"/>
              <draw:equation draw:name="f20" draw:formula="483-575"/>
              <draw:equation draw:name="f21" draw:formula="403-575"/>
              <draw:equation draw:name="f22" draw:formula="313-297"/>
              <draw:equation draw:name="f23" draw:formula="251-72"/>
              <draw:equation draw:name="f24" draw:formula="251-72"/>
              <draw:equation draw:name="f25" draw:formula="179-288"/>
              <draw:equation draw:name="f26" draw:formula="81-575"/>
              <draw:equation draw:name="f27" draw:formula="-575"/>
              <draw:equation draw:name="f28" draw:formula="206"/>
            </draw:enhanced-geometry>
          </draw:custom-shape>
          <draw:custom-shape draw:name="Freeform 38" draw:style-name="gr17" draw:text-style-name="P6" draw:layer="layout" svg:width="0.071cm" svg:height="0.094cm" svg:x="5.298cm" svg:y="11.576cm">
            <text:p/>
            <draw:enhanced-geometry svg:viewBox="0 0 483 575" draw:extrusion-allowed="true" draw:text-areas="0 0 483 575" draw:glue-points="287 0 483 575 403 575 313 297 251 72 242 72 179 288 81 575 0 575 206 0 287 0" draw:type="mso-spt100" draw:enhanced-path="M 287 0 C 483 575 483 575 483 575 C 403 575 403 575 403 575 C 313 297 313 297 313 297 C 287 216 260 144 251 72 C 242 72 242 72 242 72 C 233 144 206 216 179 288 C 81 575 81 575 81 575 C 0 575 0 575 0 575 C 206 0 206 0 206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83-575"/>
              <draw:equation draw:name="f21" draw:formula="403-575"/>
              <draw:equation draw:name="f22" draw:formula="313-297"/>
              <draw:equation draw:name="f23" draw:formula="251-72"/>
              <draw:equation draw:name="f24" draw:formula="242-72"/>
              <draw:equation draw:name="f25" draw:formula="179-288"/>
              <draw:equation draw:name="f26" draw:formula="81-575"/>
              <draw:equation draw:name="f27" draw:formula="-575"/>
              <draw:equation draw:name="f28" draw:formula="206"/>
            </draw:enhanced-geometry>
          </draw:custom-shape>
          <draw:custom-shape draw:name="Freeform 39" draw:style-name="gr17" draw:text-style-name="P6" draw:layer="layout" svg:width="0.07cm" svg:height="0.094cm" svg:x="5.225cm" svg:y="11.576cm">
            <text:p/>
            <draw:enhanced-geometry svg:viewBox="0 0 475 575" draw:extrusion-allowed="true" draw:text-areas="0 0 475 575" draw:glue-points="287 0 475 575 395 575 305 297 242 72 242 72 180 288 81 575 0 575 207 0 287 0" draw:type="mso-spt100" draw:enhanced-path="M 287 0 C 475 575 475 575 475 575 C 395 575 395 575 395 575 C 305 297 305 297 305 297 C 287 216 260 144 242 72 C 242 72 242 72 242 72 C 225 144 207 216 180 288 C 81 575 81 575 81 575 C 0 575 0 575 0 575 C 207 0 207 0 207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5-575"/>
              <draw:equation draw:name="f22" draw:formula="305-297"/>
              <draw:equation draw:name="f23" draw:formula="242-72"/>
              <draw:equation draw:name="f24" draw:formula="242-72"/>
              <draw:equation draw:name="f25" draw:formula="180-288"/>
              <draw:equation draw:name="f26" draw:formula="81-575"/>
              <draw:equation draw:name="f27" draw:formula="-575"/>
              <draw:equation draw:name="f28" draw:formula="207"/>
            </draw:enhanced-geometry>
          </draw:custom-shape>
          <draw:custom-shape draw:name="Freeform 40" draw:style-name="gr17" draw:text-style-name="P6" draw:layer="layout" svg:width="0.07cm" svg:height="0.094cm" svg:x="5.153cm" svg:y="11.576cm">
            <text:p/>
            <draw:enhanced-geometry svg:viewBox="0 0 475 575" draw:extrusion-allowed="true" draw:text-areas="0 0 475 575" draw:glue-points="287 0 475 575 394 575 305 297 242 72 242 72 179 288 80 575 0 575 206 0 287 0" draw:type="mso-spt100" draw:enhanced-path="M 287 0 C 475 575 475 575 475 575 C 394 575 394 575 394 575 C 305 297 305 297 305 297 C 287 216 260 144 242 72 C 242 72 242 72 242 72 C 224 144 206 216 179 288 C 80 575 80 575 80 575 C 0 575 0 575 0 575 C 206 0 206 0 206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4-575"/>
              <draw:equation draw:name="f22" draw:formula="305-297"/>
              <draw:equation draw:name="f23" draw:formula="242-72"/>
              <draw:equation draw:name="f24" draw:formula="242-72"/>
              <draw:equation draw:name="f25" draw:formula="179-288"/>
              <draw:equation draw:name="f26" draw:formula="80-575"/>
              <draw:equation draw:name="f27" draw:formula="-575"/>
              <draw:equation draw:name="f28" draw:formula="206"/>
            </draw:enhanced-geometry>
          </draw:custom-shape>
          <draw:custom-shape draw:name="Freeform 41" draw:style-name="gr17" draw:text-style-name="P6" draw:layer="layout" svg:width="0.07cm" svg:height="0.094cm" svg:x="5.079cm" svg:y="11.576cm">
            <text:p/>
            <draw:enhanced-geometry svg:viewBox="0 0 475 575" draw:extrusion-allowed="true" draw:text-areas="0 0 475 575" draw:glue-points="287 0 475 575 394 575 305 297 242 72 242 72 179 288 80 575 0 575 206 0 287 0" draw:type="mso-spt100" draw:enhanced-path="M 287 0 C 475 575 475 575 475 575 C 394 575 394 575 394 575 C 305 297 305 297 305 297 C 278 216 260 144 242 72 C 242 72 242 72 242 72 C 224 144 206 216 179 288 C 80 575 80 575 80 575 C 0 575 0 575 0 575 C 206 0 206 0 206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4-575"/>
              <draw:equation draw:name="f22" draw:formula="305-297"/>
              <draw:equation draw:name="f23" draw:formula="242-72"/>
              <draw:equation draw:name="f24" draw:formula="242-72"/>
              <draw:equation draw:name="f25" draw:formula="179-288"/>
              <draw:equation draw:name="f26" draw:formula="80-575"/>
              <draw:equation draw:name="f27" draw:formula="-575"/>
              <draw:equation draw:name="f28" draw:formula="206"/>
            </draw:enhanced-geometry>
          </draw:custom-shape>
          <draw:custom-shape draw:name="Freeform 42" draw:style-name="gr17" draw:text-style-name="P6" draw:layer="layout" svg:width="0.069cm" svg:height="0.094cm" svg:x="5.007cm" svg:y="11.576cm">
            <text:p/>
            <draw:enhanced-geometry svg:viewBox="0 0 475 575" draw:extrusion-allowed="true" draw:text-areas="0 0 475 575" draw:glue-points="287 0 475 575 394 575 305 297 242 72 242 72 179 288 81 575 0 575 206 0 287 0" draw:type="mso-spt100" draw:enhanced-path="M 287 0 C 475 575 475 575 475 575 C 394 575 394 575 394 575 C 305 297 305 297 305 297 C 278 216 260 144 242 72 C 242 72 242 72 242 72 C 224 144 197 216 179 288 C 81 575 81 575 81 575 C 0 575 0 575 0 575 C 206 0 206 0 206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6"/>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4-575"/>
              <draw:equation draw:name="f22" draw:formula="305-297"/>
              <draw:equation draw:name="f23" draw:formula="242-72"/>
              <draw:equation draw:name="f24" draw:formula="242-72"/>
              <draw:equation draw:name="f25" draw:formula="179-288"/>
              <draw:equation draw:name="f26" draw:formula="81-575"/>
              <draw:equation draw:name="f27" draw:formula="-575"/>
              <draw:equation draw:name="f28" draw:formula="206"/>
            </draw:enhanced-geometry>
          </draw:custom-shape>
          <draw:custom-shape draw:name="Freeform 43" draw:style-name="gr17" draw:text-style-name="P6" draw:layer="layout" svg:width="0.07cm" svg:height="0.094cm" svg:x="4.934cm" svg:y="11.576cm">
            <text:p/>
            <draw:enhanced-geometry svg:viewBox="0 0 475 575" draw:extrusion-allowed="true" draw:text-areas="0 0 475 575" draw:glue-points="287 0 475 575 395 575 305 297 242 72 242 72 180 288 81 575 0 575 207 0 287 0" draw:type="mso-spt100" draw:enhanced-path="M 287 0 C 475 575 475 575 475 575 C 395 575 395 575 395 575 C 305 297 305 297 305 297 C 278 216 260 144 242 72 C 242 72 242 72 242 72 C 225 144 198 216 180 288 C 81 575 81 575 81 575 C 0 575 0 575 0 575 C 207 0 207 0 207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5-575"/>
              <draw:equation draw:name="f22" draw:formula="305-297"/>
              <draw:equation draw:name="f23" draw:formula="242-72"/>
              <draw:equation draw:name="f24" draw:formula="242-72"/>
              <draw:equation draw:name="f25" draw:formula="180-288"/>
              <draw:equation draw:name="f26" draw:formula="81-575"/>
              <draw:equation draw:name="f27" draw:formula="-575"/>
              <draw:equation draw:name="f28" draw:formula="207"/>
            </draw:enhanced-geometry>
          </draw:custom-shape>
          <draw:custom-shape draw:name="Freeform 44" draw:style-name="gr17" draw:text-style-name="P6" draw:layer="layout" svg:width="0.07cm" svg:height="0.094cm" svg:x="4.86cm" svg:y="11.576cm">
            <text:p/>
            <draw:enhanced-geometry svg:viewBox="0 0 475 575" draw:extrusion-allowed="true" draw:text-areas="0 0 475 575" draw:glue-points="287 0 475 575 395 575 305 297 242 72 242 72 171 288 72 575 0 575 207 0 287 0" draw:type="mso-spt100" draw:enhanced-path="M 287 0 C 475 575 475 575 475 575 C 395 575 395 575 395 575 C 305 297 305 297 305 297 C 278 216 260 144 242 72 C 242 72 242 72 242 72 C 225 144 198 216 171 288 C 72 575 72 575 72 575 C 0 575 0 575 0 575 C 207 0 207 0 207 0 L 287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07"/>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287)/(pi/180)"/>
              <draw:equation draw:name="f20" draw:formula="475-575"/>
              <draw:equation draw:name="f21" draw:formula="395-575"/>
              <draw:equation draw:name="f22" draw:formula="305-297"/>
              <draw:equation draw:name="f23" draw:formula="242-72"/>
              <draw:equation draw:name="f24" draw:formula="242-72"/>
              <draw:equation draw:name="f25" draw:formula="171-288"/>
              <draw:equation draw:name="f26" draw:formula="72-575"/>
              <draw:equation draw:name="f27" draw:formula="-575"/>
              <draw:equation draw:name="f28" draw:formula="207"/>
            </draw:enhanced-geometry>
          </draw:custom-shape>
          <draw:custom-shape draw:name="Freeform 45" draw:style-name="gr17" draw:text-style-name="P6" draw:layer="layout" svg:width="0.073cm" svg:height="0.094cm" svg:x="4.786cm" svg:y="11.576cm">
            <text:p/>
            <draw:enhanced-geometry svg:viewBox="0 0 492 575" draw:extrusion-allowed="true" draw:text-areas="0 0 492 575" draw:glue-points="301 0 492 575 410 575 319 297 255 72 255 72 183 288 82 575 0 575 219 0 301 0" draw:type="mso-spt100" draw:enhanced-path="M 301 0 C 492 575 492 575 492 575 C 410 575 410 575 410 575 C 319 297 319 297 319 297 C 292 216 274 144 255 72 C 255 72 255 72 255 72 C 237 144 210 216 183 288 C 82 575 82 575 82 575 C 0 575 0 575 0 575 C 219 0 219 0 219 0 L 30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75-575"/>
              <draw:equation draw:name="f12" draw:formula="575+219"/>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301)/(pi/180)"/>
              <draw:equation draw:name="f20" draw:formula="492-575"/>
              <draw:equation draw:name="f21" draw:formula="410-575"/>
              <draw:equation draw:name="f22" draw:formula="319-297"/>
              <draw:equation draw:name="f23" draw:formula="255-72"/>
              <draw:equation draw:name="f24" draw:formula="255-72"/>
              <draw:equation draw:name="f25" draw:formula="183-288"/>
              <draw:equation draw:name="f26" draw:formula="82-575"/>
              <draw:equation draw:name="f27" draw:formula="-575"/>
              <draw:equation draw:name="f28" draw:formula="219"/>
            </draw:enhanced-geometry>
          </draw:custom-shape>
          <draw:custom-shape draw:name="Freeform 46" draw:style-name="gr17" draw:text-style-name="P6" draw:layer="layout" svg:width="0.07cm" svg:height="0.102cm" svg:x="4.699cm" svg:y="11.568cm">
            <text:p/>
            <draw:enhanced-geometry svg:viewBox="0 0 475 625" draw:extrusion-allowed="true" draw:text-areas="0 0 475 625" draw:glue-points="394 9 475 625 394 607 358 308 331 82 331 82 233 281 80 553 0 535 313 0 394 9" draw:type="mso-spt100" draw:enhanced-path="M 394 9 C 475 625 475 625 475 625 C 394 607 394 607 394 607 C 358 308 358 308 358 308 C 349 227 340 154 331 82 C 331 82 331 82 331 82 C 305 145 269 208 233 281 C 80 553 80 553 80 553 C 0 535 0 535 0 535 C 313 0 313 0 313 0 L 394 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535-535"/>
              <draw:equation draw:name="f12" draw:formula="535+313"/>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394)/(pi/180)"/>
              <draw:equation draw:name="f20" draw:formula="475-625"/>
              <draw:equation draw:name="f21" draw:formula="394-607"/>
              <draw:equation draw:name="f22" draw:formula="358-308"/>
              <draw:equation draw:name="f23" draw:formula="331-82"/>
              <draw:equation draw:name="f24" draw:formula="331-82"/>
              <draw:equation draw:name="f25" draw:formula="233-281"/>
              <draw:equation draw:name="f26" draw:formula="80-553"/>
              <draw:equation draw:name="f27" draw:formula="-535"/>
              <draw:equation draw:name="f28" draw:formula="313"/>
            </draw:enhanced-geometry>
          </draw:custom-shape>
          <draw:custom-shape draw:name="Freeform 47" draw:style-name="gr17" draw:text-style-name="P6" draw:layer="layout" svg:width="0.074cm" svg:height="0.104cm" svg:x="4.613cm" svg:y="11.543cm">
            <text:p/>
            <draw:enhanced-geometry svg:viewBox="0 0 500 633" draw:extrusion-allowed="true" draw:text-areas="0 0 500 633" draw:glue-points="500 27 438 633 367 598 402 303 429 80 429 80 277 250 81 473 0 446 420 0 500 27" draw:type="mso-spt100" draw:enhanced-path="M 500 27 C 438 633 438 633 438 633 C 367 598 367 598 367 598 C 402 303 402 303 402 303 C 411 223 420 152 429 80 C 429 80 429 80 429 80 C 384 134 331 196 277 250 C 81 473 81 473 81 473 C 0 446 0 446 0 446 C 420 0 420 0 420 0 L 500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196*196-134*134)"/>
              <draw:equation draw:name="f9" draw:formula=""/>
              <draw:equation draw:name="f10" draw:formula=""/>
              <draw:equation draw:name="f11" draw:formula="446-446"/>
              <draw:equation draw:name="f12" draw:formula="446+420"/>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500)/(pi/180)"/>
              <draw:equation draw:name="f20" draw:formula="438-633"/>
              <draw:equation draw:name="f21" draw:formula="367-598"/>
              <draw:equation draw:name="f22" draw:formula="402-303"/>
              <draw:equation draw:name="f23" draw:formula="429-80"/>
              <draw:equation draw:name="f24" draw:formula="429-80"/>
              <draw:equation draw:name="f25" draw:formula="277-250"/>
              <draw:equation draw:name="f26" draw:formula="81-473"/>
              <draw:equation draw:name="f27" draw:formula="-446"/>
              <draw:equation draw:name="f28" draw:formula="420"/>
            </draw:enhanced-geometry>
          </draw:custom-shape>
          <draw:custom-shape draw:name="Freeform 48" draw:style-name="gr17" draw:text-style-name="P6" draw:layer="layout" svg:width="0.087cm" svg:height="0.104cm" svg:x="4.537cm" svg:y="11.499cm">
            <text:p/>
            <draw:enhanced-geometry svg:viewBox="0 0 591 634" draw:extrusion-allowed="true" draw:text-areas="0 0 591 634" draw:glue-points="591 55 382 634 318 580 419 299 510 82 510 82 318 218 64 390 0 335 528 0 591 55" draw:type="mso-spt100" draw:enhanced-path="M 591 55 C 382 634 382 634 382 634 C 318 580 318 580 318 580 C 419 299 419 299 419 299 C 455 218 473 154 510 82 C 510 82 510 82 510 82 C 455 127 382 172 318 218 C 64 390 64 390 64 390 C 0 335 0 335 0 335 C 528 0 528 0 528 0 L 591 5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335-335"/>
              <draw:equation draw:name="f12" draw:formula="335+528"/>
              <draw:equation draw:name="f13" draw:formula="0*tan(528)"/>
              <draw:equation draw:name="f14" draw:formula=""/>
              <draw:equation draw:name="f15" draw:formula="(16384+8193)/2"/>
              <draw:equation draw:name="f16" draw:formula="*8193/8193"/>
              <draw:equation draw:name="f17" draw:formula="*8193"/>
              <draw:equation draw:name="f18" draw:formula="*/12"/>
              <draw:equation draw:name="f19" draw:formula="atan2(0,591)/(pi/180)"/>
              <draw:equation draw:name="f20" draw:formula="382-634"/>
              <draw:equation draw:name="f21" draw:formula="318-580"/>
              <draw:equation draw:name="f22" draw:formula="419-299"/>
              <draw:equation draw:name="f23" draw:formula="510-82"/>
              <draw:equation draw:name="f24" draw:formula="510-82"/>
              <draw:equation draw:name="f25" draw:formula="318-218"/>
              <draw:equation draw:name="f26" draw:formula="64-390"/>
              <draw:equation draw:name="f27" draw:formula="-335"/>
              <draw:equation draw:name="f28" draw:formula="528"/>
            </draw:enhanced-geometry>
          </draw:custom-shape>
          <draw:custom-shape draw:name="Freeform 49" draw:style-name="gr17" draw:text-style-name="P6" draw:layer="layout" svg:width="0.095cm" svg:height="0.093cm" svg:x="4.475cm" svg:y="11.442cm">
            <text:p/>
            <draw:enhanced-geometry svg:viewBox="0 0 634 567" draw:extrusion-allowed="true" draw:text-areas="0 0 634 567" draw:glue-points="634 71 286 567 241 496 411 257 545 80 545 80 331 160 45 248 0 186 589 0 634 71" draw:type="mso-spt100" draw:enhanced-path="M 634 71 C 286 567 286 567 286 567 C 241 496 241 496 241 496 C 411 257 411 257 411 257 C 455 195 500 133 545 80 C 545 80 545 80 545 80 C 482 107 411 133 331 160 C 45 248 45 248 45 248 C 0 186 0 186 0 186 C 589 0 589 0 589 0 L 634 7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86-186"/>
              <draw:equation draw:name="f12" draw:formula="186+589"/>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634)/(pi/180)"/>
              <draw:equation draw:name="f20" draw:formula="286-567"/>
              <draw:equation draw:name="f21" draw:formula="241-496"/>
              <draw:equation draw:name="f22" draw:formula="411-257"/>
              <draw:equation draw:name="f23" draw:formula="545-80"/>
              <draw:equation draw:name="f24" draw:formula="545-80"/>
              <draw:equation draw:name="f25" draw:formula="331-160"/>
              <draw:equation draw:name="f26" draw:formula="45-248"/>
              <draw:equation draw:name="f27" draw:formula="-186"/>
              <draw:equation draw:name="f28" draw:formula="589"/>
            </draw:enhanced-geometry>
          </draw:custom-shape>
          <draw:custom-shape draw:name="Freeform 50" draw:style-name="gr17" draw:text-style-name="P6" draw:layer="layout" svg:width="0.095cm" svg:height="0.074cm" svg:x="4.438cm" svg:y="11.369cm">
            <text:p/>
            <draw:enhanced-geometry svg:viewBox="0 0 642 450" draw:extrusion-allowed="true" draw:text-areas="0 0 642 450" draw:glue-points="642 79 163 450 136 370 371 194 560 62 560 62 325 70 27 79 0 0 615 9 642 79" draw:type="mso-spt100" draw:enhanced-path="M 642 79 C 163 450 163 450 163 450 C 136 370 136 370 136 370 C 371 194 371 194 371 194 C 443 150 497 106 560 62 C 560 62 560 62 560 62 C 488 70 407 70 325 70 C 27 79 27 79 27 79 C 0 0 0 0 0 0 C 615 9 615 9 615 9 L 642 79 Z N">
              <draw:equation draw:name="f0" draw:formula="-(sin(450*(pi/180))*(79-10800)-cos(450*(pi/180))*(163-10800))+108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615-9"/>
              <draw:equation draw:name="f13" draw:formula=""/>
              <draw:equation draw:name="f14" draw:formula="-(sin(16*(pi/180))*(79-10800)-cos(16*(pi/180))*(13-10800))+10800"/>
              <draw:equation draw:name="f15" draw:formula="(16384+8193)/2"/>
              <draw:equation draw:name="f16" draw:formula="*8193/8193"/>
              <draw:equation draw:name="f17" draw:formula="*8193"/>
              <draw:equation draw:name="f18" draw:formula="*/12"/>
              <draw:equation draw:name="f19" draw:formula="atan2(0,642)/(pi/180)"/>
              <draw:equation draw:name="f20" draw:formula="163-450"/>
              <draw:equation draw:name="f21" draw:formula="136-370"/>
              <draw:equation draw:name="f22" draw:formula="371-194"/>
              <draw:equation draw:name="f23" draw:formula="560-62"/>
              <draw:equation draw:name="f24" draw:formula="560-62"/>
              <draw:equation draw:name="f25" draw:formula="325-70"/>
              <draw:equation draw:name="f26" draw:formula="27-79"/>
              <draw:equation draw:name="f27" draw:formula=""/>
              <draw:equation draw:name="f28" draw:formula="615-9"/>
            </draw:enhanced-geometry>
          </draw:custom-shape>
          <draw:custom-shape draw:name="Freeform 51" draw:style-name="gr17" draw:text-style-name="P6" draw:layer="layout" svg:width="0.087cm" svg:height="0.081cm" svg:x="4.431cm" svg:y="11.256cm">
            <text:p/>
            <draw:enhanced-geometry svg:viewBox="0 0 584 492" draw:extrusion-allowed="true" draw:text-areas="0 0 584 492" draw:glue-points="584 291 9 492 9 410 288 310 503 246 503 246 288 182 0 82 0 0 584 200 584 291" draw:type="mso-spt100" draw:enhanced-path="M 584 291 C 9 492 9 492 9 492 C 9 410 9 410 9 410 C 288 310 288 310 288 310 C 368 282 440 264 503 246 C 503 246 503 246 503 246 C 440 228 368 200 288 182 C 0 82 0 82 0 82 C 0 0 0 0 0 0 C 584 200 584 200 584 200 L 584 291 Z N">
              <draw:equation draw:name="f0" draw:formula=""/>
              <draw:equation draw:name="f1" draw:formula="492*sin(9*(pi/180))"/>
              <draw:equation draw:name="f2" draw:formula="410*sin(9*(pi/180))"/>
              <draw:equation draw:name="f3" draw:formula="410*sin(288*(pi/180))"/>
              <draw:equation draw:name="f4" draw:formula=""/>
              <draw:equation draw:name="f5" draw:formula=""/>
              <draw:equation draw:name="f6" draw:formula=""/>
              <draw:equation draw:name="f7" draw:formula=""/>
              <draw:equation draw:name="f8" draw:formula=""/>
              <draw:equation draw:name="f9" draw:formula=""/>
              <draw:equation draw:name="f10" draw:formula="82-82"/>
              <draw:equation draw:name="f11" draw:formula=""/>
              <draw:equation draw:name="f12" draw:formula="584-200"/>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584)/(pi/180)"/>
              <draw:equation draw:name="f20" draw:formula="9-492"/>
              <draw:equation draw:name="f21" draw:formula="9-410"/>
              <draw:equation draw:name="f22" draw:formula="288-310"/>
              <draw:equation draw:name="f23" draw:formula="503-246"/>
              <draw:equation draw:name="f24" draw:formula="503-246"/>
              <draw:equation draw:name="f25" draw:formula="288-182"/>
              <draw:equation draw:name="f26" draw:formula="-82"/>
              <draw:equation draw:name="f27" draw:formula=""/>
              <draw:equation draw:name="f28" draw:formula="584-200"/>
            </draw:enhanced-geometry>
          </draw:custom-shape>
          <draw:custom-shape draw:name="Freeform 52" draw:style-name="gr17" draw:text-style-name="P6" draw:layer="layout" svg:width="0.092cm" svg:height="0.077cm" svg:x="4.438cm" svg:y="11.146cm">
            <text:p/>
            <draw:enhanced-geometry svg:viewBox="0 0 1250 934" draw:extrusion-allowed="true" draw:text-areas="0 0 1250 934" draw:glue-points="1214 934 0 934 36 787 643 787 1089 806 1089 806 714 531 232 165 286 0 1250 769 1214 934" draw:type="mso-spt100" draw:enhanced-path="M 1214 934 C 0 934 0 934 0 934 C 36 787 36 787 36 787 C 643 787 643 787 643 787 C 803 787 946 787 1089 806 C 1089 806 1089 806 1089 806 C 964 714 839 623 714 531 C 232 165 232 165 232 165 C 286 0 286 0 286 0 C 1250 769 1250 769 1250 769 L 1214 934 Z N">
              <draw:equation draw:name="f0" draw:formula=""/>
              <draw:equation draw:name="f1" draw:formula="934-934"/>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1214)/(pi/180)"/>
              <draw:equation draw:name="f20" draw:formula="-934"/>
              <draw:equation draw:name="f21" draw:formula="36-787"/>
              <draw:equation draw:name="f22" draw:formula="643-787"/>
              <draw:equation draw:name="f23" draw:formula="1089-806"/>
              <draw:equation draw:name="f24" draw:formula="1089-806"/>
              <draw:equation draw:name="f25" draw:formula="714-531"/>
              <draw:equation draw:name="f26" draw:formula="232-165"/>
              <draw:equation draw:name="f27" draw:formula="286"/>
              <draw:equation draw:name="f28" draw:formula="1250-769"/>
            </draw:enhanced-geometry>
          </draw:custom-shape>
          <draw:custom-shape draw:name="Freeform 53" draw:style-name="gr17" draw:text-style-name="P6" draw:layer="layout" svg:width="0.095cm" svg:height="0.094cm" svg:x="4.471cm" svg:y="11.055cm">
            <text:p/>
            <draw:enhanced-geometry svg:viewBox="0 0 1283 1150" draw:extrusion-allowed="true" draw:text-areas="0 0 1283 1150" draw:glue-points="1175 1150 0 790 108 647 669 844 1102 988 1102 988 831 629 470 144 560 0 1283 1024 1175 1150" draw:type="mso-spt100" draw:enhanced-path="M 1175 1150 C 0 790 0 790 0 790 C 108 647 108 647 108 647 C 669 844 669 844 669 844 C 831 898 976 934 1102 988 C 1102 988 1102 988 1102 988 C 1012 880 922 754 831 629 C 470 144 470 144 470 144 C 560 0 560 0 560 0 C 1283 1024 1283 1024 1283 1024 L 1175 1150 Z N">
              <draw:equation draw:name="f0" draw:formula=""/>
              <draw:equation draw:name="f1" draw:formula="790-790"/>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bs(1024)"/>
              <draw:equation draw:name="f14" draw:formula=""/>
              <draw:equation draw:name="f15" draw:formula="(16384+8193)/2"/>
              <draw:equation draw:name="f16" draw:formula="*8193/8193"/>
              <draw:equation draw:name="f17" draw:formula="*8193"/>
              <draw:equation draw:name="f18" draw:formula="*/12"/>
              <draw:equation draw:name="f19" draw:formula="atan2(0,1175)/(pi/180)"/>
              <draw:equation draw:name="f20" draw:formula="-790"/>
              <draw:equation draw:name="f21" draw:formula="108-647"/>
              <draw:equation draw:name="f22" draw:formula="669-844"/>
              <draw:equation draw:name="f23" draw:formula="1102-988"/>
              <draw:equation draw:name="f24" draw:formula="1102-988"/>
              <draw:equation draw:name="f25" draw:formula="831-629"/>
              <draw:equation draw:name="f26" draw:formula="470-144"/>
              <draw:equation draw:name="f27" draw:formula="560"/>
              <draw:equation draw:name="f28" draw:formula="1283-1024"/>
            </draw:enhanced-geometry>
          </draw:custom-shape>
          <draw:custom-shape draw:name="Freeform 54" draw:style-name="gr17" draw:text-style-name="P6" draw:layer="layout" svg:width="0.087cm" svg:height="0.104cm" svg:x="4.53cm" svg:y="10.985cm">
            <text:p/>
            <draw:enhanced-geometry svg:viewBox="0 0 1150 1266" draw:extrusion-allowed="true" draw:text-areas="0 0 1150 1266" draw:glue-points="1025 1266 0 589 126 499 629 820 989 1088 1007 1088 827 660 629 107 755 0 1150 1159 1025 1266" draw:type="mso-spt100" draw:enhanced-path="M 1025 1266 C 0 589 0 589 0 589 C 126 499 126 499 126 499 C 629 820 629 820 629 820 C 773 910 881 999 989 1088 C 1007 1088 1007 1088 1007 1088 C 935 963 881 820 827 660 C 629 107 629 107 629 107 C 755 0 755 0 755 0 C 1150 1159 1150 1159 1150 1159 L 1025 1266 Z N">
              <draw:equation draw:name="f0" draw:formula="1266*0/589"/>
              <draw:equation draw:name="f1" draw:formula="589-589"/>
              <draw:equation draw:name="f2" draw:formula=""/>
              <draw:equation draw:name="f3" draw:formula=""/>
              <draw:equation draw:name="f4" draw:formula=""/>
              <draw:equation draw:name="f5" draw:formula="max(910,881)"/>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266*13/16"/>
              <draw:equation draw:name="f15" draw:formula="(16384+8193)/2"/>
              <draw:equation draw:name="f16" draw:formula="*8193/8193"/>
              <draw:equation draw:name="f17" draw:formula="*8193"/>
              <draw:equation draw:name="f18" draw:formula="*/12"/>
              <draw:equation draw:name="f19" draw:formula="atan2(0,1025)/(pi/180)"/>
              <draw:equation draw:name="f20" draw:formula="-589"/>
              <draw:equation draw:name="f21" draw:formula="126-499"/>
              <draw:equation draw:name="f22" draw:formula="629-820"/>
              <draw:equation draw:name="f23" draw:formula="989-1088"/>
              <draw:equation draw:name="f24" draw:formula="1007-1088"/>
              <draw:equation draw:name="f25" draw:formula="827-660"/>
              <draw:equation draw:name="f26" draw:formula="629-107"/>
              <draw:equation draw:name="f27" draw:formula="755"/>
              <draw:equation draw:name="f28" draw:formula="1150-1159"/>
            </draw:enhanced-geometry>
          </draw:custom-shape>
          <draw:custom-shape draw:name="Freeform 55" draw:style-name="gr17" draw:text-style-name="P6" draw:layer="layout" svg:width="0.073cm" svg:height="0.107cm" svg:x="4.607cm" svg:y="10.938cm">
            <text:p/>
            <draw:enhanced-geometry svg:viewBox="0 0 500 650" draw:extrusion-allowed="true" draw:text-areas="0 0 500 650" draw:glue-points="418 650 0 198 73 162 282 388 427 560 427 560 400 334 363 27 445 0 500 614 418 650" draw:type="mso-spt100" draw:enhanced-path="M 418 650 C 0 198 0 198 0 198 C 73 162 73 162 73 162 C 282 388 282 388 282 388 C 336 451 382 505 427 560 C 427 560 427 560 427 560 C 418 487 409 415 400 334 C 363 27 363 27 363 27 C 445 0 445 0 445 0 C 500 614 500 614 500 614 L 418 650 Z N">
              <draw:equation draw:name="f0" draw:formula=""/>
              <draw:equation draw:name="f1" draw:formula="198-198"/>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418)/(pi/180)"/>
              <draw:equation draw:name="f20" draw:formula="-198"/>
              <draw:equation draw:name="f21" draw:formula="73-162"/>
              <draw:equation draw:name="f22" draw:formula="282-388"/>
              <draw:equation draw:name="f23" draw:formula="427-560"/>
              <draw:equation draw:name="f24" draw:formula="427-560"/>
              <draw:equation draw:name="f25" draw:formula="400-334"/>
              <draw:equation draw:name="f26" draw:formula="363-27"/>
              <draw:equation draw:name="f27" draw:formula="445"/>
              <draw:equation draw:name="f28" draw:formula="500-614"/>
            </draw:enhanced-geometry>
          </draw:custom-shape>
          <draw:custom-shape draw:name="Freeform 56" draw:style-name="gr17" draw:text-style-name="P6" draw:layer="layout" svg:width="0.071cm" svg:height="0.104cm" svg:x="4.692cm" svg:y="10.915cm">
            <text:p/>
            <draw:enhanced-geometry svg:viewBox="0 0 483 633" draw:extrusion-allowed="true" draw:text-areas="0 0 483 633" draw:glue-points="310 633 0 100 82 82 228 344 337 543 337 543 365 317 401 18 483 0 392 615 310 633" draw:type="mso-spt100" draw:enhanced-path="M 310 633 C 0 100 0 100 0 100 C 82 82 82 82 82 82 C 228 344 228 344 228 344 C 273 416 310 480 337 543 C 337 543 337 543 337 543 C 346 471 355 398 365 317 C 401 18 401 18 401 18 C 483 0 483 0 483 0 C 392 615 392 615 392 615 L 310 633 Z N">
              <draw:equation draw:name="f0" draw:formula=""/>
              <draw:equation draw:name="f1" draw:formula="100-100"/>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384+8193)/2"/>
              <draw:equation draw:name="f16" draw:formula="*8193/8193"/>
              <draw:equation draw:name="f17" draw:formula="*8193"/>
              <draw:equation draw:name="f18" draw:formula="*/12"/>
              <draw:equation draw:name="f19" draw:formula="atan2(0,310)/(pi/180)"/>
              <draw:equation draw:name="f20" draw:formula="-100"/>
              <draw:equation draw:name="f21" draw:formula="82-82"/>
              <draw:equation draw:name="f22" draw:formula="228-344"/>
              <draw:equation draw:name="f23" draw:formula="337-543"/>
              <draw:equation draw:name="f24" draw:formula="337-543"/>
              <draw:equation draw:name="f25" draw:formula="365-317"/>
              <draw:equation draw:name="f26" draw:formula="401-18"/>
              <draw:equation draw:name="f27" draw:formula="483"/>
              <draw:equation draw:name="f28" draw:formula="392-615"/>
            </draw:enhanced-geometry>
          </draw:custom-shape>
          <draw:custom-shape draw:name="Freeform 57" draw:style-name="gr17" draw:text-style-name="P6" draw:layer="layout" svg:width="0.07cm" svg:height="0.094cm" svg:x="4.783cm" svg:y="10.914cm">
            <text:p/>
            <draw:enhanced-geometry svg:viewBox="0 0 475 575" draw:extrusion-allowed="true" draw:text-areas="0 0 475 575" draw:glue-points="189 575 0 0 81 0 171 278 233 503 233 503 296 287 395 0 475 0 269 575 189 575" draw:type="mso-spt100" draw:enhanced-path="M 189 575 C 0 0 0 0 0 0 C 81 0 81 0 81 0 C 171 278 171 278 171 278 C 189 359 216 431 233 503 C 233 503 233 503 233 503 C 251 431 269 359 296 287 C 395 0 395 0 395 0 C 475 0 475 0 475 0 C 269 575 269 575 269 575 L 189 57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sqrt(575)"/>
              <draw:equation draw:name="f14" draw:formula=""/>
              <draw:equation draw:name="f15" draw:formula="(16384+8193)/2"/>
              <draw:equation draw:name="f16" draw:formula="*8193/8193"/>
              <draw:equation draw:name="f17" draw:formula="*8193"/>
              <draw:equation draw:name="f18" draw:formula="*/12"/>
              <draw:equation draw:name="f19" draw:formula="atan2(0,189)/(pi/180)"/>
              <draw:equation draw:name="f20" draw:formula=""/>
              <draw:equation draw:name="f21" draw:formula="81"/>
              <draw:equation draw:name="f22" draw:formula="171-278"/>
              <draw:equation draw:name="f23" draw:formula="233-503"/>
              <draw:equation draw:name="f24" draw:formula="233-503"/>
              <draw:equation draw:name="f25" draw:formula="296-287"/>
              <draw:equation draw:name="f26" draw:formula="395"/>
              <draw:equation draw:name="f27" draw:formula="475"/>
              <draw:equation draw:name="f28" draw:formula="269-575"/>
            </draw:enhanced-geometry>
          </draw:custom-shape>
          <draw:custom-shape draw:name="Freeform 58" draw:style-name="gr18" draw:text-style-name="P7" draw:layer="layout" svg:width="1.618cm" svg:height="0.59cm" svg:x="4.508cm" svg:y="10.997cm">
            <text:p/>
            <draw:enhanced-geometry svg:viewBox="0 0 10950 3592" draw:extrusion-allowed="true" draw:text-areas="0 0 10950 3592" draw:glue-points="1796 0 0 1796 1796 3592 9155 3592 10950 1796 9155 0 1796 0" draw:type="mso-spt100" draw:enhanced-path="M 1796 0 C 804 0 0 804 0 1796 C 0 2788 804 3592 1796 3592 L 9155 3592 C 10146 3592 10950 2788 10950 1796 C 10950 804 10146 0 9155 0 L 1796 0 Z N">
              <draw:equation draw:name="f0" draw:formula="min(0,804)"/>
              <draw:equation draw:name="f1" draw:formula="804-1796"/>
              <draw:equation draw:name="f2" draw:formula="2788+804-3592"/>
              <draw:equation draw:name="f3" draw:formula="min(3592,9155)"/>
              <draw:equation draw:name="f4" draw:formula=""/>
              <draw:equation draw:name="f5" draw:formula=""/>
              <draw:equation draw:name="f6" draw:formula=""/>
              <draw:equation draw:name="f7" draw:formula="min(0,9)"/>
              <draw:equation draw:name="f8" draw:formula="(16384+8193)/2"/>
              <draw:equation draw:name="f9" draw:formula="8193*8193"/>
              <draw:equation draw:name="f10" draw:formula="*/8"/>
              <draw:equation draw:name="f11" draw:formula="atan2(0,1796)/(pi/180)"/>
              <draw:equation draw:name="f12" draw:formula="-1796"/>
              <draw:equation draw:name="f13" draw:formula="1796-3592"/>
              <draw:equation draw:name="f14" draw:formula="9155-3592"/>
            </draw:enhanced-geometry>
          </draw:custom-shape>
        </draw:g>
        <draw:g draw:name="Group 70">
          <draw:custom-shape draw:name="Freeform 64" draw:style-name="gr19" draw:text-style-name="P7" draw:layer="layout" svg:width="2.032cm" svg:height="0.989cm" svg:x="6.35cm" svg:y="10.695cm">
            <text:p/>
            <draw:enhanced-geometry svg:viewBox="0 0 1436 835" draw:extrusion-allowed="true" draw:text-areas="0 0 1436 835" draw:glue-points="976 443 854 387 1091 411 1223 327 863 376 784 220 868 88 763 232 743 143 702 171 614 160 643 15 600 204 525 84 534 128 442 159 433 10 440 205 334 70 310 110 243 205 134 93 267 244 127 247 169 297 139 430 7 431 198 434 71 569 119 568 227 648 157 748 265 595 315 739 342 690 456 698 457 826 461 633 566 764 554 707 665 676 698 814 661 625 772 728 744 688 789 587 838 753 814 598 908 449 1404 438" draw:type="mso-spt100" draw:enhanced-path="M 1407 431 C 1377 429 1281 417 1228 425 C 1174 434 1128 481 1086 484 C 1045 487 1006 451 976 443 C 946 436 927 443 908 440 C 890 437 879 429 865 427 C 861 427 858 426 854 426 C 855 413 854 400 854 387 C 858 386 862 386 866 386 C 881 386 897 404 913 395 C 929 386 930 330 960 333 C 990 335 1046 411 1091 411 C 1136 411 1193 347 1231 333 C 1270 319 1307 329 1322 327 C 1338 325 1341 320 1324 320 C 1308 320 1262 313 1223 327 C 1184 341 1135 404 1091 403 C 1047 403 989 326 959 322 C 928 319 924 374 909 383 C 893 392 878 376 863 376 C 860 376 856 376 853 376 C 847 320 827 270 793 247 C 787 243 781 240 773 236 C 777 230 781 224 784 220 C 796 204 807 197 818 188 C 829 178 841 176 851 160 C 861 144 873 104 876 92 C 879 80 874 78 868 88 C 863 99 853 138 843 154 C 833 169 817 174 806 184 C 795 194 787 198 776 213 C 772 218 768 225 763 232 C 741 224 712 218 680 213 C 682 208 684 204 686 201 C 696 187 705 180 715 170 C 725 161 736 157 743 143 C 750 130 756 98 757 90 C 758 81 752 81 748 89 C 745 98 742 127 734 141 C 726 154 712 161 702 171 C 693 180 686 185 677 198 C 675 202 672 206 669 211 C 651 209 631 207 611 205 C 613 196 613 177 614 160 C 615 141 613 111 617 95 C 621 79 634 75 639 63 C 644 50 649 27 650 19 C 650 11 647 7 643 15 C 640 22 636 50 630 63 C 624 75 611 75 607 91 C 603 107 606 138 605 157 C 603 175 599 195 600 204 C 580 203 559 202 539 202 C 537 190 536 178 536 169 C 537 150 547 138 545 124 C 544 110 527 103 525 84 C 524 66 537 24 538 12 C 539 0 533 1 530 14 C 526 26 514 66 515 85 C 516 104 532 114 534 128 C 535 141 526 150 526 169 C 526 177 526 189 527 202 C 502 202 476 203 452 204 C 451 195 442 177 442 159 C 442 138 451 102 451 86 C 451 69 443 70 441 58 C 440 46 441 21 440 13 C 439 5 434 2 433 10 C 431 18 431 48 432 60 C 433 73 441 70 441 86 C 441 103 432 138 432 158 C 432 177 436 196 440 205 C 410 207 382 210 357 215 C 355 202 344 171 338 153 C 332 135 321 121 320 107 C 319 93 332 83 334 70 C 335 57 331 33 329 26 C 327 18 322 15 321 23 C 320 31 327 58 325 73 C 324 87 309 95 310 110 C 310 124 324 144 330 162 C 335 179 341 206 346 217 C 318 222 294 229 277 238 C 265 227 250 214 243 205 C 230 190 230 174 219 165 C 209 156 191 162 178 149 C 165 136 146 96 139 87 C 132 78 129 82 134 93 C 140 105 158 143 171 157 C 184 170 202 167 213 176 C 224 185 223 198 235 212 C 242 221 255 233 267 244 C 245 258 229 282 217 312 C 214 311 212 310 209 309 C 191 302 183 295 169 285 C 156 274 145 252 127 247 C 109 242 73 251 61 254 C 50 256 50 261 60 262 C 70 263 106 251 124 257 C 142 263 155 287 169 297 C 183 307 188 312 205 319 C 208 320 211 321 214 322 C 204 352 198 387 198 422 C 187 422 156 429 139 430 C 121 430 108 427 92 428 C 77 429 61 436 47 436 C 33 435 15 425 9 424 C 2 423 0 428 7 431 C 13 435 35 446 49 446 C 63 447 73 437 88 436 C 103 434 119 440 138 439 C 156 439 186 436 198 434 C 199 457 202 480 207 501 C 197 507 174 528 160 537 C 145 547 133 553 118 559 C 104 564 84 563 71 569 C 59 575 48 592 44 598 C 40 604 40 609 46 605 C 51 601 65 582 77 576 C 89 570 105 573 119 568 C 133 562 148 555 164 546 C 178 536 201 520 210 512 C 219 545 235 573 256 589 C 249 601 237 633 227 648 C 215 664 196 675 188 685 C 181 696 186 704 180 713 C 174 723 156 737 152 743 C 148 748 151 753 157 748 C 163 744 182 726 189 716 C 195 707 188 703 197 691 C 206 679 231 661 243 645 C 254 630 262 606 265 595 C 285 606 315 615 352 622 C 351 632 350 642 348 648 C 344 667 335 676 330 691 C 324 706 318 720 315 739 C 313 757 313 792 315 803 C 316 813 321 814 323 803 C 324 792 321 756 324 737 C 328 718 336 704 342 690 C 348 676 354 669 358 651 C 360 644 361 634 363 624 C 390 628 419 631 450 632 C 450 646 457 680 456 698 C 455 718 444 737 443 750 C 442 764 450 766 451 779 C 452 790 449 815 450 823 C 451 831 455 835 457 826 C 459 819 461 789 460 777 C 460 764 452 765 453 750 C 454 735 467 707 468 688 C 469 669 464 644 461 633 C 489 634 518 635 547 634 C 549 645 550 657 550 665 C 551 685 540 695 543 711 C 545 728 564 745 566 764 C 568 783 555 813 554 823 C 554 833 558 835 562 826 C 566 817 578 791 577 771 C 575 751 557 724 554 707 C 552 689 561 684 561 665 C 561 657 560 645 558 633 C 590 632 621 630 649 627 C 652 636 662 657 665 676 C 668 695 664 728 667 743 C 670 759 677 757 681 769 C 685 780 687 805 690 813 C 693 820 698 823 698 814 C 698 807 693 777 690 765 C 686 753 679 756 677 741 C 675 726 679 694 676 674 C 673 656 666 635 661 625 C 681 622 699 619 716 615 C 720 624 724 632 726 639 C 733 660 726 682 734 697 C 742 712 765 713 772 728 C 780 744 777 778 779 788 C 782 798 787 798 788 789 C 788 779 792 749 784 732 C 777 715 752 705 744 688 C 737 671 744 650 737 631 C 735 625 732 619 729 612 C 752 606 771 599 784 590 C 786 589 788 588 789 587 C 790 588 791 589 792 590 C 805 607 826 622 833 639 C 839 657 829 674 830 693 C 831 712 835 743 838 753 C 840 763 845 763 846 754 C 847 744 842 716 842 697 C 842 677 851 653 846 637 C 841 620 828 615 814 598 C 810 593 804 586 799 579 C 830 549 849 494 853 437 C 858 437 862 437 865 437 C 880 439 890 447 908 449 C 926 452 944 445 974 452 C 1003 459 1042 495 1086 492 C 1129 489 1182 441 1235 432 C 1288 423 1376 438 1404 438 C 1433 438 1436 433 1407 431 Z N"/>
          </draw:custom-shape>
          <draw:custom-shape draw:name="Freeform 65" draw:style-name="gr20" draw:text-style-name="P8" draw:layer="layout" svg:width="0.897cm" svg:height="0.496cm" svg:x="6.646cm" svg:y="10.94cm">
            <text:p/>
            <draw:enhanced-geometry svg:viewBox="0 0 634 419" draw:extrusion-allowed="true" draw:text-areas="0 0 634 419" draw:glue-points="84 52 78 367 549 365 557 55 84 52" draw:type="mso-spt100" draw:enhanced-path="M 84 52 C 4 104 0 314 78 367 C 155 419 469 417 549 365 C 629 313 634 107 557 55 C 479 3 164 0 84 52 N">
              <draw:equation draw:name="f0" draw:formula=""/>
              <draw:equation draw:name="f1" draw:formula="314+78-367"/>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84,8)/(pi/180)"/>
              <draw:equation draw:name="f10" draw:formula=""/>
              <draw:equation draw:name="f11" draw:formula=""/>
              <draw:equation draw:name="f12" draw:formula=""/>
            </draw:enhanced-geometry>
          </draw:custom-shape>
          <draw:custom-shape draw:name="Freeform 66" draw:style-name="gr21" draw:text-style-name="P9" draw:layer="layout" svg:width="0.808cm" svg:height="0.445cm" svg:x="6.69cm" svg:y="10.969cm">
            <text:p/>
            <draw:enhanced-geometry svg:viewBox="0 0 571 376" draw:extrusion-allowed="true" draw:text-areas="0 0 571 376" draw:glue-points="75 47 70 329 494 328 501 49 75 47" draw:type="mso-spt100" draw:enhanced-path="M 75 47 C 4 93 0 282 70 329 C 140 376 422 374 494 328 C 566 281 571 96 501 49 C 431 2 147 0 75 47 N">
              <draw:equation draw:name="f0" draw:formula=""/>
              <draw:equation draw:name="f1" draw:formula="282+70-329"/>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75,8)/(pi/180)"/>
              <draw:equation draw:name="f10" draw:formula=""/>
              <draw:equation draw:name="f11" draw:formula=""/>
              <draw:equation draw:name="f12" draw:formula=""/>
            </draw:enhanced-geometry>
          </draw:custom-shape>
          <draw:custom-shape draw:name="Freeform 67" draw:style-name="gr22" draw:text-style-name="P10" draw:layer="layout" svg:width="0.727cm" svg:height="0.402cm" svg:x="6.731cm" svg:y="10.988cm">
            <text:p/>
            <draw:enhanced-geometry svg:viewBox="0 0 514 340" draw:extrusion-allowed="true" draw:text-areas="0 0 514 340" draw:glue-points="68 42 63 298 445 296 451 45 68 42" draw:type="mso-spt100" draw:enhanced-path="M 68 42 C 3 84 0 255 63 298 C 126 340 380 339 445 296 C 509 254 514 87 451 45 C 388 2 133 0 68 42 N">
              <draw:equation draw:name="f0" draw:formula=""/>
              <draw:equation draw:name="f1" draw:formula="255+63-298"/>
              <draw:equation draw:name="f2" draw:formula=""/>
              <draw:equation draw:name="f3" draw:formula=""/>
              <draw:equation draw:name="f4" draw:formula="(87+451)/2"/>
              <draw:equation draw:name="f5" draw:formula=""/>
              <draw:equation draw:name="f6" draw:formula=""/>
              <draw:equation draw:name="f7" draw:formula="(16384+8193)/2"/>
              <draw:equation draw:name="f8" draw:formula="*-32768/5"/>
              <draw:equation draw:name="f9" draw:formula="atan2(68,8)/(pi/180)"/>
              <draw:equation draw:name="f10" draw:formula=""/>
              <draw:equation draw:name="f11" draw:formula=""/>
              <draw:equation draw:name="f12" draw:formula=""/>
            </draw:enhanced-geometry>
          </draw:custom-shape>
          <draw:custom-shape draw:name="Freeform 68" draw:style-name="gr23" draw:text-style-name="P9" draw:layer="layout" svg:width="0.085cm" svg:height="0.041cm" svg:x="7.427cm" svg:y="11.136cm">
            <text:p/>
            <draw:enhanced-geometry svg:viewBox="0 0 142 83" draw:extrusion-allowed="true" draw:text-areas="0 0 142 83" draw:glue-points="137 0 100 2 100 26 38 33 36 9 0 14 8 83 43 76 41 54 102 47 107 71 142 69 137 0 137 0" draw:type="mso-spt100" draw:enhanced-path="M 137 0 L 100 2 L 100 26 L 38 33 L 36 9 L 0 14 L 8 83 L 43 76 L 41 54 L 102 47 L 107 71 L 142 69 L 137 0 L 137 0 Z N">
              <draw:equation draw:name="f0" draw:formula=""/>
              <draw:equation draw:name="f1" draw:formula=""/>
              <draw:equation draw:name="f2" draw:formula=""/>
              <draw:equation draw:name="f3" draw:formula="atan2(43,83)/(pi/180)"/>
              <draw:equation draw:name="f4" draw:formula=""/>
              <draw:equation draw:name="f5" draw:formula=""/>
              <draw:equation draw:name="f6" draw:formula=""/>
              <draw:equation draw:name="f7" draw:formula="16*tan(2)"/>
              <draw:equation draw:name="f8" draw:formula="1"/>
              <draw:equation draw:name="f9" draw:formula="1"/>
              <draw:equation draw:name="f10" draw:formula="1"/>
              <draw:equation draw:name="f11" draw:formula="24577*-32768/14"/>
              <draw:equation draw:name="f12" draw:formula="8*tan(137)"/>
              <draw:equation draw:name="f13" draw:formula="100"/>
            </draw:enhanced-geometry>
          </draw:custom-shape>
          <draw:custom-shape draw:name="Freeform 69" draw:style-name="gr23" draw:text-style-name="P9" draw:layer="layout" svg:width="0.085cm" svg:height="0.039cm" svg:x="7.427cm" svg:y="11.188cm">
            <text:p/>
            <draw:enhanced-geometry svg:viewBox="0 0 142 78" draw:extrusion-allowed="true" draw:text-areas="0 0 142 78" draw:glue-points="142 9 104 7 102 28 38 26 41 2 5 0 0 71 36 71 38 50 100 52 100 76 137 78 142 9 142 9" draw:type="mso-spt100" draw:enhanced-path="M 142 9 L 104 7 L 102 28 L 38 26 L 41 2 L 5 0 L 0 71 L 36 71 L 38 50 L 100 52 L 100 76 L 137 78 L 142 9 L 142 9 Z N">
              <draw:equation draw:name="f0" draw:formula=""/>
              <draw:equation draw:name="f1" draw:formula=""/>
              <draw:equation draw:name="f2" draw:formula=""/>
              <draw:equation draw:name="f3" draw:formula="71+36-71"/>
              <draw:equation draw:name="f4" draw:formula=""/>
              <draw:equation draw:name="f5" draw:formula=""/>
              <draw:equation draw:name="f6" draw:formula=""/>
              <draw:equation draw:name="f7" draw:formula="16*tan(2)"/>
              <draw:equation draw:name="f8" draw:formula="1"/>
              <draw:equation draw:name="f9" draw:formula="1"/>
              <draw:equation draw:name="f10" draw:formula="1"/>
              <draw:equation draw:name="f11" draw:formula="24577*-32768/14"/>
              <draw:equation draw:name="f12" draw:formula="8*tan(142)"/>
              <draw:equation draw:name="f13" draw:formula="0*sin(104*(pi/180))"/>
            </draw:enhanced-geometry>
          </draw:custom-shape>
        </draw:g>
        <draw:custom-shape draw:style-name="gr24" draw:text-style-name="P1" draw:layer="layout" svg:width="6.35cm" svg:height="10.414cm" svg:x="2.286cm" svg:y="2.032cm">
          <text:p/>
          <draw:enhanced-geometry svg:viewBox="0 0 21600 21600" draw:path-stretchpoint-x="10800" draw:path-stretchpoint-y="10800" draw:text-areas="?f3 ?f4 ?f5 ?f6" draw:type="round-rectangle" draw:modifiers="703.4235953715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2" draw:layer="layout" svg:width="7.366cm" svg:height="2.666cm" svg:x="2.54cm" svg:y="2.032cm">
          <draw:text-box>
            <text:p text:style-name="P11"><text:span text:style-name="T1">A</text:span><text:span text:style-name="T1">D</text:span><text:span text:style-name="T1">M</text:span><text:span text:style-name="T1">A</text:span><text:span text:style-name="T1">P</text:span><text:span text:style-name="T1">I</text:span><text:span text:style-name="T1">P</text:span><text:span text:style-name="T1">E</text:span></text:p>
            <text:p text:style-name="P11"><text:s/><text:span text:style-name="T2">A</text:span><text:span text:style-name="T3">n</text:span><text:span text:style-name="T3">c</text:span><text:span text:style-name="T3">i</text:span><text:span text:style-name="T3">e</text:span><text:span text:style-name="T3">n</text:span><text:span text:style-name="T3">t</text:span><text:span text:style-name="T3"> </text:span><text:span text:style-name="T2">D</text:span><text:span text:style-name="T3">n</text:span><text:span text:style-name="T3">a</text:span><text:span text:style-name="T3"> </text:span><text:span text:style-name="T2">M</text:span><text:span text:style-name="T3">e</text:span><text:span text:style-name="T3">t</text:span><text:span text:style-name="T3">a</text:span><text:span text:style-name="T3">g</text:span><text:span text:style-name="T3">e</text:span><text:span text:style-name="T3">n</text:span><text:span text:style-name="T3">o</text:span><text:span text:style-name="T3">m</text:span><text:span text:style-name="T3">i</text:span><text:span text:style-name="T3">c</text:span><text:span text:style-name="T3">s</text:span><text:span text:style-name="T3"> </text:span><text:span text:style-name="T2">A</text:span><text:span text:style-name="T3">n</text:span><text:span text:style-name="T3">a</text:span><text:span text:style-name="T3">l</text:span><text:span text:style-name="T3">y</text:span><text:span text:style-name="T3">s</text:span><text:span text:style-name="T3">i</text:span><text:span text:style-name="T3">s</text:span><text:span text:style-name="T3"> </text:span><text:span text:style-name="T2">P</text:span><text:span text:style-name="T2">I</text:span><text:span text:style-name="T2">P</text:span><text:span text:style-name="T2">E</text:span><text:span text:style-name="T3">l</text:span><text:span text:style-name="T3">i</text:span><text:span text:style-name="T3">n</text:span><text:span text:style-name="T3">e</text:span> </text:p>
          </draw:text-box>
        </draw:frame>
        <draw:custom-shape draw:style-name="gr26" draw:text-style-name="P13" draw:layer="layout" svg:width="0.254cm" svg:height="0.254cm" svg:x="4.064cm" svg:y="5.84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6" draw:text-style-name="P13" draw:layer="layout" svg:width="0.254cm" svg:height="0.254cm" svg:x="6.604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7"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30T16:18:53.288379647</meta:creation-date>
    <dc:date>2018-05-30T16:56:03.372138676</dc:date>
    <meta:editing-duration>PT8M44S</meta:editing-duration>
    <meta:editing-cycles>1</meta:editing-cycles>
    <meta:document-statistic meta:object-count="190"/>
    <meta:generator>LibreOffice/6.0.3.2$Linux_X86_64 LibreOffice_project/00m0$Build-2</meta:generator>
  </office:meta>
</office:document-meta>
</file>